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 svg:font-family="arial, sans-serif"/>
    <style:font-face style:name="palatino linotype" svg:font-family="'palatino linotype', 'new athena unicode', athena, gentium, code2000, serif"/>
    <style:font-face style:name="sans-serif" svg:font-family="sans-serif"/>
    <style:font-face style:name="Segoe UI" svg:font-family="'Segoe UI'"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ara_20_05">
      <style:paragraph-properties fo:text-align="center" style:justify-single-word="false"/>
    </style:style>
    <style:style style:name="P2" style:family="paragraph" style:parent-style-name="Para_20_05">
      <style:text-properties style:use-window-font-color="true"/>
    </style:style>
    <style:style style:name="P3" style:family="paragraph" style:parent-style-name="Para_20_05">
      <style:paragraph-properties fo:margin-left="0cm" fo:margin-right="2.54cm" fo:text-indent="0cm" style:auto-text-indent="false"/>
    </style:style>
    <style:style style:name="P4" style:family="paragraph" style:parent-style-name="Para_20_05">
      <style:paragraph-properties fo:margin-left="0cm" fo:margin-right="2.54cm" fo:text-indent="0cm" style:auto-text-indent="false"/>
      <style:text-properties style:use-window-font-color="true"/>
    </style:style>
    <style:style style:name="P5" style:family="paragraph" style:parent-style-name="Text_20_body">
      <style:text-properties style:use-window-font-color="true"/>
    </style:style>
    <style:style style:name="P6" style:family="paragraph" style:parent-style-name="Text_20_body">
      <style:text-properties style:use-window-font-color="true" style:text-underline-style="solid" style:text-underline-width="auto" style:text-underline-color="font-color"/>
    </style:style>
    <style:style style:name="P7" style:family="paragraph" style:parent-style-name="Text_20_body">
      <style:text-properties style:use-window-font-color="true" style:text-underline-style="none"/>
    </style:style>
    <style:style style:name="P8" style:family="paragraph" style:parent-style-name="Text_20_body">
      <style:text-properties style:use-window-font-color="true" fo:background-color="#ffffff"/>
    </style:style>
    <style:style style:name="P9" style:family="paragraph" style:parent-style-name="Text_20_body">
      <style:text-properties style:use-window-font-color="true" fo:font-weight="bold" style:font-weight-asian="bold" style:font-weight-complex="bold"/>
    </style:style>
    <style:style style:name="P10" style:family="paragraph" style:parent-style-name="Text_20_body">
      <style:text-properties style:use-window-font-color="true" fo:font-weight="normal" style:font-weight-asian="normal" style:font-weight-complex="normal"/>
    </style:style>
    <style:style style:name="P11" style:family="paragraph" style:parent-style-name="Text_20_body">
      <style:text-properties style:use-window-font-color="true" fo:font-style="normal" style:font-style-asian="normal" style:font-style-complex="normal"/>
    </style:style>
    <style:style style:name="P12" style:family="paragraph" style:parent-style-name="Text_20_body">
      <style:text-properties style:use-window-font-color="true" fo:font-size="10pt" style:font-size-asian="10pt" style:font-size-complex="10pt"/>
    </style:style>
    <style:style style:name="P13"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14"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15" style:family="paragraph" style:parent-style-name="Para_20_12">
      <style:paragraph-properties fo:margin-left="0cm" fo:margin-right="0cm" fo:text-indent="0cm" style:auto-text-indent="false"/>
      <style:text-properties style:use-window-font-color="true" style:font-name="Verdana5" fo:font-size="22pt" style:font-size-asian="22pt" style:font-size-complex="22pt"/>
    </style:style>
    <style:style style:name="P16" style:family="paragraph" style:parent-style-name="Standard">
      <style:text-properties style:use-window-font-color="true" style:text-underline-style="none"/>
    </style:style>
    <style:style style:name="P17" style:family="paragraph" style:parent-style-name="Normal">
      <style:paragraph-properties fo:margin-left="0cm" fo:margin-right="0cm" fo:text-indent="0.847cm" style:auto-text-indent="false"/>
      <style:text-properties style:use-window-font-color="true"/>
    </style:style>
    <style:style style:name="P18" style:family="paragraph" style:parent-style-name="Normal">
      <style:paragraph-properties fo:margin-left="0cm" fo:margin-right="0cm" fo:text-indent="0.847cm" style:auto-text-indent="false" fo:break-before="page"/>
      <style:text-properties style:use-window-font-color="true"/>
    </style:style>
    <style:style style:name="P19"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20"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2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22"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23" style:family="paragraph" style:parent-style-name="Цитата_20_-_20_автор">
      <style:text-properties style:use-window-font-color="true"/>
    </style:style>
    <style:style style:name="P24" style:family="paragraph" style:parent-style-name="Эпиграф">
      <style:text-properties style:use-window-font-color="true"/>
    </style:style>
    <style:style style:name="P25" style:family="paragraph" style:parent-style-name="Эпиграф_20__2b__20_автор">
      <style:text-properties style:use-window-font-color="true"/>
    </style:style>
    <style:style style:name="P26" style:family="paragraph" style:parent-style-name="Subtitle">
      <style:text-properties style:use-window-font-color="true"/>
    </style:style>
    <style:style style:name="P27" style:family="paragraph" style:parent-style-name="Subtitle">
      <style:text-properties style:use-window-font-color="true" style:text-underline-style="none"/>
    </style:style>
    <style:style style:name="P28" style:family="paragraph" style:parent-style-name="Subtitle">
      <style:paragraph-properties fo:margin-top="0.706cm" fo:margin-bottom="0.706cm"/>
      <style:text-properties style:use-window-font-color="true"/>
    </style:style>
    <style:style style:name="P29" style:family="paragraph" style:parent-style-name="Subtitle">
      <style:paragraph-properties fo:margin-top="0.706cm" fo:margin-bottom="0.706cm"/>
      <style:text-properties style:use-window-font-color="true" fo:font-weight="normal" style:font-weight-asian="normal" style:font-weight-complex="normal"/>
    </style:style>
    <style:style style:name="P30" style:family="paragraph" style:parent-style-name="Эпиграф_20_-_20_автор">
      <style:text-properties style:use-window-font-color="true"/>
    </style:style>
    <style:style style:name="P31" style:family="paragraph" style:parent-style-name="Quotations">
      <style:text-properties style:use-window-font-color="true"/>
    </style:style>
    <style:style style:name="P32" style:family="paragraph" style:parent-style-name="Цитата_20__2b__20_автор">
      <style:text-properties style:use-window-font-color="true"/>
    </style:style>
    <style:style style:name="P33"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3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35"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36" style:family="paragraph" style:parent-style-name="Heading_20_2">
      <style:paragraph-properties fo:break-before="page"/>
      <style:text-properties style:use-window-font-color="true"/>
    </style:style>
    <style:style style:name="P37" style:family="paragraph" style:parent-style-name="Heading_20_3">
      <style:text-properties style:use-window-font-color="true"/>
    </style:style>
    <style:style style:name="P38" style:family="paragraph" style:parent-style-name="Heading_20_3">
      <style:paragraph-properties fo:break-before="page"/>
      <style:text-properties style:use-window-font-color="true"/>
    </style:style>
    <style:style style:name="P39" style:family="paragraph" style:parent-style-name="Heading_20_1" style:master-page-name="Right_20_Page">
      <style:paragraph-properties style:page-number="3"/>
      <style:text-properties style:use-window-font-color="true"/>
    </style:style>
    <style:style style:name="P40" style:family="paragraph" style:parent-style-name="Heading_20_1">
      <style:paragraph-properties fo:break-before="page"/>
      <style:text-properties style:use-window-font-color="true"/>
    </style:style>
    <style:style style:name="P41" style:family="paragraph" style:parent-style-name="Heading_20_1">
      <style:paragraph-properties fo:break-before="page"/>
      <style:text-properties style:use-window-font-color="true" style:text-underline-style="none"/>
    </style:style>
    <style:style style:name="P42" style:family="paragraph" style:parent-style-name="Heading_20_1" style:master-page-name="Index">
      <style:paragraph-properties style:page-number="auto"/>
      <style:text-properties style:use-window-font-color="true"/>
    </style:style>
    <style:style style:name="P43" style:family="paragraph" style:parent-style-name="Quotations">
      <style:text-properties style:use-window-font-color="true"/>
    </style:style>
    <style:style style:name="P44" style:family="paragraph" style:parent-style-name="Para_20_05" style:master-page-name="MP0">
      <style:paragraph-properties fo:text-align="center" style:justify-single-word="false" style:page-number="auto" fo:break-before="page"/>
    </style:style>
    <style:style style:name="P45" style:family="paragraph" style:parent-style-name="Para_20_05" style:master-page-name="First_20_Page">
      <style:paragraph-properties fo:text-align="center" style:justify-single-word="false" style:page-number="1"/>
    </style:style>
    <style:style style:name="P46" style:family="paragraph" style:parent-style-name="Цитата_20__2b__20_автор">
      <style:text-properties style:use-window-font-color="true"/>
    </style:style>
    <style:style style:name="P47" style:family="paragraph" style:parent-style-name="Text_20_body">
      <style:text-properties style:use-window-font-color="true"/>
    </style:style>
    <style:style style:name="P48" style:family="paragraph" style:parent-style-name="Text_20_body" style:list-style-name="List_20_1">
      <style:text-properties style:use-window-font-color="true"/>
    </style:style>
    <style:style style:name="P49" style:family="paragraph" style:parent-style-name="Text_20_body" style:list-style-name="L1">
      <style:text-properties style:use-window-font-color="true"/>
    </style:style>
    <style:style style:name="P50" style:family="paragraph" style:parent-style-name="Text_20_body" style:list-style-name="L2">
      <style:text-properties style:use-window-font-color="true"/>
    </style:style>
    <style:style style:name="P51" style:family="paragraph" style:parent-style-name="Text_20_body" style:list-style-name="L3">
      <style:text-properties style:use-window-font-color="true"/>
    </style:style>
    <style:style style:name="P52" style:family="paragraph" style:parent-style-name="Text_20_body" style:list-style-name="L3">
      <style:text-properties style:use-window-font-color="true" style:text-underline-style="none"/>
    </style:style>
    <style:style style:name="P53" style:family="paragraph" style:parent-style-name="Text_20_body" style:list-style-name="L5">
      <style:text-properties style:use-window-font-color="true" style:text-underline-style="none"/>
    </style:style>
    <style:style style:name="P54" style:family="paragraph" style:parent-style-name="Text_20_body" style:list-style-name="L6">
      <style:text-properties style:use-window-font-color="true" style:text-underline-style="none"/>
    </style:style>
    <style:style style:name="P55" style:family="paragraph" style:parent-style-name="Text_20_body" style:list-style-name="L4">
      <style:text-properties style:use-window-font-color="true"/>
    </style:style>
    <style:style style:name="P56" style:family="paragraph" style:parent-style-name="Text_20_body">
      <style:text-properties style:use-window-font-color="true" fo:background-color="#ffffff"/>
    </style:style>
    <style:style style:name="P57" style:family="paragraph" style:parent-style-name="Text_20_body" style:list-style-name="L7"/>
    <style:style style:name="P58" style:family="paragraph" style:parent-style-name="Text_20_body">
      <style:text-properties fo:color="#ff3333"/>
    </style:style>
    <style:style style:name="P59" style:family="paragraph" style:parent-style-name="Text_20_body" style:list-style-name="List_20_1">
      <style:paragraph-properties fo:margin-left="0cm" fo:margin-right="0cm" fo:text-indent="0cm" style:auto-text-indent="false"/>
    </style:style>
    <style:style style:name="P60"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fo:language="ru" fo:country="RU"/>
    </style:style>
    <style:style style:name="T12" style:family="text">
      <style:text-properties style:use-window-font-color="true"/>
    </style:style>
    <style:style style:name="T13" style:family="text">
      <style:text-properties style:use-window-font-color="true" style:font-name="Calibri1" fo:font-size="14pt" style:font-size-asian="14pt" style:font-size-complex="14pt" style:language-complex="ru" style:country-complex="RU"/>
    </style:style>
    <style:style style:name="T14" style:family="text">
      <style:text-properties style:use-window-font-color="true" style:font-name="Verdana5" fo:font-size="14pt" style:font-size-asian="14pt" style:font-size-complex="14pt" style:language-complex="ru" style:country-complex="RU"/>
    </style:style>
    <style:style style:name="T15" style:family="text">
      <style:text-properties style:use-window-font-color="true" style:font-name="Verdana5" style:language-complex="ru" style:country-complex="RU"/>
    </style:style>
    <style:style style:name="T16" style:family="text">
      <style:text-properties style:use-window-font-color="true" fo:font-weight="bold" style:font-weight-asian="bold" style:font-weight-complex="bold"/>
    </style:style>
    <style:style style:name="T17" style:family="text">
      <style:text-properties style:use-window-font-color="true" style:language-complex="ru" style:country-complex="RU"/>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italic" fo:background-color="#ffffff"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use-window-font-color="true" style:text-line-through-style="none"/>
    </style:style>
    <style:style style:name="T22" style:family="text">
      <style:text-properties style:use-window-font-color="true" style:text-line-through-style="none" style:text-underline-style="none"/>
    </style:style>
    <style:style style:name="T23" style:family="text">
      <style:text-properties style:use-window-font-color="true" fo:font-weight="normal" style:font-weight-asian="normal" style:font-weight-complex="normal"/>
    </style:style>
    <style:style style:name="T24" style:family="text">
      <style:text-properties style:use-window-font-color="true" fo:background-color="#ffffff"/>
    </style:style>
    <style:style style:name="T25" style:family="text">
      <style:text-properties style:use-window-font-color="true" fo:language="ru" fo:country="RU" fo:background-color="#ffffff"/>
    </style:style>
    <style:style style:name="T26" style:family="text">
      <style:text-properties fo:language="en" fo:country="US"/>
    </style:style>
    <style:style style:name="T2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2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2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Default_20_Paragraph_20_Font"><text:span text:style-name="T13"/></text:span></text:p>
      <text:p text:style-name="P45"><text:span text:style-name="Default_20_Paragraph_20_Font"><text:span text:style-name="T14">Янина Каминская</text:span></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5"><text:s/></text:span></text:span></text:p>
      <text:p text:style-name="P15">Реквием по любви</text:p>
      <text:p text:style-name="P13">или</text:p>
      <text:p text:style-name="P13">мемуары о манипуляторе</text:p>
      <text:p text:style-name="P14"/>
      <text:h text:style-name="P39" text:outline-level="1"><text:bookmark-start text:name="Vviedieniie"/>П<text:bookmark-end text:name="Vviedieniie"/>ролог</text:h>
      <text:p text:style-name="P25">Опыт – дитя мысли, а мысль – дитя действия. Мы не можем изучать людей по книгам.</text:p>
      <text:p text:style-name="P30">Бенджамин Дизраэли</text:p>
      <text:p text:style-name="P5">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P5">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P5">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P5"><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P5">Милые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P5">Согласны ли вы со следующими утверждениями?</text:p>
      <text:list xml:id="list8370731969751027472" text:style-name="List_20_1">
        <text:list-item>
          <text:p text:style-name="P48">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48">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48">Вам говорят, что вы совершаете ошибки, вы всегда виноваты, но не понимаете, в чем ваша вина;</text:p>
        </text:list-item>
        <text:list-item>
          <text:p text:style-name="P48">Вам кажется, что вы в одиночку несете всю или большую часть ответственности за совершаемые действия вашей пары;</text:p>
        </text:list-item>
        <text:list-item>
          <text:p text:style-name="P48">До этих отношений вы были другим человеком. Ваш стиль изменился до неузнаваемости, а также ваши рас<text:soft-page-break/>суждения, увлечения и окружение. Вы забыли, кто вы, какими были и не понимаете, как и в какой момент это произошло;</text:p>
        </text:list-item>
        <text:list-item>
          <text:p text:style-name="P48">Ваши чувства и настроение зависят от вашего партнера. Вы часто готовы промолчать, чтобы угодить ему;</text:p>
        </text:list-item>
        <text:list-item>
          <text:p text:style-name="P48">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48">Вам кажется, что ваш партнер не заинтересован вами, а мысли о том, что вас могут бросить приводят вас в ужас.</text:p>
        </text:list-item>
      </text:list>
      <text:p text:style-name="P5">Если вы согласны хотя бы с несколькими из этих утверждений, мне жаль — вы попали в клуб жертв психологического манипулирования.</text:p>
      <text:p text:style-name="P26">* * *</text:p>
      <text:p text:style-name="P5">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5">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5"><text:soft-page-break/>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5">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5">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p text:style-name="P5">— Ты переживаешь напрасно!</text:p>
      <text:p text:style-name="P5">Или:</text:p>
      <text:p text:style-name="P5">— Тебе нужно просто успокоиться!</text:p>
      <text:p text:style-name="P5">А если ваши отношения уже закончились, то вы, скорее всего, в отчаянии, но слышите:</text:p>
      <text:p text:style-name="P5">— Тебе нужно просто отпустить и забыть.</text:p>
      <text:p text:style-name="P5">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5"><text:soft-page-break/>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на бумаге» все воспоминания, можно смело облегчить свою голову. Не забыть. Облегчить.</text:p>
      <text:p text:style-name="Text_20_body"><text:span text:style-name="T12">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2">психопатией личности</text:span></text:span><text:span text:style-name="T12">.</text:span></text:p>
      <text:p text:style-name="P5"/>
      <text:p text:style-name="P31">«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31"/>
      <text:p text:style-name="P8">Сразу отмечу, что псих и психопат — это два понятия, которые отличаются между собой серьезными факторами. Не стоит их путать.</text:p>
      <text:p text:style-name="P8">Псих — это очень буйный и эмоционально выраженный человек. Находиться рядом с таким сложно. Его поведение порой неадекватное. В спокойном состоянии он <text:soft-page-break/>создает впечатление невоспитанного или диковатого человека. Псих — это психически неуравновешенный и эмоционально нестабильный человек. Другими словами, психа видно издалека.</text:p>
      <text:p text:style-name="P8">Психопат, это несколько другое понятие. Это человек не с нестабильной, как, например, у психа, а с больной психикой.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8">Но, по сути, разница в поведении психа и психопата лежит в понятии эмпатия.</text:p>
      <text:p text:style-name="Text_20_body"><text:span text:style-name="T24">Эмпатия (</text:span><text:span text:style-name="T19">от </text:span><text:a xlink:type="simple" xlink:href="https://ru.wikipedia.org/wiki/Греческий_язык" text:style-name="Internet_20_link" text:visited-style-name="Visited_20_Internet_20_Link"><text:span text:style-name="T27">греч.</text:span></text:a><text:span text:style-name="T28"> </text:span><text:span text:style-name="T27">empatheia</text:span><text:span text:style-name="T29"> </text:span><text:span text:style-name="T19">— страсть, сопереживание, чувство</text:span><text:span text:style-name="T24">) – </text:span><text:span text:style-name="T25">это способность осознанно переживать эмоции по отношению к эмоциональному состоянию другого человека. Э</text:span><text:span text:style-name="T24">то, так сказать, социальный механизм, который помогает сопереживать любому эмоциональному состоянию другого.</text:span></text:p>
      <text:p text:style-name="Text_20_body"><text:span text:style-name="T24">Существует несколько видов эмпатии:</text:span></text:p>
      <text:list xml:id="list574693585736788739" text:style-name="L7">
        <text:list-item>
          <text:p text:style-name="P57"><text:span text:style-name="T24">эмоциональная эмпатия— основана на механизмах проекции и подражания реакциям другого человека;</text:span></text:p>
        </text:list-item>
        <text:list-item>
          <text:p text:style-name="P57"><text:span text:style-name="T24">когнитивная эмпатия — сравнение, аналогия;</text:span></text:p>
        </text:list-item>
        <text:list-item>
          <text:p text:style-name="P57"><text:span text:style-name="T24">предикативная эмпатия — способность предсказывать реакции другого человека.</text:span></text:p>
        </text:list-item>
      </text:list>
      <text:p text:style-name="Text_20_body"><text:span text:style-name="T24">Прародитель понятия «психоанализ» Зигмунд Фрейд в 1905 году одним из первых дал определение термину «эмпатия»:</text:span></text:p>
      <text:p text:style-name="Quotations"><text:soft-page-break/><text:span text:style-name="T24">«Мы учитываем психическое состояние пациента, ставим себя в это состояние и стараемся понять его, сравнивая со своим собственным»</text:span></text:p>
      <text:p text:style-name="Quotations"><text:span text:style-name="T24"/></text:p>
      <text:p text:style-name="Text_20_body"><text:span text:style-name="T24">С точки зрения психологии способность к эмпатии считается нормой.</text:span></text:p>
      <text:p text:style-name="P8">Так вот псих, в силу своей эмоциональности, способен ощутить как легкий эмоциональный отклик, так и всецело погрузиться в мир чувств другого. Другими словами,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26">* * *</text:p>
      <text:p text:style-name="P5">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Text_20_body"><text:span text:style-name="T12">Итак, </text:span><text:span text:style-name="T16">п</text:span><text:span text:style-name="_31__20_Text"><text:span text:style-name="T12">сихопатия личности</text:span></text:span><text:span text:style-name="T12">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5"><text:soft-page-break/>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list xml:id="list37762908" text:continue-list="list8370731969751027472" text:style-name="List_20_1">
        <text:list-item>
          <text:p text:style-name="P48">Равнодушие. Пассивное отношение к чувствам других. Отсутствие сострадания. Неумение и неспособность оказывать поддержку.</text:p>
        </text:list-item>
        <text:list-item>
          <text:p text:style-name="P48">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48">Отсутствие чувства вины и сожаления. Неспособность анализировать полученный опыт. Отрицание наказания. Отсутствие стыда.</text:p>
        </text:list-item>
        <text:list-item>
          <text:p text:style-name="P48">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48">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48">Неспособность выдерживать критику. Завышение собственных способностей и значимости. Самолюбие. Нарциссизм.</text:p>
        </text:list-item>
        <text:list-item>
          <text:p text:style-name="P48">Лень. Безынициативность. Однообразность. Отсутствие стремления из-за страха собственной неудачи.</text:p>
        </text:list-item>
        <text:list-item>
          <text:p text:style-name="P48"><text:soft-page-break/>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59"><text:span text:style-name="Default_20_Paragraph_20_Font"><text:span text:style-name="T17"/></text:span></text:p>
        </text:list-item>
      </text:list>
      <text:p text:style-name="P3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6">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3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3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text:soft-page-break/>еще долго будете думать о том, что произошло, и в чем была ваша ошибка»</text:p>
      <text:p text:style-name="P23">Американский психиатр-криминолог Харви Клекли, «Маска нормальности»</text:p>
      <text:p text:style-name="Text_20_body"><text:span text:style-name="Default_20_Paragraph_20_Font"><text:span text:style-name="T17"/></text:span></text:p>
      <text:p text:style-name="Subtitle"><text:span text:style-name="Default_20_Paragraph_20_Font"><text:span text:style-name="T17">* * *</text:span></text:span></text:p>
      <text:p text:style-name="P5">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 Один компетентный в этом вопросе человек (который знаком с главным персонажем) разъяснил мне его <text:s/>поведение этим понятием (психопатия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5">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5">Это моя история.</text:p>
      <text:p text:style-name="P5"><text:soft-page-break/>Я буду <text:span text:style-name="T11">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26">* * *</text:p>
      <text:p text:style-name="P5">Для начала я попробую описать себя.</text:p>
      <text:p text:style-name="P5">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5">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text:soft-page-break/>«потому, что я так сказала». Мне всегда были нужны ответы — почему? Что заставляет человека так поступать?</text:p>
      <text:p text:style-name="P5">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5">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5">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5">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5"><text:soft-page-break/>Очень часто дралась. Всегда защищаясь или защищая. При этом я выбирала себе равных соперников, и слабаков среди них не было.</text:p>
      <text:p text:style-name="P5">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5">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5">Очень привязываюсь к людям, потом остро переживаю их нехватку или предательство.</text:p>
      <text:p text:style-name="P5">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5">Верю в людей. Раньше это еще было доверие людям, но я и это переросла.</text:p>
      <text:p text:style-name="P5">Я не боюсь задавать вопросы, хоть иногда и не хочется выглядеть глупо. Не боюсь принимать решения или спрашивать советов. Не люблю, когда навязывают чужое <text:soft-page-break/>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5">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5">А еще раньше я была очень веселой, уверенной в себе, практически бесстрашной и волевой. Теперь наверстываю...</text:p>
      <text:p text:style-name="P5">Коротко, но далеко не все.</text:p>
      <text:p text:style-name="P26">* * *</text:p>
      <text:p text:style-name="P5">А теперь давайте разберем «портрет» жертвы.</text:p>
      <text:p text:style-name="P5">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5"><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26">* * *</text:p>
      <text:p text:style-name="P5">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5">Приведу пример психопатии из истории, дабы у скептиков было меньше комментариев вроде:</text:p>
      <text:p text:style-name="P5">— Еще одна сопливая история сопливой девочки, которая сама все испортила и сама во всем виновата. Кто ей лекарь?!</text:p>
      <text:p text:style-name="P5">Вот отрывок из книги о лагерях смерти А. Чернявской «Психология господства и подчинения: Хрестоматия»:</text:p>
      <text:p text:style-name="P5"/>
      <text:p text:style-name="P31">«...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text:soft-page-break/>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3"><text:span text:style-name="Default_20_Paragraph_20_Font"><text:span text:style-name="T17"/></text:span></text:p>
      <text:p text:style-name="Text_20_body"><text:span text:style-name="T12">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18">специально разработанным </text:span><text:span text:style-name="_30__20_Text"><text:span text:style-name="T18">методом</text:span></text:span><text:span text:style-name="T12">, с единственной целью — получить абсолютное повиновение.</text:span></text:p>
      <text:p text:style-name="P5">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5">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контролировал план уничтожения еврейского населения.</text:p>
      <text:p text:style-name="P5">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P5"><text:soft-page-break/></text:p>
      <text:p text:style-name="P3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23">Х. Арендт, «Банальность зла: Эйхман в Иерусалиме»</text:p>
      <text:p text:style-name="P5"/>
      <text:p text:style-name="P5">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5">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5">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26"><text:soft-page-break/>* * *</text:p>
      <text:p text:style-name="P5">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5">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5">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5">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5"><text:soft-page-break/>Я приведу пример.</text:p>
      <text:p text:style-name="P5">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Text_20_body"><text:span text:style-name="T12">Вы отметили, что сыр действительно вкусный, и уже было направились к колбасному ряду, как она предлагает вам </text:span><text:span text:style-name="_30__20_Text"><text:span text:style-name="T12">купить</text:span></text:span><text:span text:style-name="T12">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5">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37764339" text:continue-numbering="true" text:style-name="List_20_1">
        <text:list-item>
          <text:p text:style-name="P48">когнитивный консонанс — согласованность знаний и поведения;</text:p>
        </text:list-item>
        <text:list-item>
          <text:p text:style-name="P48">когнитивный диссонанс — противоречивость знаний и поведения.</text:p>
        </text:list-item>
      </text:list>
      <text:p text:style-name="P5">Мы все разные, но мы все личности. Мы взрослеем, умнеем и набираемся опыта, но при этом мы ощущаем себя одной и той же личностью на протяжении всей на<text:soft-page-break/>шей жизни. Другими словами, в любой момент времени и при любых обстоятельствах каждый из нас знает кто он.</text:p>
      <text:p text:style-name="P5">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5">Итак, подошло время заканчивать это затянувшееся вступление и переходить к делу. Поехали.</text:p>
      <text:p text:style-name="P5">Говным гавно жили были...</text:p>
      <text:h text:style-name="P40" text:outline-level="1"><text:bookmark-start text:name="Glava_1__Eto_ieshchie_nie_koniets"/>Глава 1. Это еще не конец</text:h>
      <text:p text:style-name="P5"><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5">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5">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text:soft-page-break/>прошлось по моей голове, когда я впервые сказала «пока» новому знакомому.</text:p>
      <text:p text:style-name="P5">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5">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5">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5">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5">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5">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5">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5">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5">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5">Оно здесь, со мной, внутри меня, никуда не уходит и дарит спокойствие. Это было волшебно.</text:p>
      <text:p text:style-name="P5">Так я влюбилась.</text:p>
      <text:h text:style-name="P40" text:outline-level="1"><text:bookmark-start text:name="Glava_2__Tablietka"/>Глава 2. Таблетка</text:h>
      <text:p text:style-name="P24"><text:bookmark-end text:name="Glava_2__Tablietka"/>Если человек говорит красиво, то лжет он еще красивее.</text:p>
      <text:p text:style-name="P5">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5">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5">Так я и жила. Веселилась никому не в ущерб. И была счастлива.</text:p>
      <text:p text:style-name="P5">— У меня депресс!!!! Помоги! — пишу однажды мартовским днем другу, тому самому — общему.</text:p>
      <text:p text:style-name="P5"><text:soft-page-break/>— Да. Я тут. Излагай. Жалуйся.</text:p>
      <text:p text:style-name="P5">— Не жалей — подбодри, ты умеешь.</text:p>
      <text:p text:style-name="P5">— Хорошо сделаю. Только в каком собственно вопросе?</text:p>
      <text:p text:style-name="P5">— Весна. Я выходная. Сижу дома. Одна и ничего не делаю...</text:p>
      <text:p text:style-name="P5">— А не хочешь N. вызвонить? Он парень шабутной и весёлый...</text:p>
      <text:p text:style-name="P5">— Хочу...</text:p>
      <text:p text:style-name="P5">— Ну я его таки набрал и дозвонился. Он с удовольствием с тобой затусить рад бы. Набери его. Договоритесь...</text:p>
      <text:p text:style-name="P5">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5">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P5">— Будешь много думать — сойдешь с ума...</text:p>
      <text:p text:style-name="P5">Но я постоянно думала. И — сходила с ума. Блин, как она была права!</text:p>
      <text:p text:style-name="P5">Мне всегда были интересны причины, того или иного поступка или события. Я думала, анализировала и пари<text:soft-page-break/>лась постоянно, хотя это просто надо отпустить и забыть, или наоборот — просто принять. Но нет. В моем случае это почему-то не работало.</text:p>
      <text:p text:style-name="P5">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5">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5">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5">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5">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5"><text:soft-page-break/>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5">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26">* * *</text:p>
      <text:p text:style-name="P5">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5">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5">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text:soft-page-break/>попадает, например, в новую компанию, где ведет себя слегка зажато, стесняется — нет.</text:p>
      <text:p text:style-name="P5">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5">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5">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5">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5"><text:soft-page-break/>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5">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5">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5">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5">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text:soft-page-break/>должен знать наверняка, что его эго ни коем образом не пострадает.</text:p>
      <text:p text:style-name="P5">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5">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5">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5">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5">Начало общения с деструктивным индивидом всегда дарит ощущение комфорта. Ни о каком «осадке» или непонятности не может быть и речи. Вас поглощают эти <text:soft-page-break/>встречи и вы ждете только одно — продолжения общения.</text:p>
      <text:p text:style-name="P5">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5">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26">* * *</text:p>
      <text:p text:style-name="P5">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P5">— А почему бы тебе с ним не попробовать? Хороший парень...</text:p>
      <text:p text:style-name="P5">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p text:style-name="P5"><text:soft-page-break/>— Любви не существует — повторяла я, — есть отношения, которые всегда заканчиваются.</text:p>
      <text:p text:style-name="P5">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26">* * *</text:p>
      <text:p text:style-name="P5">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5">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5">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5">Они пришли под вечер. Я отметила, что она очень красивая и ухоженная. Я заметила между ними какое-то <text:soft-page-break/>напряжение, и подумала, что они накануне,<text:span text:style-name="T3">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5">В тот вечер она держалась молодцом — была общительная, сразу же влилась нашу уже поддатую компанию, была естественной и вела себя просто...</text:p>
      <text:p text:style-name="P5">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text:span text:style-name="T20">Это еще один пунктик, на который нужно обратить особое внимание — е</text:span></text:span><text:span text:style-name="T20">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0"> Я еще вернусь к этой теме. Обязательно запомните этот момент.</text:span></text:span></text:p>
      <text:p text:style-name="P5">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5">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text:soft-page-break/>уточнил, что они просто расстались. Это уже была осень. Я не просто так уточняю временные промежутки. Это важно. Итак, они расстались.</text:p>
      <text:p text:style-name="P26">* * *</text:p>
      <text:p text:style-name="P5">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P5">— Если я приеду, то буду приставать...</text:p>
      <text:p text:style-name="P5">— Приезжай. — ответила я.</text:p>
      <text:p text:style-name="P5">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5">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Text_20_body"><text:span text:style-name="T12">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2">Если</text:span></text:span><text:span text:style-name="T12"> я приеду — </text:span><text:span text:style-name="_30__20_Text"><text:span text:style-name="T12">то</text:span></text:span><text:span text:style-name="T12"> буду приставать», прекрасно понимая, что мне </text:span><text:soft-page-break/><text:span text:style-name="T12">и в голову не придет ему ответить что-то вроде: «А, да? Ну тогда не приезжай!»</text:span></text:p>
      <text:p text:style-name="Text_20_body"><text:span text:style-name="T12">Либо так — либо так. А теперь смотрите чего он этим добился — </text:span><text:span text:style-name="_30__20_Text"><text:span text:style-name="T12">я приняла решение</text:span></text:span><text:span text:style-name="T12">. Меня не спрашивали и не ставили перед выбором, меня поставили перед фак</text:span><text:span text:style-name="T12">том. Я бы сказала, что тот день положил начало его игре, но, на самом деле, его игра началась задолго до этого дня.</text:span></text:p>
      <text:p text:style-name="P5">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5">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5">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5">— Хорошо, что тогда между нами ничего не было...</text:p>
      <text:p text:style-name="Text_20_body"><text:span text:style-name="T20">Оказалось, что он сошелся со своей девушкой. П</text:span><text:span text:style-name="_30__20_Text"><text:span text:style-name="T20">редыдущие его отношения на тот момент еще были</text:span></text:span><text:span text:style-name="T20">. Бесповоротно заканчивались, но еще были. И он уехал. На полгода.</text:span></text:p>
      <text:h text:style-name="P40" text:outline-level="1"><text:bookmark-start text:name="Glava_3__Ostaniesh_sia_"/>Глава 3. Останешься?<text:bookmark-end text:name="Glava_3__Ostaniesh_sia_"/></text:h>
      <text:p text:style-name="P5">Поздним весенним вечером зазвенел телефон. Новое сообщение:</text:p>
      <text:p text:style-name="P5">— Брожу по ночному городу. Думаю о тебе, вспоминаю...</text:p>
      <text:p text:style-name="P5">— Привет. — отвечаю я — Как жизнь?</text:p>
      <text:p text:style-name="P5">— Мы на маёвку собираемся. Приезжай.</text:p>
      <text:p text:style-name="P5">— Время? Место?</text:p>
      <text:p text:style-name="P5">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P5">— Я увидел ее с цветком и сказал себе: «Все, чувак, ты попал. Сопротивляться больше нет смысла...»</text:p>
      <text:p text:style-name="P5">Как романтично!</text:p>
      <text:p text:style-name="P5">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5"><text:soft-page-break/>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5">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5">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5">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P5">— Останешься?</text:p>
      <text:p text:style-name="P5">— Останусь. — ответила я.</text:p>
      <text:p text:style-name="P5">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Text_20_body"><text:soft-page-break/><text:span text:style-name="T12">Он спросил меня, останусь ли я... Он просто поинтересовался, а своим «останусь» — я </text:span><text:span text:style-name="_30__20_Text"><text:span text:style-name="T12">опять приняла решение</text:span></text:span><text:span text:style-name="T12">,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5">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5">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Text_20_body"><text:span text:style-name="T12">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2">одна</text:span></text:span><text:span text:style-name="T12"> и </text:span><text:span text:style-name="_30__20_Text"><text:span text:style-name="T12">для него</text:span></text:span><text:span text:style-name="T12">.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5">Меня никто не звал — я сама. То, что он мне задал вопрос именно в такой форме, свидетельствует о том, что он просто «умыл руки». Я приняла решение.</text:p>
      <text:p text:style-name="P5"><text:soft-page-break/>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5">И да, оргазма не было.</text:p>
      <text:h text:style-name="P40" text:outline-level="1"><text:bookmark-start text:name="Glava_4__Zachiem_platit__bol_shie_"/>Глава 4. Зачем платить больше?<text:bookmark-end text:name="Glava_4__Zachiem_platit__bol_shie_"/></text:h>
      <text:p text:style-name="P5">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5">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Text_20_body"><text:span text:style-name="T12">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2">себе</text:span></text:span><text:span text:style-name="T12"> купил по пути ко мне, но всегда угощался. Моя мама как-то спросила: «А что он приносит? Конфеты, вино?...» Я ответила:</text:span></text:p>
      <text:p text:style-name="P5">— Ничего.</text:p>
      <text:p text:style-name="P5">— Как? Что, приходит с пустыми руками?!</text:p>
      <text:p text:style-name="P5">— Мам, ну мы же взрослые люди, все все понимают. К чему эта показуха?</text:p>
      <text:p text:style-name="P5"><text:soft-page-break/>Ох, как мама была права!</text:p>
      <text:p text:style-name="P5">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5">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5">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5">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5">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5">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text:soft-page-break/>тонацией. Мне и в голову не могло придти, что это правда. А это оказалась правда...</text:p>
      <text:p text:style-name="P5">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5">Единственное, что в его доме было чистым, так это компьютерный стол, за которым он фрилансил и шпилил<text:note text:id="ftn0" text:note-class="footnote"><text:note-citation text:label="*">*</text:note-citation><text:note-body><text:p text:style-name="Footnote">Шпилить <text:span text:style-name="T1">(от нем. Spielen)</text:span><text:span text:style-name="T3">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5">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26">* * *</text:p>
      <text:p text:style-name="P5">Первое время все было хорошо. Обнимая меня он часто говорил:</text:p>
      <text:p text:style-name="P5">— Блин, Каминская, я не могу поверить, что это ты!</text:p>
      <text:p text:style-name="P5"><text:soft-page-break/>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5">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5">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5">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5">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5">К слову, уже тогда можно было сообразить, что он совершенно безынициативен. При том что он экономист по <text:soft-page-break/>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5">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40" text:outline-level="1"><text:bookmark-start text:name="Glava_5__Introviert"/>Глава 5. Интроверт<text:bookmark-end text:name="Glava_5__Introviert"/></text:h>
      <text:p text:style-name="P25">Но одна лишь склонность к интроверсии не сделает из вас мыслителя.</text:p>
      <text:p text:style-name="P30">Автор неизвестен</text:p>
      <text:p text:style-name="P5">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5">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P5">— Мы же живем вместе, что тебе еще надо?!</text:p>
      <text:p text:style-name="P5">Люди с нарциссическим расстройством личности очень поглощены идеей о собственной свободе от любых пра<text:soft-page-break/>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5">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5">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5">На свой вопрос «почему?» он искал ответы не в той области.</text:p>
      <text:p text:style-name="P5">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5">Зато, если ему что-нибудь от меня надо — мы будем говорить до трех ночи, и ему наплевать, что я зеваю 20 <text:soft-page-break/>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5">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P5">— Ты же знаешь — я интроверт. Давай потом.</text:p>
      <text:p text:style-name="P26">* * *</text:p>
      <text:p text:style-name="P5">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5">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5">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5"><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5">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5">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5">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26">* * *</text:p>
      <text:p text:style-name="P5">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5">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5"><text:soft-page-break/>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text:span text:style-name="T12">На мой вопрос: «Как это понимать?», он ответил, что это ничего не значит, и, как и всегда, замял эту тему так, </text:span><text:span text:style-name="T20">что </text:span><text:span text:style-name="_30__20_Text"><text:span text:style-name="T20">я даже не поняла, как он так просто ушел от объяснений</text:span></text:span><text:span text:style-name="T20">!</text:span></text:p>
      <text:p text:style-name="P5">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Text_20_body"><text:span text:style-name="T12">Так или иначе, его отношение и поведение тогда говорило мне о том, что </text:span><text:span text:style-name="_30__20_Text"><text:span text:style-name="T12">со мной что-то не так</text:span></text:span><text:span text:style-name="T12">,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5">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Text_20_body"><text:span text:style-name="T12">Что не так? Что-то во мне? Ну да, раз </text:span><text:span text:style-name="_30__20_Text"><text:span text:style-name="T12">он</text:span></text:span><text:span text:style-name="T12">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Text_20_body"><text:soft-page-break/><text:span text:style-name="T12">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2">, надо стараться стать лучше!</text:span></text:span><text:span text:style-name="T12"> Для него.</text:span></text:p>
      <text:p text:style-name="P5">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P5">— У меня создается впечатление, будто тебе кроме секса и обнимашек больше ничего не нужно!</text:p>
      <text:p text:style-name="P5">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3">плане.</text:span></text:p>
      <text:p text:style-name="Text_20_body"><text:span text:style-name="T12">Конечно меня это обижало, и я обижалась, но — </text:span><text:span text:style-name="T18">старалась</text:span><text:span text:style-name="T12">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0"> </text:span><text:span text:style-name="_30__20_Text"><text:span text:style-name="T20">мне ничего не нужно — я</text:span></text:span><text:span text:style-name="T12"> же молчу!</text:span></text:p>
      <text:p text:style-name="P5">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Text_20_body"><text:soft-page-break/><text:span text:style-name="T12">Получается, что кто-то </text:span><text:span text:style-name="_30__20_Text"><text:span text:style-name="T12">одна</text:span></text:span><text:span text:style-name="T12">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5">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1">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5">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5">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5">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5"><text:soft-page-break/>Защитник, воин и — самец. Удовлетворяя свою женщину, мужчина чувствует свою силу, свое мужское начало, что удовлетворяет и его самого.</text:p>
      <text:p text:style-name="P5">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5">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P5">— Мы же живем вместе, что тебе еще надо?!</text:p>
      <text:p text:style-name="P5">Или:</text:p>
      <text:p text:style-name="P5">— Ты же знаешь - я интроверт.</text:p>
      <text:p text:style-name="P5">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5">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text:soft-page-break/>понимаю, что происходит», а непонимание порождает постоянные сомнения и поиски ответов. Напряжение.</text:p>
      <text:p text:style-name="P26">* * *</text:p>
      <text:p text:style-name="P5">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5">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5">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5">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5">Мысли о близости с ним ассоциировались у меня с негативом, он перестал меня возбуждать и каждый раз, когда дело к тому шло, я просто находила себе другое <text:soft-page-break/>занятие, объясняя это тем, что сначала нужно сделать все дела, а потом уже развлекаться.</text:p>
      <text:p text:style-name="P26">* * *</text:p>
      <text:p text:style-name="P5">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Text_20_body"><text:span text:style-name="T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0">: «Ч</text:span><text:span text:style-name="_30__20_Text"><text:span text:style-name="T20">то со мной не так?»</text:span></text:span><text:span text:style-name="T20">.</text:span><text:span text:style-name="T12"> Что-то выпало из моего внимания и я не понимала, что именно.</text:span></text:p>
      <text:p text:style-name="P5">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5">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5"><text:soft-page-break/>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5">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5">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5">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5">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26"><text:soft-page-break/>* * *</text:p>
      <text:p text:style-name="P5">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Text_20_body"><text:span text:style-name="T12">Это нормально. Но! Когда это занятие отбирает </text:span><text:span text:style-name="_30__20_Text"><text:span text:style-name="T12">все</text:span></text:span><text:span text:style-name="T12"> свободное время, отношения перестают быть здоровыми и начинают приносить боль.</text:span></text:p>
      <text:p text:style-name="Text_20_body"><text:span text:style-name="T12">Когда один из партнеров </text:span><text:span text:style-name="_30__20_Text"><text:span text:style-name="T12">слишком часто</text:span></text:span><text:span text:style-name="T12">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5">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догонять его.</text:p>
      <text:p text:style-name="P5">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text:soft-page-break/>рит, что манера широко шагать свойственна экстравертам.</text:p>
      <text:p text:style-name="P5">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5">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5">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Text_20_body"><text:span text:style-name="T12">Мои просьбы стали восприниматься в «штыки». Уже тогда он мог пообещать что-то сделать, но</text:span><text:span text:style-name="T20"> </text:span><text:span text:style-name="_30__20_Text"><text:span text:style-name="T20">не сдерживал свое слово в самый последний момент</text:span></text:span><text:span text:style-name="T20">.</text:span><text:span text:style-name="T12"> Это порождало во мне ощущение, что меня обманули и вызывало чувство обиды, хоть он и красноречиво описывал причины.</text:span></text:p>
      <text:p text:style-name="Text_20_body"><text:span text:style-name="T12">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text:span><text:soft-page-break/><text:span text:style-name="T12">не единичный случай. Так было практически каждый день, когда у</text:span><text:span text:style-name="T20"> </text:span><text:span text:style-name="_30__20_Text"><text:span text:style-name="T20">нас</text:span></text:span><text:span text:style-name="T20"> </text:span><text:span text:style-name="T12">были договоренности.</text:span></text:p>
      <text:p text:style-name="P5">О изменениях в планах он всегда говорил с сожалением, <text:span text:style-name="T3">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5">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5">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26">* * *</text:p>
      <text:p text:style-name="P5">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5">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Text_20_body"><text:span text:style-name="T12">Мы выбираем жанры, характер развлечений и </text:span><text:span text:style-name="_30__20_Text"><text:span text:style-name="T12">людей</text:span></text:span><text:span text:style-name="T12">,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5">Мы выбираем сами, как нам реагировать, и эта реакция основывается как раз на ряде убеждений и принципов, которые формируют наши характеры.</text:p>
      <text:p text:style-name="P5">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Text_20_body"><text:span text:style-name="T12">И вот тут стоит напомнить про эмпатию. Ведь, говоря простыми словами, эмпатия — это понимание, своего рода, </text:span><text:span text:style-name="_30__20_Text"><text:span text:style-name="T12">способность поставить себя на место другого.</text:span></text:span><text:span text:style-name="T12"> А схожесть, в свою очередь, облегчает процесс понимания для обеих сторон, и вероятность найти объяснение поступкам и действиям увеличивается.</text:span></text:p>
      <text:p text:style-name="P5">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5"><text:soft-page-break/>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5">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5">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5">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5">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5">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5"><text:soft-page-break/>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5">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5">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5">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5">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text:soft-page-break/>эту информацию, не задев самолюбие абьюзера, ведь если что пойдет не так, то он начнет мстить за укоры и замечания.</text:p>
      <text:p text:style-name="P5">В ходе разговора я получала свое «заслуженное»:</text:p>
      <text:p text:style-name="P5">— Что ты выдумываешь?</text:p>
      <text:p text:style-name="P5">Или:</text:p>
      <text:p text:style-name="P5">— Ты поражаешь меня своей иррациональностью!</text:p>
      <text:p text:style-name="P5">И шла в угол зализывать свои ранки и думать, как сделать так, чтоб теперь за эту иррациональность простили.</text:p>
      <text:p text:style-name="P5">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5">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5">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5">Все, во что я влюбилась постепенно куда-то исчезало, оставляя меня ни с чем. Это уже не было заботой о нас. <text:soft-page-break/>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26">* * *</text:p>
      <text:p text:style-name="P5">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5">Проведем параллель.</text:p>
      <text:p text:style-name="P9">Немногословность.</text:p>
      <text:p text:style-name="P5">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9">Пунктуальность.</text:p>
      <text:p text:style-name="P5">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9"><text:soft-page-break/>Педантичность.</text:p>
      <text:p text:style-name="P5">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5">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5">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9">Независимость в суждениях.</text:p>
      <text:p text:style-name="P5">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9">Сила воли.</text:p>
      <text:p text:style-name="P5"><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5">Цель: стать качком.</text:p>
      <text:p text:style-name="P5">Действия: покупка абонемента и дорогой брендовой спортивной сумки (стоимостью, как годовой абонемент).</text:p>
      <text:p text:style-name="P5">Достижение: спортивная сумка превратилась в дорожную, абонемент использовался лишь в течении месяца.</text:p>
      <text:p text:style-name="P5">Цель: стать водителем байка.</text:p>
      <text:p text:style-name="P5">Действия: ходил на курсы по вождению.</text:p>
      <text:p text:style-name="P5">Достижение: курсы не закончил.</text:p>
      <text:p text:style-name="P5">Этот список можно продолжить, но зачем, когда итак все ясно?</text:p>
      <text:p text:style-name="P9">Самоанализ.</text:p>
      <text:p text:style-name="P5">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5">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26"><text:soft-page-break/>* * *</text:p>
      <text:p text:style-name="P5">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5">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5">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5">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5">Только сейчас, оглядываясь назад, я понимаю, что моя влюбленность уже тогда превратилась в зависимость.</text:p>
      <text:p text:style-name="P5"><text:soft-page-break/>Только сейчас я задаю себе вопрос: «Я влюбилась в его отношение ко мне или в красивую демонстрацию?»</text:p>
      <text:p text:style-name="P5">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5"/>
      <text:p text:style-name="P31">«Большинство людей не видят ловушки, в которой находятся.»</text:p>
      <text:p text:style-name="P23">Роберт Кийосаки</text:p>
      <text:p text:style-name="P5"/>
      <text:p text:style-name="P5">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P5">— Не мешай мне жить, женщина! — якобы в шутку, часто говорил он.</text:p>
      <text:p text:style-name="P5">Но, как мы знаем, в каждой шутке есть доля шутки, а остальное — правда.</text:p>
      <text:p text:style-name="P26">* * *</text:p>
      <text:p text:style-name="P5">И тут нас приглашают в гости. Это была прекрасная возможность развеяться и поговорить с живыми людьми! <text:soft-page-break/>Конечно я согласилась, но он сказал, что никуда не пойдет — нет настроения.</text:p>
      <text:p text:style-name="P5">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5">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5">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p text:style-name="P5">— Погуляй без меня. — говорил он.</text:p>
      <text:p text:style-name="P5">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26">* * *</text:p>
      <text:p text:style-name="P5">Эта тактика очень проста. Сначала он выработал у меня зависимость от его поддержки, ведь когда наши отношения еще были дружескими — он выслушивал меня, <text:soft-page-break/>«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5">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5">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5">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5">И что мы видим — снова противоречия. «Почему ты не можешь провести время без меня!?» - «Как ты могла оставить меня одного!?»</text:p>
      <text:p text:style-name="P5">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text:soft-page-break/>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p text:style-name="P26">* * *</text:p>
      <text:p text:style-name="P5">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P5">И как бы да... но — в таком случае пары расходятся, а он держал меня возле себя и всегда возвращал, когда мне все надоедало и я от него уходила (а я неоднократно пыталась уйти). Так что нет. Я склонна полагать, что ему это было нужно. Он утверждался за счет таких вот действий, за счет меня и моей любви.</text:p>
      <text:p text:style-name="P5">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5">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5"><text:soft-page-break/>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5">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40" text:outline-level="1"><text:bookmark-start text:name="Glava_6__Straziki"/>Глава 6. Стразики<text:bookmark-end text:name="Glava_6__Straziki"/></text:h>
      <text:p text:style-name="P5">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5">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2" text:note-class="footnote"><text:note-citation text:label="*">*</text:note-citation><text:note-body><text:p text:style-name="Footnote">Хоткей <text:span text:style-name="T1">(от англ. hot key)</text:span><text:span text:style-name="T3"> </text:span><text:span text:style-name="T1">— горячая клавиша</text:span><text:span text:style-name="T3">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1" text:note-class="footnote"><text:note-citation text:label="**">**</text:note-citation><text:note-body><text:p text:style-name="Footnote">Девайс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5">Его, вроде бы, безобидные замечания были ни чем иным, как попыткой понизить мою самооценку. Он знал, что я к нему прислушиваюсь еще с тех пор, когда наши <text:soft-page-break/>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5">Его мнения плавно переро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5">«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5">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5">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text:soft-page-break/>очередь видел, что это работает и продолжал продвигать через меня свои идеи.</text:p>
      <text:p text:style-name="P5">Таким образом он обеспечил себе мою зависимость от его мнения, и, как следствие — подготовил почву для новых манипуляций.</text:p>
      <text:p text:style-name="P5">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5">Я так тоже думала. Но все равно не могла понять, что такого в моих действиях, внешности не так, и почему на меня сыпятся постоянные замечания?</text:p>
      <text:p text:style-name="P5">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5">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26">* * *</text:p>
      <text:p text:style-name="P5">Знаете, это при новом знакомстве, когда завязываются отношения, оба пытаются скрыть свои недостатки, ка<text:soft-page-break/>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5">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P5">— О боже! Что это?</text:p>
      <text:p text:style-name="P5">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P5">— Уже лучше.</text:p>
      <text:p text:style-name="P5">— Ну это уже куда не шло!..</text:p>
      <text:p text:style-name="P5">Или:</text:p>
      <text:p text:style-name="P5">— Нормально.</text:p>
      <text:p text:style-name="P5">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5">Итак, по прошествии романтической эйфории, с которой начинаются любые отношения, наступает вторая <text:soft-page-break/>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26">* * *</text:p>
      <text:p text:style-name="P5">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p text:style-name="P5">— Почему ты с ними общаешься?</text:p>
      <text:p text:style-name="P5">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5">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text:span text:style-name="T12">Следующим этапом, как вы поняли, является </text:span><text:span text:style-name="_30__20_Text"><text:span text:style-name="T20">изоляция жертвы от ее привычного окружения</text:span></text:span><text:span text:style-name="T20">.</text:span><text:span text:style-name="T12">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5"><text:soft-page-break/>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5">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P5">— Либо тех, либо тех!</text:p>
      <text:p text:style-name="P5">— Но я хочу видеть всех в этот день! Это мой день. Это мои друзья...</text:p>
      <text:p text:style-name="P5">— Это плохая идея. Как ты себе это представляешь твоих и моих друзей вместе? Тебе надо выбрать!</text:p>
      <text:p text:style-name="P5">Хочу отметить, что речь не шла о том, чтобы пригласить моих друзей.</text:p>
      <text:p text:style-name="P5"/>
      <text:p text:style-name="P32">«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32">Итак, заманите обольщаемого на свою территорию. Друзья, семья, повседневные рутинные обязанности дают чувство полной безопасности и уве<text:soft-page-break/>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23">В. Адамчик, «Манипулятор. Секреты успешной манипуляции человеком»</text:p>
      <text:p text:style-name="P5"/>
      <text:p text:style-name="P5">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5">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26">* * *</text:p>
      <text:p text:style-name="P5">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Text_20_body"><text:soft-page-break/><text:span text:style-name="_30__20_Text"><text:span text:style-name="T12">Если</text:span></text:span><text:span text:style-name="T12"> я приглашу, </text:span><text:span text:style-name="_30__20_Text"><text:span text:style-name="T12">то</text:span></text:span><text:span text:style-name="T12">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5">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5">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5">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5">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5"><text:soft-page-break/>Другими словами, при воспитании ребенка родители выдвигали сразу два одновременно невыполнимых или противоречивых послания:</text:p>
      <text:p text:style-name="P5">— Стой там — иди сюда.</text:p>
      <text:p text:style-name="P5">— Я приказываю тебе не выполнять моих приказов.</text:p>
      <text:p text:style-name="P5">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6">* * *</text:p>
      <text:p text:style-name="P5">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5">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5">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5">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text:soft-page-break/>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5">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5">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5">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5">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5">Харриет Брейкер идентифицировала этот способ манипулирования, как «положительное подкрепление». К нему относится:</text:p>
      <text:list xml:id="list37763590" text:continue-numbering="true" text:style-name="List_20_1">
        <text:list-item>
          <text:p text:style-name="P48"><text:soft-page-break/>похвала, поверхностное очарование, поверхностное сочувствие, чрезмерные извинения;</text:p>
        </text:list-item>
        <text:list-item>
          <text:p text:style-name="P48">деньги, одобрение, подарки;</text:p>
        </text:list-item>
        <text:list-item>
          <text:p text:style-name="P48">внимание, выражения лица, такое как притворный смех или улыбка;</text:p>
        </text:list-item>
        <text:list-item>
          <text:p text:style-name="P48">общественное признание.</text:p>
        </text:list-item>
      </text:list>
      <text:p text:style-name="P5">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5">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26">* * *</text:p>
      <text:p text:style-name="P5">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5">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5"><text:soft-page-break/>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5">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5">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40" text:outline-level="1"><text:bookmark-start text:name="Glava_7__Z____Zabota"/>Глава 7. З — Забота<text:bookmark-end text:name="Glava_7__Z____Zabota"/></text:h>
      <text:p text:style-name="P25">В пустой душе и в сердце эгоиста не может быть божественной любви.</text:p>
      <text:p text:style-name="P30">Автор неизвестен</text:p>
      <text:p text:style-name="P5">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5">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P5">— Что-то ты бледненькая, тебе плохо? — спросила она.</text:p>
      <text:p text:style-name="P5">— Да, — ответила я, — иначе бы меня здесь не было.</text:p>
      <text:p text:style-name="P5">Я все еще ждала приема, когда она опять прошла мимо меня, и снова отметила, что я слишком бледная. Я ответила, что уже год стабильно раз-два в месяц я теряю <text:soft-page-break/>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5">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5">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5">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5">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5">Это был кошмар. Мой образ жизни из подвижного и насыщенного в раз превратился в сидение дома и «ниче<text:soft-page-break/>гонеделание». Потому, что нельзя. Через три месяца я уже выла по волчьи от скуки и однообразия.</text:p>
      <text:p text:style-name="P5">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5">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5">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5">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это именно таким.</text:p>
      <text:p text:style-name="P5"><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5">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5">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5">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5">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5">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5">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5">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8">* * *</text:p>
      <text:p text:style-name="P5">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5"><text:soft-page-break/>Пару раз я просила его о помощи и пыталась слегка распределить обязанности. Что-то вроде:</text:p>
      <text:p text:style-name="P5">— Мне так было бы приятно, если бы ты встретил меня с работы с ужином...</text:p>
      <text:p text:style-name="P5">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5">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5">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8">* * *</text:p>
      <text:p text:style-name="P5">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5"><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5">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5">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5">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P5">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5">Он не был злым, или обиженным. Он не был растерянным или сильно занятым. Он. Просто. Перестал. Со. Мной. Разговаривать.</text:p>
      <text:p text:style-name="P5"><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5">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5">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5">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5">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5">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5">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5">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5">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Что я 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5">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5"><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5">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5">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5">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Text_20_body"><text:span text:style-name="T12">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2">только себе</text:span></text:span><text:span text:style-name="T12"> и доедал последнее, что было в холодильнике.</text:span></text:p>
      <text:p text:style-name="P5"><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5">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5">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5">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5">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8"><text:soft-page-break/>* * *</text:p>
      <text:p text:style-name="P5">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5">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5">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5">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5"/>
      <text:p text:style-name="P3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23">Личко А.Е., «Синдром неустойчивого поведения»</text:p>
      <text:p text:style-name="P5"/>
      <text:p text:style-name="P5">Итак, я с рюкзачком на костылях выходила каждый вечер в магазин, брала себе каких-то сосисок, потому что голодная, пива, чтоб уснуть, и сигарет.</text:p>
      <text:p text:style-name="P5">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5">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5">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5">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P5">— Я еду! — сказала она и приехала.</text:p>
      <text:p text:style-name="P5"><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5">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5">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28">* * *</text:p>
      <text:p text:style-name="P5">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5">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5">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5">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5">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5">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5">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5">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5">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5">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5">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5">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5">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5"><text:s/>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5">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5">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5">«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5">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26"><text:soft-page-break/>* * *</text:p>
      <text:p text:style-name="P5">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5">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Text_20_body"><text:span text:style-name="T12">Это была моя ошибка, пожалуй самая горькая для меня, ведь в то время, как я </text:span><text:span text:style-name="T20">и</text:span><text:span text:style-name="_30__20_Text"><text:span text:style-name="T20">скала в себе причины</text:span></text:span><text:span text:style-name="T20"> наших разногласий, </text:span><text:span text:style-name="_30__20_Text"><text:span text:style-name="T20">он продолжал паразитировать</text:span></text:span><text:span text:style-name="T20"> на</text:span><text:span text:style-name="T12"> моей к нему привязанности. Я строила отношения, в то время как он ими пользовался.</text:span></text:p>
      <text:h text:style-name="P40" text:outline-level="1"><text:bookmark-start text:name="Glava_8__Sama__kotik"/>Глава 8. Сама, котик<text:bookmark-end text:name="Glava_8__Sama__kotik"/></text:h>
      <text:p text:style-name="P5">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5">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5">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5">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text:soft-page-break/>рится». Это психологическое насилие, которое лишает жертву возможности донести абьюзеру свои переживания.</text:p>
      <text:p text:style-name="P5">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5">«Я желаю тебе добра»,</text:p>
      <text:p text:style-name="P5">«Для тебя так будет лучше».</text:p>
      <text:p text:style-name="P5">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26">* * *</text:p>
      <text:p text:style-name="P5">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P5">— Я вчера ходил в кино.</text:p>
      <text:p text:style-name="P5">Мы едем в за город отдыхать, он скажет:</text:p>
      <text:p text:style-name="P5">— Я еду...</text:p>
      <text:p text:style-name="Text_20_body"><text:soft-page-break/><text:span text:style-name="T12">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12">он</text:span></text:span><text:span text:style-name="T12">, и он красноречиво об этом расскажет, не упоминая обо мне.</text:span></text:p>
      <text:p text:style-name="P5">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Text_20_body"><text:span text:style-name="T12">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2">нас</text:span></text:span><text:span text:style-name="T12">, где я стояла на втором месте, а не в одной иерархии с ним. Я — дополнение.</text:span></text:p>
      <text:p text:style-name="Text_20_body"><text:span text:style-name="T12">Еще раз повторю это противное </text:span><text:span text:style-name="T20">«</text:span><text:span text:style-name="_30__20_Text"><text:span text:style-name="T20">я до сих пор не понимаю</text:span></text:span><text:span text:style-name="T20">»</text:span><text:span text:style-name="T12">,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5">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P5"><text:soft-page-break/>— Что, ручки из жопы? — при друзьях, да с такой радостью на лице, будто его ребенок сделал первые шаги.</text:p>
      <text:p text:style-name="P28">* * *</text:p>
      <text:p text:style-name="P5">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5">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5">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5">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5">Да, я хотела семью, но у меня не было навязчивой идеи выйти замуж. На тот момент на моем счету было <text:soft-page-break/>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5">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5">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5">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P5">— Ого, ты что, предложение делаешь?</text:p>
      <text:p text:style-name="P5">Он засмеялся и ответил:</text:p>
      <text:p text:style-name="Text_20_body"><text:span text:style-name="T12">— </text:span><text:span text:style-name="_30__20_Text"><text:span text:style-name="T12">Конечно</text:span></text:span><text:span text:style-name="T12"> нет! Мы тут запутались...</text:span></text:p>
      <text:p text:style-name="P5">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28"><text:soft-page-break/>* * *</text:p>
      <text:p text:style-name="P5">Часто его просьбы были провокацией и сопровождались:</text:p>
      <text:p text:style-name="P5">— Слабо? Ты сможешь!</text:p>
      <text:p text:style-name="Text_20_body"><text:span text:style-name="T12">Откажись я, это означало бы, что я открыто призн</text:span><text:span text:style-name="_30__20_Text"><text:span text:style-name="T12">а</text:span></text:span><text:span text:style-name="T12">юсь, что не смогу, хотя смогла бы, но просто не хочу. Ну и конечно — разочарование на его лице.</text:span></text:p>
      <text:p text:style-name="P5">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5">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5">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5">Кстати, родители, хотите покалечить ребенку психику — говорите ему почаще: «Я думал, ты справишься»...</text:p>
      <text:p text:style-name="P5"><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5">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5">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5">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Text_20_body"><text:span text:style-name="T12">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2">ты</text:span></text:span><text:span text:style-name="T12"> на самом деле хочешь.</text:span></text:p>
      <text:p text:style-name="P5"><text:soft-page-break/>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5">Но будьте готовы заплатить за эту его доброту... собой, потому именно себя вы лишитесь, возможно, раз и навсегда, если не начнете действовать.</text:p>
      <text:p text:style-name="P5">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Ой, мы лишь на полпути к развязке, а я уже на «ты» перешла...</text:p>
      <text:p text:style-name="P28">* * *</text:p>
      <text:p text:style-name="P5">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P5">— Давай сама, котик. Я не хочу/занят/мне ничего нужно/там дождь/голова болит...</text:p>
      <text:p text:style-name="P5">Или его коронное:</text:p>
      <text:p text:style-name="P5">— Давай, но без меня...</text:p>
      <text:p text:style-name="P5">Не говоря уже о разных бытовых штуках, и плевать, мужская это работа по дому или женская. Это всегда «сама».</text:p>
      <text:p text:style-name="P5"><text:soft-page-break/>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p text:style-name="P5">— Ты что, сама не справишься? Я тебе такси вызову...</text:p>
      <text:p text:style-name="P5">Он был не на работе. Он вызвал мне машину и остался дома играть по сети с друзьями!</text:p>
      <text:p text:style-name="P5">А как дойти до такси?!</text:p>
      <text:p text:style-name="P5">Как выйти из такси и дойти до входа в больницу?!</text:p>
      <text:p text:style-name="P5">Дойти до регистратуры?!</text:p>
      <text:p text:style-name="P5">Найти кабинет врача?!</text:p>
      <text:p text:style-name="P5">Дойти до рентгена?!</text:p>
      <text:p text:style-name="P5">Обратно к врачу?!</text:p>
      <text:p text:style-name="P5">До такси?!</text:p>
      <text:p text:style-name="P5">До квартиры?!</text:p>
      <text:p text:style-name="P5">Учитывая ступеньки, двери?!..</text:p>
      <text:p text:style-name="P5">Это же нога, а не рука! Но зачем об этом думать?!</text:p>
      <text:p text:style-name="P5">— Ты же у меня баба сильная, справишься сама...</text:p>
      <text:p text:style-name="P5">«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5">Вспоминая историю из предыдущей главы, у меня даже и в мыслях не было оставаться дома. Я не стала <text:soft-page-break/>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5">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P5">— Зачем ты вообще туда полезла!? Ты этим занималась, значит и виновата ты. Я же ничего не сделал!</text:p>
      <text:p text:style-name="P5">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text:span text:style-name="T12">Этот прием манипулирования называется </text:span><text:span text:style-name="_30__20_Text"><text:span text:style-name="T12">виктимблейминг</text:span></text:span><text:span text:style-name="T12">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2">это было моим решением</text:span></text:span><text:span text:style-name="T12">, это давало ему право освободить себя от ответственности за меня и заботы обо мне, ведь я получила, как он считал, по заслугам.</text:span></text:p>
      <text:p text:style-name="P5">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5">Как-то к нам пришли гости — наш друг и его знакомый, который оказался нашим соседом и снимал кварти<text:soft-page-break/>ру через дорогу от нас. Он зашел в квартиру, осмотрелся и говорит, мол:</text:p>
      <text:p text:style-name="P5">—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P5">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5">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5">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5">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5">Потом с новым другом я долго смеялась, рассказывая, как тот уродливый шкаф рухнул мне на ногу!</text:p>
      <text:p text:style-name="P28"><text:soft-page-break/>* * *</text:p>
      <text:p text:style-name="P5">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5">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P5">— Автобусом?! Лучше бы ты мне не говорила!..</text:p>
      <text:p text:style-name="P5">Я потратила 4 часа на поиски. Я дошла до восьмой страницы гугла. Сделала несколько десятков звонков — а он остался недоволен!</text:p>
      <text:p text:style-name="Text_20_body"><text:span text:style-name="T12">Из-за высокого роста, его ноги никуда не помещаются. Я не предусмотрела. Я виновата. Теперь он будет мучиться </text:span><text:span text:style-name="_30__20_Text"><text:span text:style-name="T12">из-за меня</text:span></text:span><text:span text:style-name="T12">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5">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5">Я тщательно следила за тем, что говорю и надеваю, чтоб не нарваться на очередное замечание. А теперь еще усерднее хотела быть идеальной и делать все без<text:soft-page-break/>упречно, ведь надо же что-то делать со своими «недостатками»!</text:p>
      <text:p text:style-name="P5">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P5">— Спасибо, котик, все было очень вкусно/круто/весело...</text:p>
      <text:p text:style-name="P5">В такие редкие моменты я светилась от счастья и все умилялись и твердили, какая мы замечательная пара!</text:p>
      <text:p text:style-name="P5"/>
      <text:p text:style-name="P3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23">Ирина Мельниченко, «Мудаки и игра на публику»</text:p>
      <text:p text:style-name="P5"/>
      <text:p text:style-name="P26">* * *</text:p>
      <text:p text:style-name="P5">Помню эти грандиозные скандалы, как всегда «из-за меня», после всех этих посиделок с друзьями. Каждый <text:soft-page-break/>раз, возвратившись домой, меня вдруг разрывало от обиды и негодования. Все было не так и я не могла объяснить, что именно.</text:p>
      <text:p text:style-name="P5">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P5">— Почему каждый раз после вечеринок мы с тобой опять ссоримся? — злился он.</text:p>
      <text:p text:style-name="P5">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5">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P5">— Сама, котик...</text:p>
      <text:p text:style-name="P5">— Я интроверт и хочу побыть наедине с собой...</text:p>
      <text:p text:style-name="P5">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5"><text:soft-page-break/>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5">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5">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5">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5">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P5"><text:soft-page-break/>— Да сколько же можно!? Тебе что, больше заняться нечем?</text:p>
      <text:p text:style-name="P5">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5">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40" text:outline-level="1"><text:bookmark-start text:name="Glava_9__My_tak_obshchaiemsia"/>Глава 9. Мы так общаемся<text:bookmark-end text:name="Glava_9__My_tak_obshchaiemsia"/></text:h>
      <text:p text:style-name="P25">Скажи мне, кто твой друг и я скажу кто ты.</text:p>
      <text:p text:style-name="P30">Еврипид</text:p>
      <text:p text:style-name="P5">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5">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5"/>
      <text:p text:style-name="P3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32">К деструктивному общению относят не только агрессивно-конфликтное и криминогенное обще<text:soft-page-break/>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23">Я.А. Волкова, «Деструктивное общение: к определению понятия»</text:p>
      <text:p text:style-name="Цитата_20_-_20_автор"><text:span text:style-name="_31__20_Text"><text:span text:style-name="T12"/></text:span></text:p>
      <text:p text:style-name="Text_20_body"><text:span text:style-name="T12">Его </text:span><text:span text:style-name="_30__20_Text"><text:span text:style-name="T12">лучший друг</text:span></text:span><text:span text:style-name="T12">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5">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5">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text:soft-page-break/>объясните. Но стоило мне высказать свое мнение, на него накидывались, как волки на дичь.</text:p>
      <text:p text:style-name="P5">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5">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5">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5">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5">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P5"><text:soft-page-break/></text:p>
      <text:p text:style-name="P32">«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3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23">Я. А. Волкова, «Деструктивное общение в когнитивно-дискурсивнов аспекте»</text:p>
      <text:p text:style-name="Para_20_05"><text:span text:style-name="T12"><text:line-break/></text:span><text:span text:style-name="Default_20_Paragraph_20_Font"><text:span text:style-name="T17"> </text:span></text:span></text:p>
      <text:p text:style-name="P5">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5">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28"><text:soft-page-break/>* * *</text:p>
      <text:p text:style-name="P5">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5">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5">Однажды мы компанией праздновали Новый год. Сидим ночью, все уже порядком выпившие, и тут его Странный друг говорит:</text:p>
      <text:p text:style-name="Text_20_body"><text:span text:style-name="T12">— Если на земле не останется ни одной </text:span><text:span text:style-name="_30__20_Text"><text:span text:style-name="T12">бабы</text:span></text:span><text:span text:style-name="T12">, иметь первым мы будем тебя.</text:span></text:p>
      <text:p text:style-name="P5">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5">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text:soft-page-break/>Вообще-то я тут сижу и слышу, как вы моего мужика поиметь хотите!» На что мне ответили:</text:p>
      <text:p text:style-name="Text_20_body"><text:span text:style-name="T12">— Ну он же у нас самый красивый, вот его и пустим первым по кругу...</text:span><text:span text:style-name="Default_20_Paragraph_20_Font"><text:span text:style-name="T17"> </text:span></text:span></text:p>
      <text:p text:style-name="P5">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5"/>
      <text:p text:style-name="P3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3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23">Я. А. Волкова, «Деструктивное общение в когнитивно-дискурсивном аспекте»</text:p>
      <text:p text:style-name="P2"><text:line-break/></text:p>
      <text:p text:style-name="P5">Позже, как и всегда, когда заходили подобного рода разговоры, а они заходили довольно часто, я аккуратно ему намекала, что это не правильно. И:</text:p>
      <text:p text:style-name="P5">— Неужели тебе нравятся такое общение!?</text:p>
      <text:p text:style-name="P5">Ответ всегда был один:</text:p>
      <text:p text:style-name="P5">— Ты слишком остро реагируешь. Мы так общаемся...</text:p>
      <text:p text:style-name="P5"><text:soft-page-break/>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5">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5">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5">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5">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text:soft-page-break/>представляет — понимала и поддерживала. И даже была рада.</text:p>
      <text:p text:style-name="P5">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28">* * *</text:p>
      <text:p text:style-name="P5">Вернемся к делу. Основных тем у них было несколько:</text:p>
      <text:list xml:id="list37762914" text:continue-numbering="true" text:style-name="List_20_1">
        <text:list-item>
          <text:p text:style-name="P48">Женские жопы;</text:p>
        </text:list-item>
        <text:list-item>
          <text:p text:style-name="P48">Как изменить девушке/жене и сделать так, чтоб об этом никто не узнал;</text:p>
        </text:list-item>
        <text:list-item>
          <text:p text:style-name="P48">Печальная история о том, как одна их общая подруга «дала» им всем, кроме одного, чем жестоко задела самолюбие оного;</text:p>
        </text:list-item>
        <text:list-item>
          <text:p text:style-name="P48">Размер мужского достоинства;</text:p>
        </text:list-item>
        <text:list-item>
          <text:p text:style-name="P48">HOTS<text:note text:id="ftn3" text:note-class="footnote"><text:note-citation text:label="*">*</text:note-citation><text:note-body><text:p text:style-name="Footnote"><text:span text:style-name="T26">HOTS (Heroes of the Storm) – </text:span><text:span text:style-name="T11">компьютерная игра, разработанная </text:span><text:span text:style-name="T26">Blizzard Entertainment.</text:span></text:p></text:note-body></text:note>;</text:p>
        </text:list-item>
        <text:list-item>
          <text:p text:style-name="P48">Ну и конечно — обсуждения отсутствующих за их спиной не в лучшей форме.</text:p>
        </text:list-item>
      </text:list>
      <text:p text:style-name="P5"><text:soft-page-break/>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5"/>
      <text:p text:style-name="P3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text:span text:style-name="T12">Я. А. Волкова, «Деструктивное общение в когнитивно-дискурсивнов аспекте»</text:span><text:span text:style-name="Default_20_Paragraph_20_Font"><text:span text:style-name="T17"> </text:span></text:span></text:p>
      <text:p text:style-name="P5"/>
      <text:p text:style-name="P5">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5">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5">Один из его лучших друзей (назову его Гуру-друг) многому его научил. Мой парень освоил целый род дея<text:soft-page-break/>тельности благодаря Гуру-другу, а тот, в свою очередь, не жадничал нужной информацией и учил всему, что знал, делясь новыми навыками.</text:p>
      <text:p text:style-name="P5">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5">—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5">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5">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5">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5"><text:soft-page-break/>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5">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5">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8">* * *</text:p>
      <text:p text:style-name="Text_20_body"><text:span text:style-name="T12">Так вот, все это о </text:span><text:span text:style-name="_30__20_Text"><text:span text:style-name="T12">его</text:span></text:span><text:span text:style-name="T12"> окружении, именно о </text:span><text:span text:style-name="_30__20_Text"><text:span text:style-name="T12">его</text:span></text:span><text:span text:style-name="T12">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12">своим</text:span></text:span><text:span text:style-name="T12"> друзьям он говорил:</text:span></text:p>
      <text:p text:style-name="P5">— Она неадекватная...</text:p>
      <text:p text:style-name="Text_20_body"><text:span text:style-name="T12">И дальше по тексту, то </text:span><text:span text:style-name="_30__20_Text"><text:span text:style-name="T12">нашим</text:span></text:span><text:span text:style-name="T12"> друзьям говорилось все в другой форме:</text:span></text:p>
      <text:p text:style-name="P5">— Я ее люблю, но...</text:p>
      <text:p text:style-name="P5">Где после «но» следовал текст, который повествовал о том, что любить меня не за что. Говорилось это с лицом, <text:soft-page-break/>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5">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Text_20_body"><text:span text:style-name="T12">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2">снова</text:span></text:span><text:span text:style-name="T12"> что-то делает не так», то есть — постоянно что-то делает не так.</text:span></text:p>
      <text:p text:style-name="P5">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 равнодушным и эгоистичным зверем, в костюме несчастной овечки.</text:p>
      <text:p text:style-name="P5">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5">Я об этом узнала позже, уже когда апофеоз отношений был достигнут. Именно поэтому я хотела бы обра<text:soft-page-break/>тить ваше внимание на этот аспект взаимодействия и деления окружения.</text:p>
      <text:p text:style-name="P5">«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5">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8">* * *</text:p>
      <text:p text:style-name="P5">Не могу не вставить пару слов о его семье... Точнее — 4 слова:</text:p>
      <text:p text:style-name="P5">1. Все</text:p>
      <text:p text:style-name="P5">2. Друг</text:p>
      <text:p text:style-name="P5">3. Друга</text:p>
      <text:p text:style-name="P5">4. Ненавидят</text:p>
      <text:p text:style-name="P5">Мое знакомство с ними прошло довольно-таки успешно. Я очень переживала, ведь это свадьба его старшего брата, там будут все. Я достала свой праздничный при<text:soft-page-break/>кид, подкрасилась, сделала прическу и сказала довольно 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5">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5">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5">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5">Вся ситуация с его родными поменялась прямо пропорционально при последующем общении.</text:p>
      <text:p text:style-name="P5">Как я уже говорила, они все ненавидят друг друга, постоянно между собой ругаются, втягивая в свои кон<text:soft-page-break/>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5">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5">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5">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5">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5">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text:soft-page-break/>тел. Хотя, если бы я знала, кто мне звонит, то просто не стала бы брать трубку.</text:p>
      <text:p text:style-name="P5">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5">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5">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P5">— Да перестань! Они же простые ребята — даже внимание не обратят...</text:p>
      <text:p text:style-name="P5">И я заплела косу.</text:p>
      <text:p text:style-name="P5">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5"><text:soft-page-break/>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5">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5">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5">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5">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P5">— Мам, я сделал свой выбор, и не собираюсь менять это решение. Она нормальная! Ну что ты начинаешь?!</text:p>
      <text:p text:style-name="P5">И обязательно при мне. Я даже боюсь представить, что там были за разговоры, когда я не слышала. Конечно, и у этих действий была своя цель. Цель номер один: <text:soft-page-break/>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5">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40" text:outline-level="1"><text:bookmark-start text:name="Glava_10__Eto_nie_ia"/>Глава 10. Это не я<text:bookmark-end text:name="Glava_10__Eto_nie_ia"/></text:h>
      <text:p text:style-name="P25">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25">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2"><text:s/></text:span></text:span><text:span text:style-name="T12">Хайек Ф.</text:span></text:p>
      <text:p text:style-name="P5">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5">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text:soft-page-break/>лать похабно какую-то работу, чтоб больше не просили. Первые признаки инфантильности.</text:p>
      <text:p text:style-name="P5">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5">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5">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5">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5">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text:soft-page-break/>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P5">— Это не я.</text:p>
      <text:p text:style-name="P5">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5">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12">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2">говорить</text:span></text:span><text:span text:style-name="T12"> сколько угодно, но когда приходило время </text:span><text:span text:style-name="_30__20_Text"><text:span text:style-name="T12">делать</text:span></text:span><text:span text:style-name="T12">, ему всегда что-то «мешало». Но чаще всего было:</text:span></text:p>
      <text:p text:style-name="P5"><text:soft-page-break/>— Обещал? Я этого не помню, а если я не помню, значит этого не было.</text:p>
      <text:p text:style-name="P5">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5">Я не помню ни дня, чтоб он пришел домой вовремя, как и обещал. Всегда находились отговорки или он просто мог потерять счет времени.</text:p>
      <text:p text:style-name="P5">Когда дело касалось его работы, я просила его:</text:p>
      <text:p text:style-name="P5">— Не обещай, пока не будешь уверен.</text:p>
      <text:p text:style-name="P5">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5">Каждый раз это было что-то «поважнее» данного мне обещания, и он не мог. При этом он никогда не просил прощения за несдержанное слово.</text:p>
      <text:p text:style-name="P5">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5">Я изводила себя бесконечными поисками ответов, на вопросы которые меня окружали во всем, что касается <text:soft-page-break/>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5">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5">Он никогда не виноват, а если вдруг его вина становится очевидной — это мелочь, которая не стоит внимания. Ему все сходило с рук.</text:p>
      <text:p text:style-name="P28">* * *</text:p>
      <text:p text:style-name="P5">Как-то я поехала в другой город. На похороны. Это был долгий путь и в целом очень тяжелая поездка. Меня не было две недели.</text:p>
      <text:p text:style-name="P5">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5">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P5"><text:soft-page-break/>— Когда ты уже вернешься?</text:p>
      <text:p text:style-name="P5">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5">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8">* * *</text:p>
      <text:p text:style-name="P5">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от того, что он никак не мог его смыть.</text:p>
      <text:p text:style-name="P5">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5">Так было и со мной, когда я каждый вечер возвращалась домой. Изо дня в день к вечеру в квартире был <text:soft-page-break/>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5">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5">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p text:style-name="P5">— Это не я...</text:p>
      <text:p text:style-name="P5">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P5">— Мне не обязательно стирать трусы каждый день!</text:p>
      <text:p text:style-name="Text_20_body"><text:span text:style-name="T12">Мне приходилось просить его чистить уши, потому, что </text:span><text:span text:style-name="_30__20_Text"><text:span text:style-name="T12">мне было стыдно</text:span></text:span><text:span text:style-name="T12">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5"><text:soft-page-break/>Я сидела со спиртом и ватной палочкой, подавляя рвотные позывы, и делала все, что могла, чтобы его вид был более или менее опрятным.</text:p>
      <text:p text:style-name="P5">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5">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5">Он спал, ходил на природу, ходил по дому и на работу в одной и той же одежде, за месяц занашивая до дыр новые вещи, и на предложение:</text:p>
      <text:p text:style-name="P5">— Пойдем купим тебе что-нибудь новое.</text:p>
      <text:p text:style-name="P5">Он отвечал:</text:p>
      <text:p text:style-name="P5">— У меня все есть, мне ничего не надо.</text:p>
      <text:p text:style-name="P5">И ходил мятый и грязный, как бомж, а я просто не могла за этим уследить.</text:p>
      <text:p text:style-name="P5">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2">Это было еще одно чувство вины. Но в отличии от всех остальных, навязанных мне, это был стыд. </text:span><text:span text:style-name="_30__20_Text"><text:span text:style-name="T12">Мне было стыдно</text:span></text:span><text:span text:style-name="T12"> от того, я не справляюсь, как его девушка, и мой мужчина не выглаженный и не накрахмаленный, как я бы этого хотела.</text:span></text:p>
      <text:p text:style-name="P5">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26">* * *</text:p>
      <text:p text:style-name="Text_20_body"><text:span text:style-name="T12">А вы знали, что </text:span><text:span text:style-name="_30__20_Text"><text:span text:style-name="T12">неряшливость является одним из симптомов психического отклонения</text:span></text:span><text:span text:style-name="T12">?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5">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P5">— Котик, поставь, пожалуйста кружку в раковину, можешь не мыть...</text:p>
      <text:p text:style-name="P5"><text:soft-page-break/>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5">Вот так все просто. Этот способ манипуляцией чувством вины. Он строил из себя «жертву» после малейшего замечания, озвучивая это простой фразой:</text:p>
      <text:p text:style-name="P5">— Я не буду тебе ничего доказывать.</text:p>
      <text:p text:style-name="P5">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P5">— Это не я...</text:p>
      <text:p text:style-name="P5">— Если я этого не помню, значит этого не было.</text:p>
      <text:p text:style-name="P5">— Я имею право хранить молчание.</text:p>
      <text:p text:style-name="P5">— Я ничего не обещал.</text:p>
      <text:p text:style-name="P28">* * *</text:p>
      <text:p text:style-name="P5">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5"><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5">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5">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P5">— Я ничего не помню. А, если я ничего не помню — значит этого не было. — улыбаясь, повторял он.</text:p>
      <text:p text:style-name="P5">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8">* * *</text:p>
      <text:p text:style-name="Text_20_body"><text:span text:style-name="T12">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2">триггера</text:span></text:span><text:span text:style-name="T12">.</text:span></text:p>
      <text:p text:style-name="P5">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5">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5">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5">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5">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5">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5"><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5">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28">* * *</text:p>
      <text:p text:style-name="P5">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5">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5">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5">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5"><text:soft-page-break/>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5">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5">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5">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5"/>
      <text:p text:style-name="P31">«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31">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31">Да, это все описывается простой фразой — «я люблю тебя». Любящий человек способен делать <text:soft-page-break/>глупости. Если ты поймешь, что история заканчивается здесь — да будет так.</text:p>
      <text:p text:style-name="P31">В судьбу я не верю, я верю только в свои силы. Если ты считаешь, что сил больше нет — я не вправе тебе ничего навязывать.»</text:p>
      <text:p text:style-name="P31"/>
      <text:p text:style-name="P5">«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9">«У нас все прекрасно»</text:p>
      <text:p text:style-name="P5">Это ложь. Мы постоянно ссоримся. У нас все плохо настолько, что мы решили расстаться.</text:p>
      <text:p text:style-name="P5"><text:span text:style-name="T8">Цель</text:span>: сбить с толку с первой фразы, которая совершенно противоречит сложившейся ситуации. Ведь мы приняли решение разорвать отношения.</text:p>
      <text:p text:style-name="P9">«У нас отлично получается»</text:p>
      <text:p text:style-name="P10">Что получается? Жить? Строить семью? Делать друг-друга счастливыми? Заботиться друг о друге? Не понятно...</text:p>
      <text:p text:style-name="P5"><text:span text:style-name="T8">Цель</text:span>: внушить утверждение, что ошибок не было. Все идет по плану, как и должно быть.</text:p>
      <text:p text:style-name="P9">«Нас любят. В нас верят»</text:p>
      <text:p text:style-name="Text_20_body"><text:span text:style-name="T12">На первый взгляд ничего странного. Мы кому-то нравимся — это же хорошо. Но на самом деле это — </text:span><text:span text:style-name="_30__20_Text"><text:span text:style-name="T12">триангуляция</text:span></text:span><text:span text:style-name="T12"> — метод, в котором манипуляторы оперируют </text:span><text:soft-page-break/><text:span text:style-name="T12">чужими, а порой даже выдуманными мнениями, приводя их, как аргументы, с которыми не поспоришь.</text:span></text:p>
      <text:p text:style-name="P5">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5">Но его устраивало не то, что мы хорошая пара, ведь это не так — у нас слишком много проблем, а то, что мы создаем видимость хорошей пары.</text:p>
      <text:p text:style-name="P5">В этом утверждении он объединил нас в одно целое. Ты и я — мы пара, и нас — любят. То есть — и я хороший, и ты.</text:p>
      <text:p text:style-name="P5"><text:span text:style-name="T8">Цель</text:span>: утвердиться в позиции — я такой же хороший, как и ты, что отрицает — я плохой, я тебя обидел.</text:p>
      <text:p text:style-name="P9">«Верю в тебя. Ты большая умница и нужно быть слепым, чтоб не заметить это»</text:p>
      <text:p text:style-name="P5">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2">Этот метод называется </text:span><text:span text:style-name="_30__20_Text"><text:span text:style-name="T12">манипуляцией тщеславием (положительное подкрепление)</text:span></text:span><text:span text:style-name="T12">. Когда жертву хвалят, отмечая ее заслуги и достоинства — шанс получить желаемое увеличивается. Люди очень наивны и порой не понима</text:span><text:span text:style-name="T12">ют, что это не похвала, а наживка, которую они заглатывают без малейших сомнений и опасений.</text:span></text:p>
      <text:p text:style-name="P5"><text:soft-page-break/><text:span text:style-name="T8">Цель</text:span>: ввести в заблуждение похвалой, что ослабляет жертву в ее позиции сопротивления.</text:p>
      <text:p text:style-name="P9">«Никто не говорил, что будет легко»</text:p>
      <text:p text:style-name="P5">И снова триангуляция, но уже более обобщающая. Тебе никто не обещал, что все будет гладко. Будет сложно. Смирись.</text:p>
      <text:p text:style-name="P5"><text:span text:style-name="T8">Цель</text:span>: внушить жертве, что сложности, которыми он ее изматывает — нормальны, оперируя тем, что, якобы, все так живут.</text:p>
      <text:p text:style-name="P9">«Я не согласен рушить все из-за какой-то фигни. Это несправедливо»</text:p>
      <text:p text:style-name="P5">Еще пару часов назад он сказал мне собирать вещи, а теперь несогласен все рушить...</text:p>
      <text:p text:style-name="Text_20_body"><text:span text:style-name="T12">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12">манипуляция чувством вины</text:span></text:span><text:span text:style-name="T12"> — он надевает маску «жертвы» обвиняет меня в несправедливости уже моих действий.</text:span></text:p>
      <text:p text:style-name="P5"><text:span text:style-name="T8">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9">«Я не верну назад всех гадостей, которые тебе пришлось услышать»</text:p>
      <text:p text:style-name="P5">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5"><text:soft-page-break/><text:span text:style-name="T8">Цель</text:span>: сбить с толку жалостью к жертве, не сожалея о сказанном.</text:p>
      <text:p text:style-name="P9">«Все мои попытки отстраниться, уйти, сбежать это страх и бессилие»</text:p>
      <text:p text:style-name="Text_20_body"><text:span text:style-name="_30__20_Text"><text:span text:style-name="T12">Манипуляция жалостью</text:span></text:span><text:span text:style-name="T12"> — посмотри, как мне страшно!</text:span></text:p>
      <text:p text:style-name="P5"><text:span text:style-name="T8">Цель</text:span>: вызвать жалость, сострадание и понимание, что притупляет желание жертвы дать отпор и стоять на своем.</text:p>
      <text:p text:style-name="P9">«Да, это все описывается простой фразой — "я люблю тебя"»</text:p>
      <text:p text:style-name="P5">Контрольный выстрел в голову — признание в любви. Якобы — ведь это не обращение, если вы заметили.</text:p>
      <text:p text:style-name="P5">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5"><text:span text:style-name="T8">Цель</text:span>: ввести в заблуждение завуалированным признанием, дабы ослабить попытки жертвы к сопротивлению.</text:p>
      <text:p text:style-name="P9">«Любящий человек способен делать глупости»</text:p>
      <text:p text:style-name="P5">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5"><text:span text:style-name="T8">Цель</text:span>: попытка оправдаться за счет общепринятого мнения.</text:p>
      <text:p text:style-name="P9"><text:soft-page-break/>«Если ты поймешь, что история заканчивается здесь — да будет так»</text:p>
      <text:p text:style-name="P5"><text:span text:style-name="T8">Цель</text:span><text:span text:style-name="T9">:</text:span> заставить жертву нести ответственность, демонстрируя свое смирение.</text:p>
      <text:p text:style-name="P9">«В судьбу я не верю, я верю только в свои силы»</text:p>
      <text:p text:style-name="P5">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5">Цель: сбить с толку завуалированным обманчивым утверждением — я прилагаю все усилия.</text:p>
      <text:p text:style-name="P9">«Если ты считаешь, что сил больше нет — я не вправе тебе ничего навязывать»</text:p>
      <text:p text:style-name="P5">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5"><text:span text:style-name="T8">Цель</text:span>: либо заставить жертву признать, что она слаба, либо заставить доказать, что это не так.</text:p>
      <text:p text:style-name="P5">Итак, что у нас получается:</text:p>
      <text:p text:style-name="P5"/>
      <text:p text:style-name="P31">«У нас все прекрасно и я знаю, что ты хочешь в это верить, даже не смотря на то, что еще пару ча<text:soft-page-break/>сов назад я не хотел тебя ни видеть, ни слышать — у нас все хорошо.</text:p>
      <text:p text:style-name="P31">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31">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31">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31">Никто не говорил, что будет легко. Все говорят, будет сложно и ты должна с этим смириться. Этого не избежать — так все сказали, они знают лучше.</text:p>
      <text:p text:style-name="P31">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31">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text:soft-page-break/>прав, а мне это не выгодно, ведь тогда мой авторитет пошатнется.</text:p>
      <text:p text:style-name="P31">Я растерян и не знаю, что мне делать. Мне страшно и я обессилен. Ты не можешь быть такой бесчувственной и бросить меня, когда ты мне так нужна!</text:p>
      <text:p text:style-name="P31">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31">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31">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31">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31"/>
      <text:p text:style-name="P5"><text:soft-page-break/>Впечатляет, не правда ли? Я не зря включила это письмо именно в эту главу. Ведь все, что там описано можно сказать этими тремя словами: «это не я».</text:p>
      <text:h text:style-name="P40" text:outline-level="1"><text:bookmark-start text:name="Glava_11__Trio"/>Глава 11. Трио<text:bookmark-end text:name="Glava_11__Trio"/></text:h>
      <text:p text:style-name="P5">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P5">— Лучшая измена та, о которой никто ничего не знает!</text:p>
      <text:p text:style-name="P5">И обсуждали они это при мне и при своих девушках и женах. Я человек не ревнивый, так что я отшучивалась, мол:</text:p>
      <text:p text:style-name="P5">— Спасибо, что сказали... Буду знать!</text:p>
      <text:p text:style-name="P5">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P5">— И, будь уверен, я это сделаю...</text:p>
      <text:p text:style-name="P5">Я думаю, что именно это его останавливало — моя готовность поступить так же. Как-то он спросил у меня, что я сделаю, если узнаю, что он мне изменил.</text:p>
      <text:p text:style-name="P5">—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P5">И я действительно не знала. Теперь знаю, но тогда — нет...</text:p>
      <text:p text:style-name="P5">Бывало, идем по улице, а он такой:</text:p>
      <text:p text:style-name="P5">— Смотри, какая жопа!</text:p>
      <text:p text:style-name="P5">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5"/>
      <text:p text:style-name="P32">«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32">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23">Шейнов В. П., «Скрытое управление человеком»</text:p>
      <text:p text:style-name="P3"><text:soft-page-break/><text:span text:style-name="Default_20_Paragraph_20_Font"><text:span text:style-name="T17"><text:s/></text:span></text:span></text:p>
      <text:p text:style-name="P5">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5">— Смотри какая спинка... И куртка у него классная, надо и тебе такую купить...</text:p>
      <text:p text:style-name="P5">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5">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29">* * *</text:p>
      <text:p text:style-name="P5">Постепенно его намеки и акцентирование внимания на удовлетворении его больного либидо переросли в новую тему — «трио».</text:p>
      <text:p text:style-name="P5">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5"><text:soft-page-break/>Конечно, я говорила в шутку, но старалась, чтоб прозвучало это, как можно убедительнее. Так смешно вспоминать его удивленное лицо:</text:p>
      <text:p text:style-name="P5">—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P5">Не, ну вы поняли? А я значит представляю! Насчет третьей девочки он говорил, что даже прикасаться к ней не будет:</text:p>
      <text:p text:style-name="P5">— Я просто на вас посижу посмотрю...</text:p>
      <text:p text:style-name="P5">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1">добиться </text:span>самоутверждения.</text:p>
      <text:p text:style-name="P5">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5">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5">Что тут сказать? Любила — безумно. Боготворила — да. Дорожила — да. Ну не ревнивая я!</text:p>
      <text:p text:style-name="P5"><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5">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5">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5">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2">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12">пользуются, но при этом не бросают</text:span></text:span><text:span text:style-name="T12">. И факт измены ее идеализированного мучителя уходит на второй план, лишь бы он оставался рядом и не рвал отношения с жертвой.</text:span></text:p>
      <text:p text:style-name="P5">На этой стадии жертва много раз слышала:</text:p>
      <text:p text:style-name="P5"><text:soft-page-break/>— Да кому ты нужна, кроме меня?! — и понимала, что и правда, ведь в ней столько недостатков! Она ведь постоянно в чем-то виновата...</text:p>
      <text:p text:style-name="P5">— Ты без меня ничто! — слушала она, опуская голову, понимая, что ее неуверенность в себе и забитое чувство самодостаточности делает ее таковой.</text:p>
      <text:p text:style-name="P5">— 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p>
      <text:p text:style-name="P5">Список можно продолжать.</text:p>
      <text:p text:style-name="P5">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5">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2">В процессе </text:span><text:span text:style-name="_30__20_Text"><text:span text:style-name="T12">отмены</text:span></text:span><text:span text:style-name="T12">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5"><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5">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26">* * *</text:p>
      <text:p text:style-name="P5">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5">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5">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5"><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5">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5">Я знала, что ему хорошо, и мне было хорошо. В эмоциональном плане. На уровне чувств. Искренне...</text:p>
      <text:p text:style-name="P5">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P5">— Да! Мне нравятся женские жопы. Я хожу и смотрю на женские жопы. В мире три миллиарда людей, и из них даже бабы любят смотреть на женские жопы...</text:p>
      <text:p text:style-name="P5">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5">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40" text:outline-level="1"><text:bookmark-start text:name="Glava_12__Nie_noi"/>Глава 12. Не ной<text:bookmark-end text:name="Glava_12__Nie_noi"/></text:h>
      <text:p text:style-name="P5">Если со всеми остальными недостатками я могла смириться, то с одним я мириться не хотела. По быту — да. Я задавала себе вопросы:</text:p>
      <text:p text:style-name="P5">— Я могу с этим жить? — Да.</text:p>
      <text:p text:style-name="P5">—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P5">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5">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P5">— Не ной.</text:p>
      <text:p text:style-name="P5">— Мне неинтересно это слушать.</text:p>
      <text:p text:style-name="P5"><text:soft-page-break/>— Это ты виновата, это ты допустила.</text:p>
      <text:p text:style-name="P5">— Разберись с этим сама...</text:p>
      <text:p text:style-name="P5">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5">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P5">— А я тут при чем?!</text:p>
      <text:p text:style-name="P5">Или:</text:p>
      <text:p text:style-name="P5">— Почему я должен это выслушивать?!</text:p>
      <text:p text:style-name="P5">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5">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5">Это проявлялось даже тогда, когда его участие и не требовалось. Например, моя история с отцом, о которой я упоминала в самом начале. Я его не знала, но очень <text:soft-page-break/>любила, и навсегда потеряла возможность с ним познакомиться и узнать какой он.</text:p>
      <text:p text:style-name="P5">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P5">— Я сейчас выключу, если ты не успокоишься! Хватит нюни распускать — это же просто фильм!</text:p>
      <text:p text:style-name="P5">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26"><text:s/>* * *</text:p>
      <text:p text:style-name="P5">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5">В итоге он тоже оттуда ушел, как и я. И речь шла о его непосредственной начальнице, как и о моем непосредственном начальнике. Он ушел, и я ушла. Он был <text:soft-page-break/>зол, и я была зла. Он приходил домой нервный, как и я. Но, если его проблему мы обсуждали и «обсасывали» часами, то я, заводя речь о своих траблах, слышала:</text:p>
      <text:p text:style-name="P5">— Хватит ныть! Соберись, тряпка!</text:p>
      <text:p text:style-name="P5">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8">* * *</text:p>
      <text:p text:style-name="P5">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5">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5">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5"><text:soft-page-break/>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5">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5">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5">Я ему рассказывала, что, в принципе-то, ничего делать и не надо, — подойти и обнять, всего-то делов.</text:p>
      <text:p text:style-name="P5">—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text:p>
      <text:p text:style-name="P5"><text:soft-page-break/>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5">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5">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5">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29">* * *</text:p>
      <text:p text:style-name="P5">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2">Он берет стакан, набирает воды, запивает таблетку и просто </text:span><text:span text:style-name="_30__20_Text"><text:span text:style-name="T12">бросает</text:span></text:span><text:span text:style-name="T12"> стакан в раковину, в которой лежит еще не помытая посуда! Этот жест повествовал, стало быть, о невыносимой головной боли, и на мой вопрос: «Зачем ты </text:span><text:soft-page-break/><text:span text:style-name="T12">кинул стакан в раковину?» он ответил, что не понимал, что делает из-за очень сильной головной боли.</text:span></text:p>
      <text:p text:style-name="P5">А сейчас вспоминаем мои походы с рюкзачком на костылях за сосисками, и, заодно, — шкаф и: «Ты что, сама не доедешь?»</text:p>
      <text:p text:style-name="P5">Ну конечно! Это же головная боль! Что может быть хуже?!</text:p>
      <text:p text:style-name="P26">* * *</text:p>
      <text:p text:style-name="P5">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5">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P5">— Тебе что совсем наплевать на мои проблемы?! ВОТ ТАК ВСЕГДА! Иди спи. Главное, чтоб тебе было хорошо...</text:p>
      <text:p text:style-name="P5">И я сидела, куняла, но слушала, потому, что я ему нужна. Ему тяжело и для него это важно, и — я его лю<text:soft-page-break/>блю... А со своими проблемами разбиралась сама. И всегда это сопровождалось его «заботливым»:</text:p>
      <text:p text:style-name="P5">— Хватит ныть! Соберись, тряпка!</text:p>
      <text:p text:style-name="Text_20_body"><text:span text:style-name="T12">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2">ему это неинтересно</text:span></text:span><text:span text:style-name="T12">, говорил, что </text:span><text:span text:style-name="_30__20_Text"><text:span text:style-name="T12">я выношу ему мозг</text:span></text:span><text:span text:style-name="T12">. Он поучительно наваливал, что мне нужно меняться и быть сильной, и всегда показывал спину, обвиняя меня в сверхчувствительности.</text:span></text:p>
      <text:p text:style-name="P5">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5">Даже сейчас мне говорят друзья, когда уже весь это ад закончился:</text:p>
      <text:p text:style-name="P5">— Ты же девочка, ты должна быть слабой... (в понимании женственности).</text:p>
      <text:p text:style-name="P5">У меня один ответ:</text:p>
      <text:p text:style-name="P5">— Я не могу себе этого позволить!</text:p>
      <text:p text:style-name="P5">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5">Если бы я расслабилась в этих отношениях, то, боюсь, от меня вообще ничего не осталось бы.</text:p>
      <text:p text:style-name="P5"><text:soft-page-break/>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5">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5">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5">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5">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5">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5"><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5">Так что пора бы взять себя в руки и перестать ныть!..</text:p>
      <text:h text:style-name="P40" text:outline-level="1"><text:bookmark-start text:name="Glava_13__Nieadiekvatnaia"/>Глава 13. Неадекватная<text:bookmark-end text:name="Glava_13__Nieadiekvatnaia"/></text:h>
      <text:p text:style-name="P25">Если вдруг вы стали для кого-то плохим, значит много хорошего было сделано для этого человека!</text:p>
      <text:p text:style-name="P30">Фаина Раневская</text:p>
      <text:p text:style-name="P60">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5">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5">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11">Он проделал очень много работы за всю свою жизнь. И вот одна из них.</text:p>
      <text:p text:style-name="P5">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5">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p text:style-name="P5">— Я никогда не говорил это!</text:p>
      <text:p text:style-name="P5">И вот вы начинаете сомневаться в том, что слышали.</text:p>
      <text:p text:style-name="P5">— Тебе кажется, что ты переживаешь!</text:p>
      <text:p text:style-name="P5">И вы сомневаетесь, что ваши переживания реальны.</text:p>
      <text:p text:style-name="P5">— С тобой что-то в последнее время происходит... Нет нет, это не усталость. Может нервный срыв?</text:p>
      <text:p text:style-name="P5">И вы сомневаетесь в том, что с вами все в порядке.</text:p>
      <text:p text:style-name="P5">— Это была не твоя идея, а моя...</text:p>
      <text:p text:style-name="P5">И вы сомневаетесь в своей памяти.</text:p>
      <text:p text:style-name="P5">Даже такое распространенное выражение, как «делать из мухи слона», является прекрасным примером <text:soft-page-break/>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5">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5">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p text:style-name="P5">— Ну не говорил, так не говорил...</text:p>
      <text:p text:style-name="P26">* * *</text:p>
      <text:p text:style-name="Text_20_body"><text:span text:style-name="T12">Знаете, я не просто так пишу об этом. Это описание моей жизни на протяжении нескольких лет. </text:span><text:span text:style-name="_30__20_Text"><text:span text:style-name="T12">Психоз порождает психоз.</text:span></text:span><text:span text:style-name="T12">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12">Например, он ясно давал понять, что он имеет право на свободу действий. Он четко расписывал по слогам </text:span><text:soft-page-break/><text:span text:style-name="T12">каждый раз, что для него важен его собственный комфорт. И это здорово, Да? Мы </text:span><text:span text:style-name="_30__20_Text"><text:span text:style-name="T12">все</text:span></text:span><text:span text:style-name="T12"> имеем право на свободу действий. Согласны? Ключевое слово — «все»!</text:span></text:p>
      <text:p text:style-name="Text_20_body"><text:span text:style-name="T12">Он так не считал. </text:span><text:span text:style-name="_30__20_Text"><text:span text:style-name="T12">Он</text:span></text:span><text:span text:style-name="T12">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5">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5">Он будет биться головой о стену после тяжелого телефонного разговора, но упрекнет меня в оплакивании моего отца.</text:p>
      <text:p text:style-name="P5">Он прав, и будет утверждать, что я на самом деле с ним согласна.</text:p>
      <text:p text:style-name="P5">— Ты преувеличиваешь — не болит у тебя ничего, ведь так?</text:p>
      <text:p text:style-name="P5">И я в замешательстве.</text:p>
      <text:p text:style-name="P5">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5"><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5">Этот полный непонимания процесс стартует с сопротивления и отторжения:</text:p>
      <text:p text:style-name="P5">— Как же так? Я же слышала!</text:p>
      <text:p text:style-name="P5">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p text:style-name="P5">— Я снова все напутала.</text:p>
      <text:p text:style-name="P5"/>
      <text:p text:style-name="P32">«Для того чтобы сидеть в клетке, не всегда нужны прутья.»</text:p>
      <text:p text:style-name="P23">Рональд Дэвид Лэйнг, «Политика семьи»</text:p>
      <text:p text:style-name="P5"/>
      <text:p text:style-name="P5">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5">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text:soft-page-break/>действительности — был длительной стратегией по развитию моей неадекватности.</text:p>
      <text:p text:style-name="P5">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5">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5">Я доказывала и доказывала:</text:p>
      <text:p text:style-name="P5">— Но ведь было же!</text:p>
      <text:p text:style-name="P5">Но мне повторяли и повторяли:</text:p>
      <text:p text:style-name="P5">— Да что ты опять придумываешь?! Тебе что, драмы не хватает?</text:p>
      <text:p text:style-name="P5">Мне было трудно понять... Да что там, мне было сложно представить, что меня специально вводят в эти заблуждения, сбивают с толку...</text:p>
      <text:p text:style-name="P5">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5">В случае моей непреклонности, он, обычно, использовал контрманевр. Ты уверена? — На тебе разряд! — Ах ты настаиваешь?</text:p>
      <text:p text:style-name="P5"><text:soft-page-break/>— Ты так говоришь, потому, что тебе на меня наплевать!</text:p>
      <text:p text:style-name="P5">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p text:style-name="P5">— Ты неадекватная, я не собираюсь продолжать с тобой разговор!</text:p>
      <text:p text:style-name="P5">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5">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5">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5">Конечно, каждый такой разговор заканчивался его обидой, злостью, недовольством и/или молчанием. Свои<text:soft-page-break/>ми намеками и сомнениями он плавно подводил меня к бешенству, а потом заявлял:</text:p>
      <text:p text:style-name="P5">— С тобой невозможно разговаривать. Поговорим, когда ты успокоишься!</text:p>
      <text:p text:style-name="P5">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5">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5">В процессе такого прессинга, он мог вспомнить о какой-то прошлой ситуации, например:</text:p>
      <text:p text:style-name="P5">— Ты уже так вела себя на прошлой неделе.</text:p>
      <text:p text:style-name="P5">Я пыталась оправдаться, и говорила, что в той ситуации были те же причины:</text:p>
      <text:p text:style-name="P5">— Потому что тогда, как и сегодня, ты меня перебивал и не давал мне сказать...</text:p>
      <text:p text:style-name="P5">И тут же получала в ответ «подзатыльник», например:</text:p>
      <text:p text:style-name="P5">— Почему ты постоянно возвращаешься к старым конфликтам!?</text:p>
      <text:p text:style-name="P5">Что вводило меня в еще большее заблуждение, ведь он же сам вспомнил о той прошлой ситуации!</text:p>
      <text:p text:style-name="P5">Ну и конечно:</text:p>
      <text:p text:style-name="P5">— Поговорим, когда ты успокоишься!</text:p>
      <text:p text:style-name="P5"><text:soft-page-break/>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5">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5">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5">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26">* * *</text:p>
      <text:p text:style-name="P5">Но на что стоило обратить тогда свое внимание?</text:p>
      <text:p text:style-name="P5"><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5">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5">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5">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5">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5">Поначалу, я объясняла это себе, как «минутку слабости», недоразумение, недопонимание. В общем, оправ<text:soft-page-break/>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5">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5">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P5">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б этом.</text:p>
      <text:p text:style-name="P5">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5">Наказаний было несколько. Помимо того, что он демонстративно отстранялся — молчание и внушение мне <text:soft-page-break/>чувства вины было очень-очень болезненным. Он уходил. И для меня наступал полный кошмар!</text:p>
      <text:p text:style-name="P5">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5">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P5">— Да все считают, что ты неадекватная!</text:p>
      <text:p text:style-name="P5">Или:</text:p>
      <text:p text:style-name="P5">— Все знают, что ты истеричка!</text:p>
      <text:p text:style-name="P5">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8">* * *</text:p>
      <text:p text:style-name="Text_20_body"><text:span text:style-name="T12">Вот реальный тому пример. В последнюю нашу поездку в другой город мы всю дорогу ругались, обсуждая </text:span><text:span text:style-name="_30__20_Text"><text:span text:style-name="T12">замявшийся накануне конфликт</text:span></text:span><text:span text:style-name="T12">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5"><text:soft-page-break/>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5">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5">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5">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5">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5">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text:soft-page-break/>ступления и никаких преимуществ. Оставалось лишь повторять:</text:p>
      <text:p text:style-name="P5">— Мне это неприятно! Как ты не понимаешь?!</text:p>
      <text:p text:style-name="P5">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5">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5">Ему было откровенно неприятно мое присутствие, и он рассказывал мне об этом всю дорогу. Как можно быть таким жестоким?!...</text:p>
      <text:p text:style-name="P5">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5">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5">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text:soft-page-break/>солютно спокоен, когда на моих глазах еще слезы не высохли!</text:p>
      <text:p text:style-name="P5">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5"/>
      <text:p text:style-name="P3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32">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23">Ирина Мельниченко, «Мудаки и игра на публику»</text:p>
      <text:p text:style-name="Цитата_20_-_20_автор"><text:span text:style-name="Default_20_Paragraph_20_Font"><text:span text:style-name="T17"><text:s/></text:span></text:span></text:p>
      <text:p text:style-name="P26">* * *</text:p>
      <text:p text:style-name="P5">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5">Он постоянно отрицал мою любовь, заставляя меня ее доказывать. Открыла рот, значит не любишь. Говоришь, <text:soft-page-break/>что я провинился — не любишь. Пытаешься заставить меня сдержать обещание — не любишь.</text:p>
      <text:p text:style-name="P5">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5">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5">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5">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5">Как правило, расхождение во мнениях для манипулятора — еще один повод обвинить свою жертву в иррациональности и тупости. Ведь только его мнение самое <text:soft-page-break/>правильное. Попытки заставить его хотя бы выслушать меня оборачивались провалом. И наказанием.</text:p>
      <text:p text:style-name="P5">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8">* * *</text:p>
      <text:p text:style-name="P5">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5">Наши общие друзья пригласили нас в гости.</text:p>
      <text:p text:style-name="P5">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5">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5">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5"><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P5">— Я на полчасика. — сказал он мне примерно в 3 часа дня в ответ на мое удивление. </text:p>
      <text:p text:style-name="P5">А домой пришел в полночь. Потом я узнаю, почему он не взял меня с собой. Но об этом чуть позже.</text:p>
      <text:p text:style-name="P5">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5">И вот брожу я по району — звонит:</text:p>
      <text:p text:style-name="P5">— Я уже дома. А ты где? - по голосу было понятно, что он улыбается.</text:p>
      <text:p text:style-name="P5">— Я гуляю.</text:p>
      <text:p text:style-name="P5">Бросает трубку. Прям просто кладет трубку!</text:p>
      <text:p text:style-name="P5">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5">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5">Как-то он с друзьями пошел в бар выпить пива, что было редкостью. Я помню, что он позвонил, сказать, что <text:soft-page-break/>вечер хороший, пиво вкусное, сидят болтают. Сам позвонил. Я попросила дать трубку бармену и сказала:</text:p>
      <text:p text:style-name="P5">—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text:span text:style-name="T12">Но речь о том, что сейчас мы </text:span><text:span text:style-name="_30__20_Text"><text:span text:style-name="T12">договорились</text:span></text:span><text:span text:style-name="T12">!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5">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5">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P5">— Помнишь, утром коту вкололи лекарство?</text:p>
      <text:p text:style-name="P5">— Помню.</text:p>
      <text:p text:style-name="P5">— Помнишь, как ты собирался по делам, и мы договорились, что ты меня наберешь и узнаешь, как обстоят дела и, если все хорошо, то я поеду с тобой?</text:p>
      <text:p text:style-name="P5"><text:soft-page-break/>— Помню. Мы договорились, что ты останешься дома с котом, потому, что не можешь его оставить больного одного дома.</text:p>
      <text:p text:style-name="P5">— Да, но с небольшой поправкой — пока не буду уверена в том, что лекарство подействовало, и ему легче.</text:p>
      <text:p text:style-name="P5">— Я тебя неправильно понял...</text:p>
      <text:p text:style-name="P5">— А что конкретно ты не так понял? Тебе нужно было просто набрать меня, когда ты освободишься и узнать, пойду я с тобой или нет?</text:p>
      <text:p text:style-name="P5">— Я подумал, что если коту плохо, то ты никуда не пойдешь.</text:p>
      <text:p text:style-name="P5">— Но мы договорились, что если ему станет лучше, то я пойду. Было?</text:p>
      <text:p text:style-name="P5">— Было.</text:p>
      <text:p text:style-name="P5">— Так почему ты не позвонил?</text:p>
      <text:p text:style-name="P5">— Я тебя не так понял...</text:p>
      <text:p text:style-name="P5"/>
      <text:p text:style-name="P3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32">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23"><text:soft-page-break/>С. А. Зелинский, «Психотехнологии гипнотического манипулирования сознанием»</text:p>
      <text:p text:style-name="P5"/>
      <text:p text:style-name="P5">И эта техника прекрасно прослеживается здесь:</text:p>
      <text:p text:style-name="Text_20_body"><text:span text:style-name="T20">— Помнишь, мы договорились, что ты меня наберешь и узнаешь, как обстоят дела и, </text:span><text:span text:style-name="_30__20_Text"><text:span text:style-name="T20">если все хорошо, то я поеду</text:span></text:span><text:span text:style-name="T20"> с тобой? — говорю я.</text:span></text:p>
      <text:p text:style-name="Text_20_body"><text:span text:style-name="T12">— Помню. Мы договорились, что ты </text:span><text:span text:style-name="_30__20_Text"><text:span text:style-name="T12">останешься дома</text:span></text:span><text:span text:style-name="T12"> с котом, потому, что не можешь его оставить больного одного дома. — отвечают мне.</text:span></text:p>
      <text:p text:style-name="P5">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5">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5">Я это видела и не сдавалась, пытаясь все же прояснить ход его мыслей. Я видела это его спокойствие, знаете, такое наигранное, которое твердило:</text:p>
      <text:p text:style-name="P5">—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5"><text:soft-page-break/>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5">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5">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5">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5">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5">Я его попробовала, но пить не захотела потому, что ком в горле стоял. И просто, вот так стоя, вылила его и <text:soft-page-break/>бросила на пол одноразовый стаканчик, со словами: «делиться надо!»</text:p>
      <text:p text:style-name="P5">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5">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5">Он снимал и повторял:</text:p>
      <text:p text:style-name="P5">— О, какая молодец! И после этого ты будешь говорить, что ты нормальная? Давай-давай, продолжай!</text:p>
      <text:p text:style-name="P5">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5">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5">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text:soft-page-break/>свою очередь, умалчивал о причинах такого моего поведения.</text:p>
      <text:p text:style-name="P5">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5">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5">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5">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5">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40" text:outline-level="1"><text:bookmark-start text:name="Glava_14__Vozhak"/>Глава 14. Вожак<text:bookmark-end text:name="Glava_14__Vozhak"/></text:h>
      <text:p text:style-name="P25">Для неверных нет любви, для порочных нет радости.</text:p>
      <text:p text:style-name="P30">Мария Корелли, «Скорбь Сатаны»</text:p>
      <text:p text:style-name="P5">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5">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5">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p text:style-name="P5">— Так легче переносить такой напряженный график, — говорил он мне.</text:p>
      <text:p text:style-name="P5"><text:soft-page-break/>Дома его не было и я снова за ним заскучала.</text:p>
      <text:p text:style-name="P5">— Выдели хоть выходные для меня! — просила я.</text:p>
      <text:p text:style-name="P5">— Хотя бы день!</text:p>
      <text:p text:style-name="P5">— Хотя бы вечер!..</text:p>
      <text:p text:style-name="P5">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5">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5">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5">Вместо моего парня домой возвращалось его тело. Всегда в состоянии опьянения, всегда злое и уставшее.</text:p>
      <text:p text:style-name="P5">— Тебе нужно отдохнуть! — твердила я уже через неделю такого графика.</text:p>
      <text:p text:style-name="P5">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5"><text:soft-page-break/>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5">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5">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5">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5">Однажды 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5">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5">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5"><text:soft-page-break/>— Я съем кусочек пиццы и домой. — сказал он мне в 9 вечера.</text:p>
      <text:p text:style-name="P5">А домой вернулся под утро.</text:p>
      <text:p text:style-name="P5">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5">Во всех случаях, где была третья сторона — он выбирал третью сторону, отодвигая меня на второй план и мне это в край надоело!</text:p>
      <text:p text:style-name="P5">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5">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28">* * *</text:p>
      <text:p text:style-name="P5">На работу я поехала от сестры. Здесь нужно обратить внимание на последовательность событий, которые будут происходить дальше. Это важно.</text:p>
      <text:p text:style-name="P5">Он позвонил днем и предложил вечером поговорить и обсудить наши проблемы. Сам! Первый раз! Я этому приятно удивилась, так как это было совершенно нехарак<text:soft-page-break/>терно для него. Очередной подвох, которого я не заметила.</text:p>
      <text:p text:style-name="P5">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5">Он взял листок бумаги и спросил меня, сколько у меня пунктов. Я ответила — семь. Он что-то написал, и отложил в сторону. Еще один ловкий ход.</text:p>
      <text:p text:style-name="P5">Открыв мою писанину, он мгновенно разозлился:</text:p>
      <text:p text:style-name="P5">— Все не так! Я ожидал совсем другого! Ты все неправильно сделала!</text:p>
      <text:p text:style-name="P5">— А что конкретно тебя не устраивает — манера письма?</text:p>
      <text:p text:style-name="P5">— Здесь просто — все не так!!!</text:p>
      <text:p text:style-name="Text_20_body"><text:span text:style-name="T12">Да. Вместо того, чтобы обратить внимание на то, </text:span><text:span text:style-name="_30__20_Text"><text:span text:style-name="T12">что</text:span></text:span><text:span text:style-name="T12"> написано — он же сам предложил, он обратил внимание на то, </text:span><text:span text:style-name="_30__20_Text"><text:span text:style-name="T12">как</text:span></text:span><text:span text:style-name="T12">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5">Потом он преподнес мне свой список. Точно не помню формулировку, но смысл был такой:</text:p>
      <text:p text:style-name="P5">1) У меня</text:p>
      <text:p text:style-name="P5">2) Идеальная</text:p>
      <text:p text:style-name="P5"><text:soft-page-break/>3) Девушка</text:p>
      <text:p text:style-name="P5">4) Которую</text:p>
      <text:p text:style-name="P5">5) Я очень</text:p>
      <text:p text:style-name="P5">6) Сильно</text:p>
      <text:p text:style-name="P5">7) Люблю</text:p>
      <text:p text:style-name="P5">Понимаете, да? Этим он выставил меня той самой «вечно всем недовольной стервой». Типа мне все не так, а он всем доволен, значит проблемы во мне.</text:p>
      <text:p text:style-name="P5">Через несколько минут он уничтожил мою психику ко всем чертям.</text:p>
      <text:p text:style-name="P5">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5">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5">В самом начале моего повествования были такие слова:</text:p>
      <text:p text:style-name="P5"/>
      <text:p text:style-name="P31">«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17"><text:s/></text:span></text:span></text:p>
      <text:p text:style-name="P5"><text:soft-page-break/>Именно к этим словам он прицепился. Именно на них обсуждение закончилось.</text:p>
      <text:p text:style-name="P5">Тут очень важный момент. Что бы понять всю суть этого конфликта, нужно представить себе все, что я сейчас опишу.</text:p>
      <text:p text:style-name="P5">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2">Нужно отметить, что </text:span><text:span text:style-name="_30__20_Text"><text:span text:style-name="T12">я его таким никогда не видела</text:span></text:span><text:span text:style-name="T12">. У него были «шальные» глаза и он просто агрессивно накинулся на меня с вопросами, но не дал ответить ни на один из них.</text:span></text:p>
      <text:p text:style-name="P5">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5">Я не успевала за ним. За ходом мысли. Я не успевала реагировать на этот поток агрессии, что меня и сбило с толку — я не понимала, что ее вызвало.</text:p>
      <text:p text:style-name="P5">«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2"/>
      <text:p text:style-name="P32">«Манипулятор в данном случае стремится после озвучивания какой-либо информации — спешно <text:soft-page-break/>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3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3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23">С. А. Зелинский, «Методы, приемы и способы манипуляций. (Современные психотехнологии манипулирования)»</text:p>
      <text:p text:style-name="P5"/>
      <text:p text:style-name="P5">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5"><text:soft-page-break/>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5">На удивление для самой себя я была спокойна, даже слишком. Но, как оказалось — это был еще один тактический ход.</text:p>
      <text:p text:style-name="P5"/>
      <text:p text:style-name="P32">«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3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23">С. А. Зелинский, «Методы, приемы и способы манипуляций. (Современные психотехнологии манипулирования)»</text:p>
      <text:p text:style-name="P5"/>
      <text:p text:style-name="P5">Когда я спокойным тоном попросила его расслабиться и не перебивать меня, мол, мы ведь разговариваем.</text:p>
      <text:p text:style-name="P5"><text:soft-page-break/>— Я не собираюсь с тобой ссориться, — сказала я. — Мы же хотим помириться! А ты обращаешься со мной, как с шавкой, и затыкаешь мне рот.</text:p>
      <text:p text:style-name="P5">Он просто вышел из комнаты...</text:p>
      <text:p text:style-name="P5">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5">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5">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5">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5">Это были самые странные и страшные минуты наших отношений.</text:p>
      <text:p text:style-name="P5">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5"><text:soft-page-break/>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5">Он побежал к окну.</text:p>
      <text:p text:style-name="P5">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5">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5">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5">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P5">— Помогите! Кто-нибудь! Помогите!</text:p>
      <text:p text:style-name="P5"><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p text:style-name="P5">— Помогите! Кто-нибудь! Я не знаю, что мне делать! Он сейчас упадет! Я не удержу...</text:p>
      <text:p text:style-name="P5">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5">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5">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5">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5">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5"><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5">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5">Я не подумала:</text:p>
      <text:p text:style-name="P5"><text:s/>— Что же мне делать? Я знаю! Нужно содрать татуировку, чтоб он не напоминала мне о нем!</text:p>
      <text:p text:style-name="P5">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5">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5">Потом он вернулся. Не один — он привел своих друзей посмотреть на все это шоу. Я была еще «жива», и меня нужно было «добить».</text:p>
      <text:p text:style-name="P5">У него получилось — я была в полном неадеквате! Это самый настоящий срыв во всех его смыслах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P5"><text:soft-page-break/>— Что ты с ним сделала? — спрашивали они. — Он сказал, что ты взбесилась, что ты кричала, что он хотел уйти, а ты не пускала...</text:p>
      <text:p text:style-name="P5">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26">* * *</text:p>
      <text:p text:style-name="P5">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5">Помните, я говорила, что всегда ищу ответы на вопросы, которые мне не дают покоя? Нашла. После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2">Итак, ему нужны были доказательства своих жалоб и он все спланировал. Он, впервые </text:span><text:span text:style-name="_30__20_Text"><text:span text:style-name="T12">сам</text:span></text:span><text:span text:style-name="T12"> </text:span><text:span text:style-name="_30__20_Text"><text:span text:style-name="T12">позвонил</text:span></text:span><text:span text:style-name="T12"> мне и </text:span><text:span text:style-name="_30__20_Text"><text:span text:style-name="T12">сам предложил</text:span></text:span><text:span text:style-name="T12"> поговорить, хотя </text:span><text:span text:style-name="_30__20_Text"><text:span text:style-name="T12">всегда</text:span></text:span><text:span text:style-name="T12"> отлынивал от любых выяснений отношений.</text:span></text:p>
      <text:p text:style-name="P5">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5">Весь разговор занял не больше 2-3-х минут, а ведь она уже ждала под окнами! До начала разговора он вы<text:soft-page-break/>звонил ее со словами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5">Теперь мне понятно, что стало причиной этого беспричинного «шального» взгляда и необоснованной агрессии при ведении разговора. Он уже играл эту роль. Роль жертвы. Для меня. Меня нужно было сбить с толку, но я была слишком спокойная.</text:p>
      <text:p text:style-name="P5">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5">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5">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5">У этой тактики манипулятора — оказаться в качестве «жертвы» безрассудного поведения кого-то, тоже есть свои цели. Например, манипулятор делает что-то пло<text:soft-page-break/>хое, а затем играет «жертву» и обвиняет кого-то другого за свои действия.</text:p>
      <text:p text:style-name="P5">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5">Это как с тем кофе, что я вылила под ноги. На записи видно, что я не в себе, но причины такого поведения никто не зафиксировал...</text:p>
      <text:p text:style-name="P5">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5">Попытка выйти в окно была очень убедительной, а я — очень наивной, ведь это было не более, не менее, чем заранее отрепетированное шоу.</text:p>
      <text:p text:style-name="P5">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5">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5"><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5">Я — агрессор. Он жертва.</text:p>
      <text:p text:style-name="P5">Я кричу — он страдает.</text:p>
      <text:p text:style-name="P5">Он хочет уйти — я не пускаю.</text:p>
      <text:p text:style-name="P5">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это была его идея.</text:p>
      <text:p text:style-name="P5">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5">Они заслужили увидеть это зрелище. Они ведь выслушали столько его жалоб! Сколько было сказано обвинений в мой адрес!</text:p>
      <text:p text:style-name="P5">Блюдо готово — уважаемые гости, прошу к столу!</text:p>
      <text:p text:style-name="Text_20_body"><text:span text:style-name="T12">Он привел свидетелей для подтверждения всех своих жалоб и застал меня — в </text:span><text:span text:style-name="_30__20_Text"><text:span text:style-name="T12">Совершенно Неадекватном Состоянии</text:span></text:span><text:span text:style-name="T12">.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5"><text:soft-page-break/>Он прятался за их спинами от меня, как от зверя, насилию которого он больше не может противостоять... и его защищали. Все, как он и запланировал.</text:p>
      <text:p text:style-name="P28">* * *</text:p>
      <text:p text:style-name="P5">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5">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5">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5">Мне не разрешали анализировать его действия. Мне приказывали следить за своим поведением. Понимаете, что это цикличность? Его давление — моя реакция, которая порождала очередное давление.</text:p>
      <text:p text:style-name="P5"><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5">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5">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40" text:outline-level="1"><text:bookmark-start text:name="Glava_15__Ad"/>Глава 15. Ад<text:bookmark-end text:name="Glava_15__Ad"/></text:h>
      <text:p text:style-name="P25">И, улыбаясь, мне ломали крылья,</text:p>
      <text:p text:style-name="P25">Мой хрип порой похожим был на вой,</text:p>
      <text:p text:style-name="P25">И я немел от боли и бессилья</text:p>
      <text:p text:style-name="P25">И лишь шептал: «Спасибо, что живой».</text:p>
      <text:p text:style-name="P30">А. Высоцкий</text:p>
      <text:p text:style-name="P5">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5">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5">Я стучалась «во все двери» — ходила в гости к друзьям, нянчилась с их детками, по субботам помогала друзьям и работала в их кофейне. Пошла на бокс. Он об<text:soft-page-break/>легчал мое состояние, ведь так я выплескивала на грушу, как говорится — всю желчь и негативные эмоции.</text:p>
      <text:p text:style-name="P5">Начала брать уроки гитары. Я завела дневник и старалась описать все мысли, что были в моей голове. Вот первая запись:</text:p>
      <text:p text:style-name="P5"/>
      <text:p text:style-name="P31">«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
      <text:p text:style-name="P5">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5">«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5">Это не перелом, не головная боль... Эта боль не сравнится с зубной. Это боль в области груди как ожег — острая, ноющая и полностью берущая верх над всеми <text:soft-page-break/>чувствами. Я ничего не ощущала, кроме боли. Сон, голод, страх — нет. Только боль.</text:p>
      <text:p text:style-name="P5">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P5">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P5">Алкоголь. Алкоголь — да. Он притуплял ее на какое-то время, и даже помогал выплеснуть ее наружу в виде эмоций, что уже привыкли деть где-то очень глубоко внутри меня. Напившись, я уже не контролировала себя — рыдала, кричала, билась в истериках и, казалось, этим страданиям не будет конца.</text:p>
      <text:p text:style-name="P5">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5">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5"><text:soft-page-break/>Так, как я вела всегда активный образ жизни, когда жир «ушел», моя фигура была похожа на комплекцию взрослеющего жилистого мальчика.</text:p>
      <text:p text:style-name="P28">* * *</text:p>
      <text:p text:style-name="P5">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5">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P5">— Забери меня, рак, я больше не хочу жить...</text:p>
      <text:p text:style-name="P5">Было адски больно, будто меня сжигали заживо.</text:p>
      <text:p text:style-name="P5">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5">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5">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 и на их девайсах.</text:p>
      <text:p text:style-name="P5">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P5">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5">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5">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5">Потом, спустя некоторое время, когда я поняла, что не вернусь к нему, я разобрала и подключила свой компьютор. И обнаружила, что мне на мессенджер прислал сообщение его этот Странный друг. И очень удивилась, ведь мы ненавидели друг друга!</text:p>
      <text:p text:style-name="P5"><text:soft-page-break/>На этом череда моих удивлений не закончилась, ибо открыв чат с ним, я поняла, что сообщение это было адресовано не мне, а моему мучителю.</text:p>
      <text:p text:style-name="P5">Мой парень залогинился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5">Странный друг писал,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28">* * *</text:p>
      <text:p text:style-name="P5">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5">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5">То есть получается, он привел ее как раз тогда, когда она стала свободна. Как раз тогда, когда наши отношения переживали сложный период. До этого 3 года я <text:soft-page-break/>лишь знала о ее существовании, а он, в свою очередь, под разными предлогами, «все никак не мог нас познакомить».</text:p>
      <text:p text:style-name="P5">Запомните этот момент. Я позже объясню, к чему я веду.</text:p>
      <text:p text:style-name="P5">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P5">— А где тот браслет, который я тебе подарила?</text:p>
      <text:p text:style-name="P5">Он ответил, что не помнит, и что, скорее всего, потерял его.</text:p>
      <text:p text:style-name="P5">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5">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5">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5">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5"><text:soft-page-break/>Я очень захотела посмотреть ему в глаза. Отчетливо помню, что это желание появилось у меня сразу после прочтения той переписки.</text:p>
      <text:p text:style-name="P5">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5">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5">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5">Я была в ее глазах загнанным зверем, и, стало быть, моя любовь была настолько сильной, что со стороны пугала.</text:p>
      <text:p text:style-name="P5">О чем она думала? Думала, что я захочу его порезать так же, как порезала себе руку? Я держала его всем своим весом, чтоб он, нидайбог не упал, не поранился, не разбился, пробы придти и поранить? Где логика?</text:p>
      <text:p text:style-name="P5">Я брала выходные на работе, когда у него температура была 38, и носила ему чайки, бегала в аптеку, вызы<text:soft-page-break/>вала врачей... Ведь я должна, как мне внушили, о нем заботиться. Не о нас, а о нем.</text:p>
      <text:p text:style-name="P5">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5">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5">Тогда она обыскивала зависимое слабое безвольное ничтожество, которое отчаянно хотело заслужить милость хозяина.</text:p>
      <text:p text:style-name="P5">Тщательно осмотрев меня, она его позвала.</text:p>
      <text:p text:style-name="P28">* * *</text:p>
      <text:p text:style-name="P5">Вспоминаю и улыбаюсь! Вот это мастерство! Сначала он не хотел выходить ко мне. Он боялся меня. Но согласился, конечно же, не без условий.</text:p>
      <text:p text:style-name="P5">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5"><text:soft-page-break/>Я не увидела в его глаза то, чего хотела. Или не хотела. Там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5">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5">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больше всего на свете я не хотела слышать «нет».</text:p>
      <text:p text:style-name="P5">Он, конечно же это знал, и ответил со всей присущей ему жестокостью — «не знаю». И вот это его — «не знаю» как раз и стало причиной всего, что со мной будет происходить дальше.</text:p>
      <text:p text:style-name="P5">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5"/>
      <text:p text:style-name="P5">И я ждала. Изо дня в день я ждала, пока он наконец не поймет, пока его «не знаю» не превратится в «да» <text:soft-page-break/>или «нет». Опять ждала. Это ожидание было настолько напряженным для меня, что я просто сходила с ума.</text:p>
      <text:p text:style-name="P5">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5">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p text:style-name="P5">— Больше я не допущу такой ошибки!</text:p>
      <text:p text:style-name="P5">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5">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P5">— Он любит! Я спрашивала, и он не сказал «нет»!!!</text:p>
      <text:p text:style-name="P5">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26"><text:soft-page-break/>* * *</text:p>
      <text:p text:style-name="P5">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5">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5">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5">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40" text:outline-level="1"><text:bookmark-start text:name="Glava_16__Nosce_te_ipsum"/>Глава 16. Nosce te ipsum<text:bookmark-end text:name="Glava_16__Nosce_te_ipsum"/></text:h>
      <text:p text:style-name="P5">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5">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5"><text:span text:style-name="T1">Случайно</text:span> проболтался?..</text:p>
      <text:p text:style-name="P5">Понимая, сколько времени ему идти, я мигом вызвала такси и поехала к нему.</text:p>
      <text:p text:style-name="P5">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2">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2">показалось</text:span></text:span><text:span text:style-name="T12">.</text:span></text:p>
      <text:p text:style-name="P5">Я ждала его еще примерно час, выходила на общий балкон покурить и выглядывала его. Что-то дернуло меня выйти на улицу. Сидеть в подъезде ночью мне на<text:soft-page-break/>доело и я вышла покурить. Так как ключей от подъезда у меня уже не было, пришлось гулять по двору.</text:p>
      <text:p text:style-name="P5">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5">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5">Таксист оказался приятным человеком и очень неравнодушным, несмотря на молодой возраст. Я спросила его, не спешит ли он:</text:p>
      <text:p text:style-name="P5">— Мне нужно с кем-нибудь поговорить...</text:p>
      <text:p text:style-name="P5">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5">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5">Я запомнила это вечер, как вечер откровений с неравнодушным незнакомцем. Я с теплом вспоминаю его, хоть <text:soft-page-break/>он скорее всего и не подозревает, как много для меня сделал, просто выслушав меня.</text:p>
      <text:p text:style-name="P5">И вот он мне говорит:</text:p>
      <text:p text:style-name="P5">— А это не он идет?</text:p>
      <text:p text:style-name="P5">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5">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5">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5">Забавно, ведь позже у меня получится свести все эти обстоятельства в одну целую картину. Всему ведь есть объяснение, не так ли?</text:p>
      <text:p text:style-name="P5">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5"><text:soft-page-break/>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5">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5">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5">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5">Попробую сформулировать мысли, которые тогда орудовали в моей голове:</text:p>
      <text:p text:style-name="P5">— Я очень его люблю. Я хочу быть с ним. Я хочу, чтоб мы были счастливы вместе. Я не хочу, чтобы он страдал, но не знаю как это сделать...</text:p>
      <text:p text:style-name="P5">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5"><text:soft-page-break/>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5">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5">В том разговоре он рассказал мне, как меня ненавидят его родители и перекрутил слова моей сестры. По его словам, он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text:p>
      <text:p text:style-name="P5">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P5">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5"><text:soft-page-break/>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5">Он безжалостно «добивал» мою психику, втаптывая меня в землю огромным молотом своих издевательств.</text:p>
      <text:p text:style-name="P5">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5">—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5">Он высказал свою уверенность в том, что в этом случае между нами не может ничего быть, и — попросил уйти. Ба-бах.</text:p>
      <text:p text:style-name="P28">* * *</text:p>
      <text:p text:style-name="P5">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5">Я курила на балконе и смотрела вниз осознавая, что единственное, чего я хочу — чтоб все это наконец за<text:soft-page-break/>кончилось. В ту ночь я поняла, что на грани. Боль не стихает и становится только хуже, и сил больше нет.</text:p>
      <text:p text:style-name="P5">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5">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5">К слову, я понимала это, но сидеть спокойно не могла, меня трусило изнутри, заставляя качаться, и я не могла остановиться.</text:p>
      <text:p text:style-name="P5">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p text:style-name="P5">—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P5">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5"><text:soft-page-break/>Они пообещали мне, что я буду спать 6 часов. Я поспала около 3-х часов и была им безумно за это благодарна. Наконец это был здоровый крепкий сон.</text:p>
      <text:p text:style-name="P5">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P5">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5">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5">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5">Я очень переживала. Раньше психологов я видела только в кино, и это были какие-то комедийные сцены. Другими словами, я совершенно не представляла, как <text:soft-page-break/>все пройдет, с чего мне начать и что говорить. Но оказалось, что я попала на самого настоящего профессионала.</text:p>
      <text:p text:style-name="P5">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5">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5">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40" text:outline-level="1"><text:bookmark-start text:name="Glava_17__Ia_vsie_ponial"/>Глава 17. Я все понял<text:bookmark-end text:name="Glava_17__Ia_vsie_ponial"/></text:h>
      <text:p text:style-name="P5">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5">Сон уже был стабильным, появился какой-никакой аппетит. Желание жить! Но по прежнему было ощущение, что чего-то не хватает. Конечно не хватало его.</text:p>
      <text:p text:style-name="P5">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5">Я не понимала, что это могло значить:</text:p>
      <text:p text:style-name="P5">— Я хочу провести с тобой ночь, но тебе это вряд ли понравится.</text:p>
      <text:p text:style-name="P5">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5">На сообщение я ответила, что не девочка на побегушках и не прибегу по первому зову.</text:p>
      <text:p text:style-name="P5"><text:soft-page-break/>— Тебе что, потрахаться не с кем? — спросила я его.</text:p>
      <text:p text:style-name="P5">Но диалог продолжился. Он выявил желание встретиться. У него была одна моя вещь. Я хотела ее забрать. Именно это стало предлогом моего согласия встретиться.</text:p>
      <text:p text:style-name="P5">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5">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2">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2">ждала</text:span></text:span><text:span text:style-name="T12">.</text:span></text:p>
      <text:p text:style-name="P5">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5">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5">Завязался разговор. Я отметила про себя, будто разговариваю с незнакомым мне человеком. Сейчас я это могу объяснить, ведь он на самом деле слишком резко и <text:soft-page-break/>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5">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5">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5">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5">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успешно делаю вид полного безразличия.</text:p>
      <text:p text:style-name="P5">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Он не просил прощения... Он сказал, что «влюбился в меня заново». И я растаяла.</text:p>
      <text:p text:style-name="P5">Наивная, я была уверена, что победила. Не могу представить, как он был доволен видеть это. Еще один тактический ход — сделать так, чтоб я поверила в собствен<text:soft-page-break/>ную значимость, чтобы потом снова попытаться лишить меня ее.</text:p>
      <text:p text:style-name="P5">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5">«Раньше тебя любить было не за что, а теперь есть за что». Ну ведь правильно же? Смысл именно такой получается?</text:p>
      <text:p text:style-name="P5">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P5">— Ты очень хорошо выглядишь.</text:p>
      <text:p text:style-name="P5">— Я очень за тобой соскучился.</text:p>
      <text:p text:style-name="P5">— Я рад, что ты согласилась со мной встретиться.</text:p>
      <text:p text:style-name="P5">Все это свидетельствовало о том, что он тоже рад — и я была рада вдвойне. Он спросил меня, чем я занимаюсь, и я начала перечислять:</text:p>
      <text:p text:style-name="P5">—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P5">— А по вторникам? — спросил он.</text:p>
      <text:p text:style-name="P5"><text:soft-page-break/>— А по вторникам я хожу на сеансы к психологу...</text:p>
      <text:p text:style-name="P5">Он был удивлен. Я видела на его лице — радость. Тогда я еще, по наивности своей, объясняла это тем, что он рад за <text:span text:style-name="T1">меня</text:span>, что я решила избавиться от своего недуга — чрезмерной эмоциональности.</text:p>
      <text:p text:style-name="P5">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 полное ничтожество.</text:p>
      <text:p text:style-name="P5">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5">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5">Крючок, который я вырвала с мясом еще несколько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40" text:outline-level="1"><text:bookmark-start text:name="Glava_18__A_zachiem_vam_Ona_"/>Глава 18. А зачем вам Она?<text:bookmark-end text:name="Glava_18__A_zachiem_vam_Ona_"/></text:h>
      <text:p text:style-name="P5">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5">Его настолько «растрогало» мое решение лечиться, что он попросил меня взять его с собой на следующий сеанс.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5">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5">Накануне встречи я позвонила ему и предупредила, что буду не одна и могу выйти выпить кофе, например, пока они раззнакомятся. Доктор со мной согласился, и <text:soft-page-break/>мы договорились, что около получаса ему должно хватить.</text:p>
      <text:p text:style-name="P5">Я переживала, правда. Любимый демонстрировал мне свое желание все исправить, а я искренне на все это велась. И — была несказанно счастлива.</text:p>
      <text:p text:style-name="P5">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5">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5">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text:p>
      <text:p text:style-name="P5">Доктор уже знает, что я снова подсела на крючок, ведь он видит главного персонажа всей этой истории, который смело проходит, достаточно легко себя ведет, <text:soft-page-break/>не пряча при этом откровенного любопытства, но не более.</text:p>
      <text:p text:style-name="P5">Мы здороваемся с ним, проходим в кабинет, и тут я уже «намылилась» уходить, дабы оставить их наедине, но доктор сказал мне:</text:p>
      <text:p text:style-name="P5">— Останьтесь, Яна...</text:p>
      <text:p text:style-name="P5">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5">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5">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5">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5">В общем, весь его монолог ничем не отличался от его обвинений и раньше. Он, упуская причины, минут сорок <text:soft-page-break/>описывал мое неадекватное поведение. Он не стеснялся называть вещи «своими именами» и звучало много обидных слов в мой адрес.</text:p>
      <text:p text:style-name="P5">Рассказывал он все это доктору, не высказывая ни чувства вины со своей стороны, ни чувства ответственности, без стеснения, в то время как я сижу рядом с ним...</text:p>
      <text:p text:style-name="P5">Ну и конечно, при этом он нежно, успокаивающе поглаживал мою руку, слегка приобняв, не останавливался в своем повествовании.</text:p>
      <text:p text:style-name="P5">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5">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5">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5"><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5">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5">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P5">— А скажите мне, пожалуйста, зачем вам Яна?</text:p>
      <text:p text:style-name="P5">— В смысле «зачем мне Яна»? <text:span text:style-name="T11">Я ее люблю!</text:span></text:p>
      <text:p text:style-name="P5">— Вот вы гововрите, что Яна очень плохая: обижает вас и неправильно себя ведет. Делает вас несчастным. Так зачем она вам?</text:p>
      <text:p text:style-name="P5">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5">«Я ее люблю!..»</text:p>
      <text:p text:style-name="P5">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5">Дальше я смутно помню, чем закончился тот сеанс. Доктор начал задавать ему подобные вопросы, а видела, <text:soft-page-break/>как мой любимый приходит в ступор после каждого и не может ответить с присущей ему неоправданной уверенностью.</text:p>
      <text:p text:style-name="P5">Но это были вполне обоснованные беспристрастные попытки доктора научными методами позволить человеку открыться.</text:p>
      <text:p text:style-name="P5">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5">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5">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5">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5">К следующему вторнику оказалось, что у него не получается по работе, потом были праздники, после празд<text:soft-page-break/>ников он сказал, что нужно немного сэкономить.... В общем все было на руку ему, и на сеансы мы больше не ходили.</text:p>
      <text:p text:style-name="P5">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P5">— С вами все в полном порядке, — сказал он, — но вот Его я бы хотел видеть.</text:p>
      <text:p text:style-name="P5">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P5">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5">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5">Тогда я совершенно не придала этому значение, но эта ситуация, тем не менее, отложилась в моей памяти и <text:soft-page-break/>теперь, спустя время, за которое я нашла множество ответов для себя, я понимаю к чему доктор вел.</text:p>
      <text:p text:style-name="P5">Он всячески давал мне понять, с кем я имею дело, но профессионализм запрещает делать это напрямую.</text:p>
      <text:h text:style-name="P40" text:outline-level="1"><text:bookmark-start text:name="Glava_19__Ia_podumaiu"/>Глава 19. Я подумаю<text:bookmark-end text:name="Glava_19__Ia_podumaiu"/></text:h>
      <text:p text:style-name="P5">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5">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5">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5">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5">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5"><text:soft-page-break/>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5">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5">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5">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5">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5">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5"><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5">Я всегда представляла себе это действо. С детства. Вот придет мой принц, 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5">И вот я стою и рыдаю от счастья. Он спрашивает меня, выйду ли я за него. Я говорю: «Я подумаю...», как в своей заветной мечте...</text:p>
      <text:p text:style-name="P5">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5">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5">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5">Конечно, все были на эмоциях и пошли курить. Мы собираемся на террасе, я трепещу от счастья, мы закуриваем и я спрашиваю...</text:p>
      <text:p text:style-name="P5"><text:soft-page-break/>— Котик, а когда ты принял такое решение — на мне жениться?</text:p>
      <text:p text:style-name="P5">—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P5">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5">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5">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5">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5">а) мне это не нравится;</text:p>
      <text:p text:style-name="P5">б) это ненормально.</text:p>
      <text:p text:style-name="P5">Очень помню тот день и ту эмоцию. Могу ее описать, как будто бы у меня включился инстинкт самосохране<text:soft-page-break/>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5">Что тут скажешь — к сестре уже так просто не сбежишь. И я стала думать головой, а не слепым любящим сердцем.</text:p>
      <text:p text:style-name="P5">Я невеста. Это непривычно!</text:p>
      <text:p text:style-name="P5">— Ну и когда же мы поженимся? — спросила я.</text:p>
      <text:p text:style-name="P5">— Давай летом. — предложил он.</text:p>
      <text:p text:style-name="P5">Отличная идея.</text:p>
      <text:p text:style-name="P5">Я не знаю, как мы вообще до лета дожили.</text:p>
      <text:h text:style-name="P40" text:outline-level="1"><text:bookmark-start text:name="Glava_20__Mien_shie_niuansov"/>Глава 20. Меньше нюансов<text:bookmark-end text:name="Glava_20__Mien_shie_niuansov"/></text:h>
      <text:p text:style-name="P5">Выше я упоминала о брачном контракте. Та история, когда мы выясняли отношения по пути в его родной город. То был конец конфликта, развязка. Сейчас я расскажу с чего все началось.</text:p>
      <text:p text:style-name="P5">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5">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5">В общем, она говорила о том, что это была бы прекрасная возможность ничего не потерять, подумай он об этом раньше. А мой жених поддакивал ей, пока я сидела и слушала все это.</text:p>
      <text:p text:style-name="P5">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text:soft-page-break/>меня не начали втягивать в этот разговор силой — мой жених.</text:p>
      <text:p text:style-name="P5">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5">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5">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5">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5">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P5">— Так будет легче при разводе — меньше нюансов. — сказал он мне.</text:p>
      <text:p text:style-name="P5"><text:soft-page-break/>Я не выдержала и сказала, что если он хочет «подстраховаться», то пусть составляет сам этот договор, но чтоб моего имени там не было:</text:p>
      <text:p text:style-name="P5">— 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имущество?</text:p>
      <text:p text:style-name="P5">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5">Он был взбешен. Я потом горько поплатилась за эту свою «выходку». Завтра меня начнут выгонять из дома.</text:p>
      <text:p text:style-name="P26">* * *</text:p>
      <text:p text:style-name="P5">У меня сохранилась переписка, где на следующий день он идет на попятную — забирает свои слова обратно:</text:p>
      <text:p text:style-name="P5">— ...Я не хотел никогда никаких бумажек. Вчера это был просто разговор, из которого ты нашифровала.</text:p>
      <text:p text:style-name="P5">— 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p text:style-name="P5"><text:soft-page-break/>—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P5">— Меня такое отношение мягко говоря не устраивает! Что-то ты часто уходишь от своих сказанных слов! С аргументом — я ляпнул не подумав...</text:p>
      <text:p text:style-name="P5">—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text:span text:style-name="T12">— Если бы этот разговор был </text:span><text:span text:style-name="_30__20_Text"><text:span text:style-name="T12">до</text:span></text:span><text:span text:style-name="T12"> твоего предложения — сказала бы!</text:span></text:p>
      <text:p text:style-name="P5">— Поэтому я не понимаю, почему ты так упорно ее пытаешься пропихнуть. Когда причина не в этом.</text:p>
      <text:p text:style-name="P5">— Короче, хватит. Мне надоело. Мне тут работать надо... — попыталась я закончить этот бред.</text:p>
      <text:p text:style-name="P5">Что мы видим?</text:p>
      <text:p text:style-name="P9">Я не хотел никогда никаких бумажек.</text:p>
      <text:p text:style-name="P5">Он пытается убедить меня в том, что я услышала не то, что услышала.</text:p>
      <text:p text:style-name="P9">Но думать, что я всерьез намерен с тобой договор заключать это плохая причина... Когда причина не в этом.</text:p>
      <text:p text:style-name="P5">Пытается внушить мне, что есть какая-то другая причина, чтоб заставить меня оправдываться и доказывать, <text:soft-page-break/>что никакой «другой» причины нет. Хорошая попытка съехать с темы.</text:p>
      <text:p text:style-name="P9">Вчера это был просто разговор, из которого ты нашифровала.</text:p>
      <text:p text:style-name="P5">Он пытается внушить мне, что я ненормальная, выдумываю то, чего на самом деле не было.</text:p>
      <text:p text:style-name="P9">Думал проснется — может дойдет.</text:p>
      <text:p text:style-name="P5">Обвинение в тупости: до тебя не доходит, ведь ты тупая.</text:p>
      <text:p text:style-name="P9">Скажет, чет реально мне пригорело. А нет. Набрала аргументов и говна на лопате на! Главное что ты права.</text:p>
      <text:p text:style-name="P5">Обвинение в иррациональности, тупости, конфликтности, необоснованности в суждениях. Ну и, конечно, маска «жертвы»: поливаешь меня говном.</text:p>
      <text:p text:style-name="P9">Главное, что ты права.</text:p>
      <text:p text:style-name="P5">Двойной смысл, который «кричит» о том, что я не права, осуждает в иррациональности.</text:p>
      <text:p text:style-name="P9">А чего ты не сказала «нет», мне чисто интересно? Дай угадаю. Ты про бумажки не знала?</text:p>
      <text:p text:style-name="P5">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9">Дурацкие разговоры были всегда.</text:p>
      <text:p text:style-name="P5">Его прокол — признание того, что дурацкие разговоры с ним были всегда, но уверенность, с которой он это го<text:soft-page-break/>ворит, свидетельствует о том, что он недоволен тем, что я с этими дурацкими разговорами еще не смирилась.</text:p>
      <text:p text:style-name="P9">Поэтому я не понимаю, почему ты так упорно ее пытаешься пропихнуть.</text:p>
      <text:p text:style-name="P5">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8">* * *</text:p>
      <text:p text:style-name="P5">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5">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другого человека, за последствия.</text:p>
      <text:p text:style-name="P5">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text:p>
      <text:p text:style-name="Text_20_body"><text:span text:style-name="T12">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text:span><text:soft-page-break/><text:span text:style-name="T12">детище не правильно работает — все еще сопротивляется. Ведь мы уже знаем, что </text:span><text:span text:style-name="_30__20_Text"><text:span text:style-name="T12">причины</text:span></text:span><text:span text:style-name="T12"> подобных моих действий его не интересуют.</text:span></text:p>
      <text:p text:style-name="P5">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P5">— Когда вещи заберешь? — пишет он в тот же день.</text:p>
      <text:p text:style-name="P5">— Сегодня, — отвечаю я, на что он отвечает:</text:p>
      <text:p text:style-name="P5">— Целую в шею...</text:p>
      <text:p text:style-name="P5">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text:p>
      <text:p text:style-name="P5">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5">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p text:style-name="P5"><text:soft-page-break/>—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P5">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5">За то, что вернулась к нему, когда он переступал через меня две недели после операции.</text:p>
      <text:p text:style-name="P5">Когда от говорил со мной о измене и пытался склонить меня к трио.</text:p>
      <text:p text:style-name="P5">Из-за того, что я на протяжении трех лет просила у него прощение за его жестокое обращение со мной...</text:p>
      <text:p text:style-name="P5">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5">В тот день я шла с работы домой, понимая, что снова иду в ад. У меня при себе были лекарства. Жена Странного друга дала мне пару таблеток успокоительного. Он разбудил меня, чтобы покормить. Принес мне окрошку в постель. Так заботливо кормил меня с ложки...</text:p>
      <text:p text:style-name="P5">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5"><text:soft-page-break/>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40" text:outline-level="1"><text:bookmark-start text:name="Glava_21__Byt__chiestnym_ochien__lieghko"/>Глава 21. Быть честным очень легко!<text:bookmark-end text:name="Glava_21__Byt__chiestnym_ochien__lieghko"/></text:h>
      <text:p text:style-name="P24">Утверждение любит подтверждение.</text:p>
      <text:p text:style-name="P3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3">Анджей Сапковский, «Крещение огнём»</text:p>
      <text:p text:style-name="Para_20_05"><text:span text:style-name="T12"><text:line-break/></text:span><text:span text:style-name="Default_20_Paragraph_20_Font"><text:span text:style-name="T17"> </text:span></text:span></text:p>
      <text:p text:style-name="P5">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5"><text:soft-page-break/>Да, у него отменная память. Еще он любит фильм «Святые из трущоб». В самом начале первой части звучат такие слова:</text:p>
      <text:p text:style-name="P5"/>
      <text:p text:style-name="P32">«Мы все должны бояться злых людей. Но есть другое зло, которого мы должны бояться еще больше. Это зло — равнодушие хороших людей.»</text:p>
      <text:p text:style-name="P23">Х/Ф «Святые из Бундока»</text:p>
      <text:p text:style-name="P5"/>
      <text:p text:style-name="P5">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P5">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5">Он говорит то, что в этот момент выгоднее всего сказать, и получает свою награду — признание в нем достойного человека окружающими.</text:p>
      <text:p text:style-name="P5">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5"><text:soft-page-break/>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5">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5">Проблема его провала в том, что он не заботится о завтрашнем дне. Ему важно быть уважаемым здесь и сейчас.</text:p>
      <text:p text:style-name="P5">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26"><text:soft-page-break/>* * *</text:p>
      <text:p text:style-name="P5">Жена Странного друга... Не могу о ней не вспомнить, ведь она оказалась ключевым персонажем в этой истории.</text:p>
      <text:p text:style-name="P5">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P5">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P5">—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P5">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И я пригласила ее в гости.</text:p>
      <text:p text:style-name="P5"><text:soft-page-break/>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5">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5">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P5">—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P5">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P5">В общем, мы разобщались и начали дружить. Как-то мы втроем сидели у нас, как всегда о чем-то общались и она мне говорит, мол:</text:p>
      <text:p text:style-name="P5"><text:soft-page-break/>— Давай завтра созвонимся и обсудим (уже не помню что)...</text:p>
      <text:p text:style-name="P5">— Давай, — отвечаю я, — только ты мой номер сначала из черного списка удали, а потом и созвонимся...</text:p>
      <text:p text:style-name="Text_20_body"><text:span text:style-name="T12">И тут я увидела ее </text:span><text:span text:style-name="T20">Л</text:span><text:span text:style-name="_30__20_Text"><text:span text:style-name="T20">ицо</text:span></text:span><text:span text:style-name="T20">...</text:span><text:span text:style-name="T12"> Она совершенно не понимала, о чем я говорю. А мой суженый сидел на полу на подушках, пафосно так курил, и на выдохе так сказал:</text:span></text:p>
      <text:p text:style-name="P5">— Это я тебя заблокировал у нее на телефоне.</text:p>
      <text:p text:style-name="P5">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text:p>
      <text:p text:style-name="P5">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5">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5">Ему было невыгодно, чтобы мы поддерживали связь, ведь тогда бы я узнала, как, по его словам он «познаёт себя». Но об этом позже.</text:p>
      <text:p text:style-name="P5"><text:soft-page-break/>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5">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астойчивости.</text:p>
      <text:p text:style-name="P5">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5">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28">* * *</text:p>
      <text:p text:style-name="P5">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text:soft-page-break/>же мы поступим, но он так ловко съезжал с темы, что уже позже, я понимала, что так и не получила ответа. И подходила снова.</text:p>
      <text:p text:style-name="P5">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5">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5">Но это оказалось очередным увиливанием, ведь, когда он получил свои деньги, то я услышала следующее:</text:p>
      <text:p text:style-name="P5">— «Ведьмак 3» вышел, а у меня комп не тянет. Мне нужна новая видеокарта, оперативная память, монитор другой хочу...</text:p>
      <text:p text:style-name="P5">Он перечислял и перечислял.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5">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text:soft-page-break/>подождать пока он сам не заведет эту тему, и заведет ли, чтобы понять, насколько для него это важно.</text:p>
      <text:p text:style-name="P5">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28">* * *</text:p>
      <text:p text:style-name="P5">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5">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5">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5">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5"><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p text:style-name="P5">— Да, мать, ты такая сильная! Я бы так не смогла...</text:p>
      <text:p text:style-name="P5">—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P5">— Я бы не смогла простить, но ты молодец!</text:p>
      <text:p text:style-name="P5">— Что простить?</text:p>
      <text:p text:style-name="P5">— Ну, он ведь трахал двух баб...</text:p>
      <text:p text:style-name="P5">Она продолжала что-то говорить, а я «застряла» на этой фразе. Даже не знаю сколько времени прошло, когда я спросила:</text:p>
      <text:p text:style-name="P5">— Что значит — трахал двух баб?</text:p>
      <text:p text:style-name="P5">Знаете выражение — все опустилось? Время стало.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5">Я посмотрела на нее. Она, такая маленькая, потрепанная жизнью, сидела и смотрела на мена такими испуганно-удивленными глазами... Она не знала.</text:p>
      <text:p text:style-name="P5">Я ей как-то говорила о том, что он мне все рассказал, и она думала, что «все» значит все. Ее аж вжало с <text:soft-page-break/>подушки, на которых мы сидели. Пару минут, и у меня получилось совладать со ступором, который меня сковал.</text:p>
      <text:p text:style-name="P5">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P5">— Рассказывай. Рассказывай все!</text:p>
      <text:p text:style-name="P5">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5">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5">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8">* * *</text:p>
      <text:p text:style-name="P5">Ох, я узнала еще кое что в тот вечер от нее. И это был еще один удар. Я поняла, что живу с предателем, с жестоким человеком. А именно вот, что я узнала:</text:p>
      <text:p text:style-name="P5"><text:soft-page-break/>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5">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text:p>
      <text:p text:style-name="P5">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5">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5">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p text:style-name="P5">— Все в порядке;</text:p>
      <text:p text:style-name="P5">— Ты себе накручиваешь;</text:p>
      <text:p text:style-name="P5">— Ты придумываешь драму на пустом месте;</text:p>
      <text:p text:style-name="P5">— Ты паришься без причины...</text:p>
      <text:p text:style-name="P5">— и так далее по тексту выше/ниже — стандартные фразочки.</text:p>
      <text:p text:style-name="P5"><text:soft-page-break/>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text:p>
      <text:p text:style-name="P5">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5">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5">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5">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5">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5">Он забыл, что я умею прощать. Он постоянно напоминал мне о ней и каждый раз получал дозу моих негативных отзывов о ней, и — был спокоен, зная, что я не по<text:soft-page-break/>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5">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5">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свидетельствовало о ее большом желании наладить со мной отношения. Я ее простила, как оказалось, за то, чего она не делала. Мне жаль.</text:p>
      <text:p text:style-name="P5">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text:p>
      <text:p text:style-name="P5">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28"><text:soft-page-break/>* * *</text:p>
      <text:p text:style-name="P5">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5">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5">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5">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5">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5">Не сложно догадаться, что в этом сообщении был посыл попрятать «лишние» вещи от моего поля зрения. <text:soft-page-break/>Именно поэтому я тогда ничего не заметила. От меня все скрыли. Все пазлы стали на свои места уже гораздо позже.</text:p>
      <text:p text:style-name="P5">Не могу удержаться и не продублировать его любимую цитату:</text:p>
      <text:p text:style-name="P5"/>
      <text:p text:style-name="P3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3">Анджей Сапковский, «Крещение огнём»</text:p>
      <text:p text:style-name="P5"/>
      <text:p text:style-name="P5">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P5"><text:soft-page-break/>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5">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5">Наши с ней ситуации похожи, и несложно объяснить и это — ее муж и мой будущий несостоявшийся муж — лучшие друзья. Не исключено, что они это все спланировали и отрабатывали каждый на своей бабе...</text:p>
      <text:p text:style-name="P28">* * *</text:p>
      <text:p text:style-name="P5">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P5">— Что с тобой? — спросил он, когда заметил, что со мной что-то не так.</text:p>
      <text:p text:style-name="P5">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P5"><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P5">— И что тебе приснилось? — спросил он.</text:p>
      <text:p text:style-name="P5">— Мне приснилось, что ты меня обманываешь... — я взяла себя в руки и посмотрела ему прямо в глаза. Я хотела увидеть реакцию и увидела.</text:p>
      <text:p text:style-name="P5">— В смысле «обманываю»? Что я тебе изменил?</text:p>
      <text:p text:style-name="P5">— Да, — ответила я, — с темноволосой девочкой.</text:p>
      <text:p text:style-name="P5">— Прекрати, это всего лишь сон, нам пора собираться. Не накручивай себе.</text:p>
      <text:p text:style-name="P5">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2">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2">посмеялся</text:span></text:span><text:span text:style-name="T12">, обнял меня и попытался успокоить, мол — это всего лишь сон.</text:span></text:p>
      <text:p text:style-name="P5"><text:soft-page-break/>— Это тебе в голову солнышко припекло...</text:p>
      <text:p text:style-name="P5">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5">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5">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P26">* * *</text:p>
      <text:p text:style-name="P5">По возвращении, я снова зашла к Жене Странного друга. К тому времени она покопалась по перепискам, и тогда я уже убедилась в том, что <text:span text:style-name="T11">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5"><text:soft-page-break/>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5">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5">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 вполне действенный способ лишить его этой возможности.</text:p>
      <text:p text:style-name="P5">Несколько минут он упрашивал меня выключить диктофон, потом сдался, со словами:</text:p>
      <text:p text:style-name="P5">— Хрен с тобой — записывай... Ты вокруг меня плетешь какую-то западню...</text:p>
      <text:p text:style-name="P5">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P5">— Есть ли что-то, что я должна знать, как твоя девушка, как твоя будущая жена? То, что может в будущем причинить мне боль?</text:p>
      <text:p text:style-name="P5"><text:soft-page-break/>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5">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5">Вот несколько его реплик:</text:p>
      <text:p text:style-name="P5">— Я очень часто задумывался о том, что мне одиноко и мне хотелось бы с кем-нибудь переспать, <text:span text:style-name="T1">но эти попытки не увенчались успехом</text:span>. Назовем это так...</text:p>
      <text:p text:style-name="P5">«Назовем это так». Как? Попытки? А они все-таки были? Не увенчались успехом? С чьей стороны? На что мне ответили:</text:p>
      <text:p text:style-name="Text_20_body"><text:span text:style-name="T12">— Ну, тут не бывает почти. Либо было, либо не было, и под </text:span><text:span text:style-name="_30__20_Text"><text:span text:style-name="T12">было</text:span></text:span><text:span text:style-name="T12"> можно интерпретировать какую бы то ни было близость в виде: поцелуйчиков, обнимашечек, ну не знаю, массаж — раньше это тоже считалось...</text:span></text:p>
      <text:p text:style-name="P5">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P5">—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text:soft-page-break/>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P5">«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P5"><text:span text:style-name="T6">Признание</text:span> — хотел потрахаться. Что звучит довольно честно, да?</text:p>
      <text:p text:style-name="P5"><text:span text:style-name="T6">Попытка оправдаться</text:span> — мужская полигамность. Что сразу избавляет его от чувства вины.</text:p>
      <text:p text:style-name="P5"><text:span text:style-name="T6">Попытка навесить ярлык</text:span>, скрытый упрек — ревность. Мимо — я не ревнивая.</text:p>
      <text:p text:style-name="P5">Сказал правду, прикрыл ее общественным мнением и тут же упрекнул меня, завуалированно внушая мне, что я просто ревную.</text:p>
      <text:p text:style-name="P28">* * *</text:p>
      <text:p text:style-name="P5">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text:soft-page-break/>ночует. И вы, наверное подумали, что ему было стыдно передо мной? Наивные!</text:p>
      <text:p text:style-name="P5">— Мне было стыдно от мысли о том, что эта информация может докатиться до нее... — сказал он.</text:p>
      <text:p text:style-name="P5">А ведь это лишь пятая минута разговора! Да, это всё цитаты записи. Без преувеличений и неточностей — все как есть.</text:p>
      <text:p text:style-name="P5">И что мы видим? Это третий человек. «Добровольный помощ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2">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2">относится к ней лучше, чем ко мне</text:span></text:span><text:span text:style-name="T12">. Он продемонстрировал мне контраст его чувств ко мне и его чувств к ней — более глубокое уважение.</text:span></text:p>
      <text:p text:style-name="P5">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5">Вот диалог с его другом, к которому он обратился за советом по ухаживанию за ней:</text:p>
      <text:p text:style-name="P5"><text:soft-page-break/>— Я тонко намекну, так сказать. И либо намек будет услышан, либо нет. — пишет он.</text:p>
      <text:p text:style-name="P5">— А ты рассматривал вариант, что тебя просто попробуют, а потом скажут, что это было так — просто для души отдохнуть?</text:p>
      <text:p text:style-name="Text_20_body"><text:span text:style-name="T12">— Это невозможный вариант. Я склонен считать, что мы хорошо друг друга понимаем. И такой расклад (</text:span><text:span text:style-name="T18">дружеский секс — </text:span><text:span text:style-name="_30__20_Text"><text:span text:style-name="T18">примеч. авт.</text:span></text:span><text:span text:style-name="T12">) — это просто абсурд. Тут либо дружить, либо больше. А дружеский секс — это явно не та идея, которая тут уместна. Фу. Даже думать о такой не хочу.</text:span></text:p>
      <text:p text:style-name="P5">Давайте разберем его текст.</text:p>
      <text:p text:style-name="P9">«Я тонко намекну, так сказать. И либо намек будет услышан, либо нет.»</text:p>
      <text:p text:style-name="P5">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9">«Я склонен считать, что мы хорошо друг друга понимаем.»</text:p>
      <text:p text:style-name="P5">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9">«И такой расклад — это просто абсурд.»</text:p>
      <text:p text:style-name="P5"><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9">«Тут либо дружить, либо больше. А дружеский секс — это явно не та идея, которая тут уместна. Фу. Даже думать о такой не хочу.»</text:p>
      <text:p text:style-name="Text_20_body"><text:span text:style-name="T12">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2">Либо — либо</text:span></text:span><text:span text:style-name="T12">,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span></text:p>
      <text:p text:style-name="P5">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P5">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5">Она выбрана не случайно, а именно за эти качества — помогать и поддерживать. Так же, как и ранее была выбрана настоящая жертва, которой можно пожаловаться, <text:soft-page-break/>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26">* * *</text:p>
      <text:p text:style-name="P5">Стоит отметить, что я когда-то была на ее месте. Я упоминала о его бывшей до меня девушке в самом начале, помните? Она «неадекватная истеричка, которой только обнимашки и нужны».</text:p>
      <text:p text:style-name="P5">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5">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5">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5">То есть, простыми словами его посыл:</text:p>
      <text:p text:style-name="P5">— Мне было стыдно от мысли о том, что эта информация может докатиться до нее...</text:p>
      <text:p text:style-name="P5"><text:soft-page-break/>Будет звучать так:</text:p>
      <text:p text:style-name="P5"/>
      <text:p text:style-name="P31">«Она меня понимает, а ты нет. Кто ты вообще такая, чтобы втягивать ее в наши разборки? Ты не должна этого делать!</text:p>
      <text:p text:style-name="P31">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31">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4"/>
      <text:p text:style-name="P5">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5">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5">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5">А теперь давайте вспомним хронологию:</text:p>
      <text:p text:style-name="P9">Знакомство.</text:p>
      <text:p text:style-name="P5"><text:soft-page-break/>Он познакомил меня со своей бывшей девушкой, незадолго, как расстаться с ней.</text:p>
      <text:p text:style-name="P5">И меня со своей Университетской Подругой он познакомил, когда у нас все стало очень плохо, а именно за две недели, как выгнать меня из дома.</text:p>
      <text:p text:style-name="P9">Длительность отношений.</text:p>
      <text:p text:style-name="P5">Они встречались около трех лет.</text:p>
      <text:p text:style-name="P5">Мы встречались почти три года.</text:p>
      <text:p text:style-name="P9">Процесс замены.</text:p>
      <text:p text:style-name="P5">В тот день, когда мы впервые поцеловались, но потом оказалось, что его отношения еще не закончены.</text:p>
      <text:p text:style-name="P5">Когда мы разошлись, он подбивал клинья к своей подруге, в то время, как мне говорил, что не может меня забыть и все еще любит.</text:p>
      <text:p text:style-name="P9">Возвращение.</text:p>
      <text:p text:style-name="P5">Со своей бывшей девушкой он сошелся примерно через два месяца после расставания, поняв, что со мной ничего не будет.</text:p>
      <text:p text:style-name="P5">И меня он бросил, а через два месяца, получив отказ своей подруги, вернулся ко мне.</text:p>
      <text:p text:style-name="P9">Длительное общение.</text:p>
      <text:p text:style-name="P5">Я знала его почти 10 лет, перед тем, как у нас завязались отношения.</text:p>
      <text:p text:style-name="P5">И его Подруга знает его с университета, то есть уже более/около 10-ти лет.</text:p>
      <text:p text:style-name="P9">Маска жертвы.</text:p>
      <text:p text:style-name="P5"><text:soft-page-break/>Я знала его, как хорошего парня, которому попалась «не та» девушка, и жалела его.</text:p>
      <text:p text:style-name="P5">Я не удивлюсь, если его подруга знает меня, как человека, который делал его несчастным. И — жалеет его.</text:p>
      <text:p text:style-name="P9">Обработка.</text:p>
      <text:p text:style-name="P5">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5">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5">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5">Я не удивлюсь, если они сейчас вместе, и все, что она знает о моих с ним отношениях, это то, что я «неадекватная» и мне «только обнимашки и нужны»...</text:p>
      <text:p text:style-name="P5">Тот, кто однажды предал ради тебя, предаст и тебя, ради кого-то. Он пока лишь обрабатывает ее, вводит в <text:soft-page-break/>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5">Ни она, ни я, никто не виноват. И в целом, в этой книге нет виновных. Все по-своему правы. У каждого своя логик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5">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из вышесказанного,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8">* * *</text:p>
      <text:p text:style-name="P5">Но вернемся к сути.</text:p>
      <text:p text:style-name="P5">Дальше он пытался всячески оправдаться тем фактом, что мы не встречались те два месяца, о которых идет <text:soft-page-break/>речь. И, вроде бы так-то оно и есть, но давайте рассмотрим внимательнее эту ситуацию.</text:p>
      <text:p text:style-name="P5">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5">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Text_20_body"><text:span text:style-name="T12">— Не имеет никакого значения, кто принял решение (</text:span><text:span text:style-name="T18">разойтись — </text:span><text:span text:style-name="_30__20_Text"><text:span text:style-name="T18">прим. авт.</text:span></text:span><text:span text:style-name="T12">)... — сказал он, искренне считая, что это достойный аргумент.</text:span></text:p>
      <text:p text:style-name="P5">Но я уже все понимала.</text:p>
      <text:p text:style-name="P5">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P5">— Давай мы договоримся, что мы не будем спорить о том, чья боль сильнее... — ответил он.</text:p>
      <text:p text:style-name="P5">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5"><text:soft-page-break/>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5">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5">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5">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5"><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5">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5">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5">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9">«Смысл в отсутствии авторитета...»</text:p>
      <text:p text:style-name="P5">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2">В таких моментах он «задумывался об идее отсутствия авторитета в области своего отношения ко мне», но со</text:span><text:soft-page-break/><text:span text:style-name="T12">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2">сама</text:span></text:span><text:span text:style-name="T12">.</text:span></text:p>
      <text:p text:style-name="P5">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9">«Мое отношение к тебе является частью моего отношения к миру...»</text:p>
      <text:p text:style-name="P5">Тут поспорить не с чем. Все, кто его окружают — лишь декорации, как и я. Инструменты для достижения его целей.</text:p>
      <text:p text:style-name="P5">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P5">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9"><text:soft-page-break/>«Какая-то ответственность, забота, но не в абсолюте, а в той степени, в которой я это делаю...»</text:p>
      <text:p text:style-name="P5">«Какая-то...» забота в целях манипулирования. «Какая-то...» забота на публике, «Какая-то...» забота в целях контроля, в целях самоутверждения и выгоды...</text:p>
      <text:p text:style-name="P5"><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9">«Я абсолютно безоружен в разговоре с тобой»</text:p>
      <text:p text:style-name="P5">Обезоружен — оружие — война. Да, эти отношения изначально были боевыми действиями, где он пытался опровергать мои аргументы. 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9">«Я не имею никаких инструментов, которые способны были бы повлиять на тебя...»</text:p>
      <text:p text:style-name="P5">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8">* * *</text:p>
      <text:p text:style-name="P5">Идем дальше.</text:p>
      <text:p text:style-name="P5"><text:soft-page-break/>— Моя позиция очень проста — я ничего такого не делал. — сказал он в ходе разговора.</text:p>
      <text:p text:style-name="P5">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записать это все на диктофон.</text:p>
      <text:p text:style-name="P5">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P5">—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P5">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5">Но что он этим хочет сказать? Эта фраза — прием защиты. Он обвиняет меня в том, что я, якобы, любыми путями хочу к нему докопаться, не ценю его заслуг передо <text:soft-page-break/>мной, но принимаю во внимание «незначительные» факты обстоятельств, во время которых мы были не вместе.</text:p>
      <text:p text:style-name="P5">Представьте себе его разочарование!</text:p>
      <text:p text:style-name="P5">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5">Он искренне удивлен, с чего это меня интересуют его действия во время нашего расставания. Понимаете, он совершенно не видит эгоистичности в собственных поступках?</text:p>
      <text:p text:style-name="Text_20_body"><text:span text:style-name="T12">— Я тебе могу так сказать, в свою очередь, что я, как бы, в очередной раз убеждаюсь в том, что </text:span><text:span text:style-name="_30__20_Text"><text:span text:style-name="T12">быть честным очень легко</text:span></text:span><text:span text:style-name="T12">!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p text:style-name="P5">О! Это моя любимая реплика!</text:p>
      <text:p text:style-name="P5">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5"><text:soft-page-break/>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2">Мы видим, что он верит в то, что честен. Он говорит об этом спокойно, ровно, размеренно и без угрызений совести: «Б</text:span><text:span text:style-name="_30__20_Text"><text:span text:style-name="T12">ыть честным очень легко</text:span></text:span><text:span text:style-name="T12">!». В то время, как я уже достаточно знаю, чтобы понимать — он лжет.</text:span></text:p>
      <text:p text:style-name="P28">* * *</text:p>
      <text:p text:style-name="P5">—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P5">— Я счастлива, когда все открыто, все прозрачно, но ты начинаешь защищаться, хотя на тебя никто не нападает...</text:p>
      <text:p text:style-name="P5">—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P5">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5"/>
      <text:p text:style-name="P31">«Меня оскорбляют твои мысли, о том, что даже после того, как я сделал тебе предложение... ты все <text:soft-page-break/>равно не унимаешься и пытаешься призвать меня к ответственности за последствия моих действий.</text:p>
      <text:p text:style-name="P31">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31"/>
      <text:p text:style-name="P5">Едем дальше.</text:p>
      <text:p text:style-name="P5">— Мои действия абсолютно ясны. Я честен перед законом. — сказал он.</text:p>
      <text:p text:style-name="P5">О чем говорит эта фраза? Она не дает никаких объяснений. Но, если присмотреться, то можно увидеть, что он имел в виду — измена и подобное вышеописанное его поведение <text:span text:style-name="T1">не карается законом</text:span><text:span text:style-name="T3">, равно как и</text:span> зависть и ложь... </text:p>
      <text:p text:style-name="Text_20_body"><text:span text:style-name="T12">Понимаете? Он считает, что </text:span><text:span text:style-name="_30__20_Text"><text:span text:style-name="T12">это</text:span></text:span><text:span text:style-name="T12">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5">Дальше он начинает намекать на то, что я завела этот разговор, потому что нашла другого:</text:p>
      <text:p text:style-name="Text_20_body"><text:span text:style-name="T12">— В моем, как бы, мире человек застрахован от этого (</text:span><text:span text:style-name="T18">от подобных разговоров и вопросов. — </text:span><text:span text:style-name="_30__20_Text"><text:span text:style-name="T18">примеч. авт.</text:span></text:span><text:span text:style-name="T12">) осознанием своей преданности, и тогда меня посещают мысли о том, что существует какой-то гипотетический человек, который возможно способен сделать тебя </text:span><text:soft-page-break/><text:span text:style-name="T12">счастливее, </text:span><text:span text:style-name="T18">лучше чем я</text:span><text:span text:style-name="T12">, и возможно, ты его даже уже нашла...</text:span></text:p>
      <text:p text:style-name="P5">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5">Попробую расшифровать эту реплику:</text:p>
      <text:p text:style-name="P5"/>
      <text:p text:style-name="P31">«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
      <text:p text:style-name="P5">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5">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5">В завершение вставлю еще один его спич. Без объяснений:</text:p>
      <text:p text:style-name="P5">— Я осознал одну простую истину — я не имею кредита доверия, и не имею... как это называется.... слово такое хорошее.... Авторитета в твоих глазах...</text:p>
      <text:p text:style-name="P5"><text:soft-page-break/>И в качестве нашего диалога:</text:p>
      <text:p text:style-name="P5">— Ты понимаешь, что существует определенная ответственность, которая, извини, ложится на твои плечи, — говорит он мне.</text:p>
      <text:p text:style-name="P5">— Какого рода ответственность? — спрашиваю я.</text:p>
      <text:p text:style-name="P5">— Доверие.</text:p>
      <text:p text:style-name="P5">В его понимании я должна была, обязана была — ему доверять. Ни смотря ни на что! Не принимая во внимание все, что он сказал и сделал до этого разговора! Я существую, чтобы доверять ему. Вот как он считал.</text:p>
      <text:p text:style-name="P5">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8">* * *</text:p>
      <text:p text:style-name="P5">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5">Я вышла спокойной и удовлетворенной из этого разговора. Но стоило мне выключить диктофон, как его поведение стало буйным и агрессивным.</text:p>
      <text:p text:style-name="P5">Я уже легла спать, когда он стал бить двери, швырять какие-то предметы, явно обращая мое внимание на свое недовольство.</text:p>
      <text:p text:style-name="Text_20_body"><text:soft-page-break/><text:span text:style-name="T12">Сначала я подумала, что просто он что-то уронил, но когда увидела, что это просто нездоровые психи, вышла к нему и </text:span><text:span text:style-name="_30__20_Text"><text:span text:style-name="T12">снова включила диктофон</text:span></text:span><text:span text:style-name="T12">!</text:span></text:p>
      <text:p text:style-name="P5">Он потерял самообладание, в то время как я была непоколебима. Я вам даже ничего говорить не буду. Он сам все скажет:</text:p>
      <text:p text:style-name="P5">— Все ох*енно! Главное, что хорошо тебе! Вот это самое главное! — он почти плакал.</text:p>
      <text:p text:style-name="P5">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5">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p text:style-name="P5">— Я не могу с этим спокойно, смириться. — причитал он.</text:p>
      <text:p text:style-name="P5">—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P5">Вы понимаете? Нет? Попробую перефразировать:</text:p>
      <text:p text:style-name="P5"/>
      <text:p text:style-name="P31">«Из-за тебя я не могу себя контролировать, поэтому мне пришлось бить все вокруг по пути на <text:soft-page-break/>этот балкон, для того, чтобы обратить на себя твое внимание. И вот ты тут, как я и хотел, потому что знал, что ты не сможешь это проигнорировать.</text:p>
      <text:p text:style-name="P31">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31">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31"/>
      <text:p text:style-name="P5">Вот еще несколько его реплик:</text:p>
      <text:p text:style-name="P5">— Я теперь не могу спать из-за этого. Ты хочешь, чтоб я тебе начал какие-то претензии высказывать? У меня нет никаких претензий!</text:p>
      <text:p text:style-name="P5">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p text:style-name="P5">— Мне нечего тебе сейчас ответить. Меня это бесит то, что я живу в мире, где мне задают такие вопросы!</text:p>
      <text:p text:style-name="P5">Беда-печаль. Какой жестокий мир! Моя попытка прояснить для себя ситуацию — жестокость по отношению к нему. И он несчастен.</text:p>
      <text:p text:style-name="Text_20_body"><text:soft-page-break/><text:span text:style-name="T12">— Ну, раз ты такой счастливый человек, который знает, как себя успокоить в таких ситуациях (</text:span><text:span text:style-name="T18">его реакция на то, что я легла спать — </text:span><text:span text:style-name="_30__20_Text"><text:span text:style-name="T18">примеч. авт.</text:span></text:span><text:span text:style-name="T12">) — я несчастный, и я не знаю, как мне себя успокоить в таких ситуациях. </text:span><text:span text:style-name="_30__20_Text"><text:span text:style-name="T12">И уж точно не лицезрением тебя, спокойно спящей и получившей все свои ответы на свои вопросы</text:span></text:span><text:span text:style-name="T12">!!!</text:span></text:p>
      <text:p text:style-name="Text_20_body"><text:span text:style-name="T12">У него горе — мне хорошо. «</text:span><text:span text:style-name="_30__20_Text"><text:span text:style-name="T12">И уж точно не лицезрением тебя, спокойно спящей</text:span></text:span><text:span text:style-name="T12">» - говорит о том, что этот исход для него неприемлем. Было бы гораздо лучше для него, если бы я металась в истерически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5">—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P5">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p text:style-name="P5">— Ой... не надо из меня клеить обиженного. Я не обижен! Я взбешен! Я в ярости!!!...</text:p>
      <text:p text:style-name="P5">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40" text:outline-level="1"><text:bookmark-start text:name="Glava_22__Gori_v_adu"/>Глава 22. Гори в аду<text:bookmark-end text:name="Glava_22__Gori_v_adu"/></text:h>
      <text:p text:style-name="P25">Весна покажет кто где срал.</text:p>
      <text:p text:style-name="P30">Народная поговорка</text:p>
      <text:p text:style-name="P5">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5">Бессмысленно, как по мне, скрывать ложь. Поверьте моему горькому опыту — дерьмо всегда всплывает. На то оно и дерьмо.</text:p>
      <text:p text:style-name="P5">Как это было.</text:p>
      <text:p text:style-name="P5">Я решила прибраться. Я люблю это делать под свою любимую музыку. Можно поорать и так веселее. Но у меня не было колонок.</text:p>
      <text:p text:style-name="P5">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К тому же, я его любила и верила.</text:p>
      <text:p text:style-name="P5"><text:soft-page-break/>Вся моя музыка лежит на одном ресурсе. Я зашла на свою страницу через его профайл, но не увидела там нужной ссылки.</text:p>
      <text:p text:style-name="P5">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5">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p text:style-name="P5">— А ты сегодня в парадном белье?...</text:p>
      <text:p text:style-name="Text_20_body"><text:span text:style-name="T12">Как бы так выразиться без матов, чтобы в полной мере передать мое... удивление? Я очень оооочень очень </text:span><text:span text:style-name="_30__20_Text"><text:span text:style-name="T12">удивилась</text:span></text:span><text:span text:style-name="T12"> и была прям в шоке! Но их чат не открыла.</text:span></text:p>
      <text:p text:style-name="P5">Моей целью не было найти что-то. Я слишком самодостаточная, чтобы рыться в чужих переписках. А тут такое.</text:p>
      <text:p text:style-name="P5">Я напомню, что разговор, который я записала на диктофон был в среду, а сегодня — четверг. Я набираю любимого:</text:p>
      <text:p text:style-name="P5">— Привет, слушай, я тут с твоего компа хотела музыку свою поставить и кое-что увидела. А кто такая ТТ (<text:span text:style-name="T1">инициалы той барышни</text:span>)?</text:p>
      <text:p text:style-name="P5">— Ой, да я ее еще с университета знаю, — сказал он и его ответ сопровождался нервными смешками, — а что?</text:p>
      <text:p text:style-name="P5"><text:soft-page-break/>— Она тебе сообщение прислала: «А ты сегодня в парадном белье?» Это как понимать?</text:p>
      <text:p text:style-name="P5">— Ой! Да ты можешь вообще все прочитать, — он был растерян, и, по видимому, это первое, что пришло в его голову. В его глупую голову.</text:p>
      <text:p text:style-name="P5">Команда «газы» дана. Я открываю их чат и читаю...</text:p>
      <text:p text:style-name="P5">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5">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5">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P5">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5">По датам было видно, что почти неделю назад, когда мы ехали отдыхать палатками, она предлагала ему <text:soft-page-break/>встретиться и он сожалел, что не в городе. Он говорил мне:</text:p>
      <text:p text:style-name="P5">— Что ты придумываешь?! Ты что шуток не понимаешь?</text:p>
      <text:p text:style-name="P5">— У тебя есть пару минут, чтобы поменять все пароли... — мне надоело церемониться.</text:p>
      <text:p text:style-name="P5">Я начала рыть. И нарыла.</text:p>
      <text:p text:style-name="P5">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5">Чтобы избавиться от всех иллюзий и надежд, которыми я с его подачи пичкала себя ежесекундно. Чтоб понимать — я это не придумала, это не догадки... Первый раз за все время у меня появился реальный шанс во всем разобраться, а главное — убедиться, наконец, что я — нормальная.</text:p>
      <text:p text:style-name="P5">Мне нужно было немного. Просто еще что-то, чтоб я понимала, что это не единичный случай.</text:p>
      <text:p text:style-name="P5">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5"><text:soft-page-break/>Нашла, уже для Жены Странного друга, доказательство его предательства, с датами и отослала ей скриншоты, в то время, как он ночевал у нее, ведь я не пустила его домой.</text:p>
      <text:p text:style-name="P5">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2">Ох, боюсь я, эта книга станет началом новых разборок. Но мне все равно. </text:span><text:span text:style-name="_30__20_Text"><text:span text:style-name="T12">Я готова ответить за все сказанное здесь</text:span></text:span><text:span text:style-name="T12">.</text:span></text:p>
      <text:p text:style-name="P5">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28">* * *</text:p>
      <text:p text:style-name="P5">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5">К тому моменту, когда все поприходили, я уже сидела с вином и курила на балконе, все еще не веря, что это происходит со мной. Я пила, но была спокойна. <text:soft-page-break/>Расстроена, но удовлетворена. Наконец-то все прояснилось. Я была рада, что все сделала правильно.</text:p>
      <text:p text:style-name="P5">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5">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5">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5">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2">Если еще зимой, когда я жила у сестры, она считала, что это я испортила наши отношения своей </text:span><text:span text:style-name="_30__20_Text"><text:span text:style-name="T12">эмоциональностью</text:span></text:span><text:span text:style-name="T12">,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5">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5">Мало того, по той переписке было понятно — мой благоверный не просто знал об измене, но и толкал дру<text:soft-page-break/>га на эту измену. А 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5">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5">Он не был обязан ей помогать, но мог. Дело выбора.</text:p>
      <text:p text:style-name="P28">* * *</text:p>
      <text:p text:style-name="P5">На следующий день мне написала ТэТэ на личный номер:</text:p>
      <text:p text:style-name="P5"/>
      <text:p text:style-name="P31">«Он в панике по поводу происходящего. И я чувствую себя, отчасти, виноватой. Не знаю что именно ты там прочла, но это несерьезно...</text:p>
      <text:p text:style-name="P31">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1">Ему ведь не все равно... Не возьмусь говорить о высоких чувствах, но то, что не все-равно, это точно.»</text:p>
      <text:p text:style-name="P5"/>
      <text:p text:style-name="P5">— Ты мужу переписку показывала? — спросила я.</text:p>
      <text:p text:style-name="P5"><text:soft-page-break/>— Нет. — отвечает ТТ. — <text:span text:style-name="T1">Я подчищаю переписку, если там нет ничего важного</text:span>...</text:p>
      <text:p text:style-name="P5">Эх. Что тут скажешь? А много чего. Разберем ее тираду:</text:p>
      <text:p text:style-name="P9">Он в панике по поводу происходящего.</text:p>
      <text:p text:style-name="P10">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9">«И я чувствую себя, отчасти, виноватой.»</text:p>
      <text:p text:style-name="P5">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вещами»... чувствует себя виноватой.</text:p>
      <text:p text:style-name="P5">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9">«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Тоже»? Мы не знакомы. Она меня не знает, но называет мою реакцию на его похождения — местью?.. Что тут скажешь? Они нашли друг друга.</text:p>
      <text:p text:style-name="P5"><text:soft-page-break/>На словах «причиняя боль любимому человеку»... она попыталась сделать виноватой меня, а это метод манипулятора.</text:p>
      <text:p text:style-name="P5">И дальше она пытается напугать меня — «собственные горечь и сожаление» — вот чего я, по ее мнению, добилась.</text:p>
      <text:p text:style-name="P5">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9">«Ему ведь не все равно... Не возьмусь говорить о высоких чувствах, но то, что не все-равно, это точно.»</text:p>
      <text:p text:style-name="P5">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5">Оказалось, это он попросил ее написать мне. Мило, не так ли? Вместо того, чтобы самому попытаться разрешить этот конфликт, он решил разрешить его руками другого человека, и сказал мне: «Я делаю все что могу».</text:p>
      <text:p text:style-name="P5">Что бы что?</text:p>
      <text:p text:style-name="P5">После этого выпада я попросила его о двух вещах — чтоб мне больше не писали его... девочки, и чтобы он на выходных вывез свои вещи. Под ноль.</text:p>
      <text:p text:style-name="P5">Я устала, но для меня было наградой наконец-то со всем разобраться. Я очень рада, что все это произошло до того, как я вышла за него замуж, и, слава высшим си<text:soft-page-break/>лам, не родила ему ребенка, о котором совсем недавно он со мной разговаривал.</text:p>
      <text:p text:style-name="P28">* * *</text:p>
      <text:p text:style-name="P5">Последними его словами мне, сказанными в живую, глядя мне в глаза были:</text:p>
      <text:p text:style-name="P5">— Пошла в п*зду!</text:p>
      <text:p text:style-name="P5">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5">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5">В этом разговоре он мне сказал несколько вот таких предложений:</text:p>
      <text:p text:style-name="P5">— А я, блять, рад, что ты страдаешь от этой конченой квартиры...</text:p>
      <text:p text:style-name="P5">— Да ты просто самое низкое, блять, существо!</text:p>
      <text:p text:style-name="P5">— Через месяц, когда ты съебешь к ебеням, блять, нахуй из моей жизни из этого дома, из квартиры куда угодно, блять, хоть в ад провались...</text:p>
      <text:p text:style-name="Text_20_body"><text:soft-page-break/><text:span text:style-name="T12">— Видимо, Каминская, ты его заслуживаешь — </text:span><text:span text:style-name="_30__20_Text"><text:span text:style-name="T12">вот такого вот уродца, как я</text:span></text:span><text:span text:style-name="T12">!</text:span></text:p>
      <text:p text:style-name="P5">— Провались в ад, блять, к дьяволу самому и целуй его в задницу...</text:p>
      <text:p text:style-name="P5">— Уебуй нахуй из моей жизни!</text:p>
      <text:p text:style-name="P5">О, да, я записала и этот разговор. Эта запись, как и все остальные, для меня является неопровержимым доказательством его деструктивности.</text:p>
      <text:p text:style-name="P5">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28">* * *</text:p>
      <text:p text:style-name="P5">На следующее утро он прислал сообщение. В отличии от предыдущего посыла, содержание в нем было следующее:</text:p>
      <text:p text:style-name="P5"/>
      <text:p text:style-name="P31">«Прости что нагрубил и наговорил гадостей. Я уже сам не ведаю что творю. Но не провоцируй меня, пожалуйста.</text:p>
      <text:p text:style-name="P31">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31"><text:soft-page-break/>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31">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31">Я не обманывал тебя. Ты просто хотела услышать не то, о чем спрашивала.»</text:p>
      <text:p text:style-name="P31"/>
      <text:p text:style-name="P5">Ну что, разбираем?</text:p>
      <text:p text:style-name="P9">«Прости, что нагрубил и наговорил гадостей. Я уже сам не ведаю что творю.»</text:p>
      <text:p text:style-name="P5">Ого! Он просит прощение! Вот это поворот, хотя...</text:p>
      <text:p text:style-name="P5">Он тут же стремится оправдаться, что «перечеркивает» его, так называемое, извинение. Плюс, попытка вызвать жалость. К тому же, следом идет «но»:</text:p>
      <text:p text:style-name="P9">«<text:span text:style-name="T3">Но</text:span> не провоцируй меня, пожалуйста.»</text:p>
      <text:p text:style-name="P5">И вот оно — его предсказуемое обвинение. Да, это именно обвинение — «ты меня спровоцировала, поэтому я, не ведая, что творю, наговорил тебе гадостей».</text:p>
      <text:p text:style-name="P5">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 и не приползла просить у него прощение.</text:p>
      <text:p text:style-name="P9"><text:soft-page-break/>«Прости миллион раз, я столько гадостей наговорил, что ненавижу себя.»</text:p>
      <text:p text:style-name="P5">Выглядит очень искренне, не так ли?</text:p>
      <text:p text:style-name="P5">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text:p>
      <text:p text:style-name="P9">«Я сомневался миллион раз после ссор, но я бы не позволил себе интриг у тебя за спиной.»</text:p>
      <text:p text:style-name="P10">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p>
      <text:p text:style-name="P5">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5">И вот даже сейчас он мне об этом говорит. Даже прося прощение «миллион раз» — говорит о том, что у него были сомнения во мне. Оправдывается этим.</text:p>
      <text:p text:style-name="P5"><text:span text:style-name="T7">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5">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5"><text:soft-page-break/>И вот мы окунаемся в омут когнитивного диссонанса: «Я бы не позволил себе того, что позволил.»</text:p>
      <text:p text:style-name="P5">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9">«И, когда сомнения ушли, я понял, чего хочу и сделал предложение.»</text:p>
      <text:p text:style-name="P5">Сомнения ушли... Куда-то подевались. Встали и вышли в окно его пустого сердца. И он решил сделать меня его женой.</text:p>
      <text:p text:style-name="P5">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31">«Такие, как я со своим благородством не доживают до этапа свадьбы, ибо <text:span text:style-name="T6">такую дуру, как Яна, которая будет согласна топать дальше — х*й найдешь</text:span> ))»</text:p>
      <text:p text:style-name="P5">Получив несколько <text:span text:style-name="T1">отказов, </text:span><text:span text:style-name="T3">и</text:span>менно это он написал нашему общему другу перед тем, как, тогда зимой, вернуть меня.</text:p>
      <text:p text:style-name="P9">«Но эта чертова ТТ и переписка... И вот больше ты мне не веришь.»</text:p>
      <text:p text:style-name="P5">Уже «чертова»?..</text:p>
      <text:p text:style-name="P5">Абьюзеры, как я уже писала, так и относятся к женщинам — как к вещам. Для них человек — это неодушев<text:soft-page-break/>ленный предмет. Он есть, и хорошо. Нет — найду другого.</text:p>
      <text:p text:style-name="P5">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2">И вот результаты такого отношения: разочарование жертвы, недоверие, что, несомненно, </text:span><text:span text:style-name="_30__20_Text"><text:span text:style-name="T12">расстраивает его</text:span></text:span><text:span text:style-name="T12">. Он тут же надевает маску «жертвы» и сожалеет, но не о том, что наделал, а о том, что вещь сломалась и больше не выполняет функцию «верить».</text:span></text:p>
      <text:p text:style-name="P9">«Прости. Ты очень хорошо умеешь выводить меня из равновесия.»</text:p>
      <text:p text:style-name="P5">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5">Он — Всегдаправ и будет продолжать обвинять и упрекать пострадавшего от своих деструктивных действий.</text:p>
      <text:p text:style-name="P9">«Ты так громко ругалась от этого всего и все эти разговоры о тряпке и о немужике — это невероятно демотивирует.»</text:p>
      <text:p text:style-name="P5">Вместо того, чтобы попросить прощение у меня лично, он попросил ТэТэ сделать это за него, спрятался под юб<text:soft-page-break/>кой этой барышни... 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5">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оскорбляю. Тут все.</text:p>
      <text:p text:style-name="P9">«Я понимаю, что тебе больно. Я недостаточно внимателен. Рассеян и позволяю то, чего не должен.»</text:p>
      <text:p text:style-name="P5">Все его действия,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P9">«Твоя реакция настолько ужасна, ты не представляешь, как с тобой трудно справиться.»</text:p>
      <text:p text:style-name="P10">Не «мои действия ужасны», а «твоя реакция». Тут мне добавить нечего.</text:p>
      <text:p text:style-name="P9">Я не обманывал тебя.</text:p>
      <text:p text:style-name="P5">Я даже не знаю, кого он продолжает убеждать в этом — меня или себя.</text:p>
      <text:p text:style-name="P9">Ты просто хотела услышать не то, о чем спрашивала.</text:p>
      <text:p text:style-name="P5">Ну и в завершение, наконец-то, правда: Я говорил то, что ты хотела слышать, но в этот раз ты это (правду), <text:soft-page-break/>слышать не хотела, ведь она бы тебя расстроила, огорчила... Поэтому я сказал ложь, чтобы тебя не расстраивать...</text:p>
      <text:p text:style-name="P5"/>
      <text:p text:style-name="P31">«Я считаю, что должен попросить прощение, несмотря на то, что я не отдавал отчет своим действиям. Это не я. Ты меня спровоцировала на все эти грубости, что услышала в свой адрес. Сидела бы молча — все было бы хорошо.</text:p>
      <text:p text:style-name="P31">Мне так плохо. Из-за тебя я выгляжу полным ничтожеством. Я не смог сохранить образ "хорошего парня", который я выстраивал годами. Теперь ненавижу себя за это.</text:p>
      <text:p text:style-name="P31">Я сомневался во всем — в тебе и твоих способностях, в том, что ты меня любишь, в том, что будешь должным образом служить мне и прощать меня за все. Когда я понял, что ты будешь и дальше потакать моим прихотям, будешь прогибаться и пытаться меня оправдать в своих глазах - я сделал тебе предложение.</text:p>
      <text:p text:style-name="P31">Но вот эта чертова ТТ и переписка... И ты больше мне не веришь.</text:p>
      <text:p text:style-name="P31">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31">Почему это я тряпка? Я набрался смелости, и попросил ТТ написать тебе и попросить у тебя прощение вместо меня, хоть и кадрил ее у тебя за спиной. <text:soft-page-break/>Ты не можешь знать, насколько сложно это было сделать. Дорогая, нужно уметь заставить человека что-то сделать вместо себя!</text:p>
      <text:p text:style-name="P31">Я понимаю, что тебе больно, но это ничего не значит. Забудь. Не будь я таким рассеянным, я бы скрыл от тебя всю эту грязь, но из-за моей невнимательности ты узнала, что я позволяю себе то, чего не должен. Но я бы никогда не позволил себе того, что позволил!</text:p>
      <text:p text:style-name="P31">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31">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31">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31">Я ведь уже все сказал тебе в том разговоре. Я же не понял изначально, что нужно говорить правду. Я думал, что мне нужно говорить то, что ты хочешь услышать...»</text:p>
      <text:p text:style-name="P5"/>
      <text:p text:style-name="P5">Давайте вспомним мой вопрос: «Есть ли что-то, что я должна знать?..» По его словам — нет, я ничего не долж<text:soft-page-break/>на знать, понимаете? Я неправильно сформулировала вопрос, как оказалось...</text:p>
      <text:p text:style-name="P5">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5">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5">Мне было больно. Я была разбита. Я осознавала и понимала все, что сейчас происходит в моей голове, в моем сердце, вокруг меня, но у меня совершенно не было сил.</text:p>
      <text:p text:style-name="P5">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40" text:outline-level="1"><text:bookmark-start text:name="Glava_26__Apofieoz_otnoshienii_s_manipul"/>Глава 23. Апофеоз отношений с манипулятором<text:bookmark-end text:name="Glava_26__Apofieoz_otnoshienii_s_manipul"/></text:h>
      <text:p text:style-name="P25">Кто хочет жить, кто весел, кто не тля —</text:p>
      <text:p text:style-name="P25">Готовьте ваши руки к рукопашной!</text:p>
      <text:p text:style-name="P30"><text:bookmark-start text:name="Glava_23__Zdorova_"/>А. Высоцкий<text:bookmark-end text:name="Glava_23__Zdorova_"/></text:p>
      <text:p text:style-name="P5">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5">Я знала, что его отношение ко мне незаслуженно. Я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5">«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5">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самостоятельно мне очень тяжело их найти. Я обессилена.</text:p>
      <text:p text:style-name="P5">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5">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5">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5">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5">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5">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5">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а потом одна девочка угостила меня черешней.</text:p>
      <text:p text:style-name="P5">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5">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2">На восьмой день </text:span><text:span text:style-name="_32__20_Text"><text:span text:style-name="T22">заключения, то есть лечения </text:span></text:span><text:span text:style-name="T12">у меня случилась истерика. Я требовала привести ко мне врача, ссылаясь на то, что таблетки могу пить и дома. В итоге </text:span><text:soft-page-break/><text:span text:style-name="T12">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5">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5">- Здорова! Иди...</text:p>
      <text:p text:style-name="P5">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P5">Кажется всего-то — 3 года, да?.. Подумаешь! Но если посчитать, то это 36 месяцев, это около 1000 дней. Около 25 920 часов. Ведь все это время я была под напряжением.</text:p>
      <text:p text:style-name="P5">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5">Многие проходят лечение в психиатрических клиниках, ходят к психологу... Люди хотят выздороветь, как и я, будучи убежденными в том, что у них проблемы с психикой.</text:p>
      <text:p text:style-name="P5"><text:soft-page-break/>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5">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2">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2">ам мне самое место: «Д</text:span></text:span><text:span text:style-name="T12">авно пора было...»</text:span></text:p>
      <text:p text:style-name="P5">Ему это здорово подняло настроение. Странно, но я не могу вспомнить, чтоб он когда-то так искренне радовался каким-то простым вещам. Нет, помню:</text:p>
      <text:p text:style-name="P5">— Что, ручки из жопы?</text:p>
      <text:p text:style-name="P5">Или:</text:p>
      <text:p text:style-name="P5">— О, продолжай! Я же говорил, что ты неадекватная... — повторял он, снимая на камеру меня, доведенную до состояние сумасшествия...</text:p>
      <text:p text:style-name="P28"><text:soft-page-break/>* * *</text:p>
      <text:p text:style-name="P5">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его фидбек в сообщении:</text:p>
      <text:p text:style-name="P5"/>
      <text:p text:style-name="P31">«Ахах! И это запостила! Тебя даже дурка не исправит, ты просто безнадежна.</text:p>
      <text:p text:style-name="P31">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31"/>
      <text:p text:style-name="P5">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P5"/>
      <text:p text:style-name="P31">«Это письмо не начнется со слова я или со слова ты или даже мы. И тут не будет ни обращений ни гадостей.</text:p>
      <text:p text:style-name="P31">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1"><text:soft-page-break/>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1">Почему нельзя проститься? Разойтись? Сколько еще нужно крови? Очень хочется чтоб это закончилось.</text:p>
      <text:p text:style-name="P31">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31">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1">P.S.: Прости, что обозвал.</text:p>
      <text:p text:style-name="P31">С прошедшим тебя. Будь счастлива.»</text:p>
      <text:p text:style-name="P31"/>
      <text:p text:style-name="P5">Эээээ, постойте... что?! Что это было?</text:p>
      <text:p text:style-name="P9">«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Ну это вполне логично! Правда? Каждый человек хочет быть счастлив. Как я уже говорила, есть два типа людей: одни стараются быть счастливыми никому не в <text:soft-page-break/>ущерб, другие — за счет кого-то, принося боль, получают удовлетворение, что и делает их счастливыми.</text:p>
      <text:p text:style-name="P5">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5">Совершенный когнитивный диссонанс — «Шо, кобыла...» и «...каждый понимает, что хочет просто быть счастливым.»</text:p>
      <text:p text:style-name="P9">«Можно очень многое сказать об ошибках. Они продолжают допускаться уже за пределами ситуации.»</text:p>
      <text:p text:style-name="P5">О чьих ошибках? Кто их допускает? Что сказать-то?...</text:p>
      <text:p text:style-name="P9">«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text:p>
      <text:p text:style-name="Text_20_body"><text:span text:style-name="T12">Я решила, пусть все это видят. Ведь он считает свое поведение нормальным. Ну так, зачем прятаться в моей личке — айда на </text:span><text:span text:style-name="_32__20_Text"><text:span text:style-name="T21">сцену... то есть на </text:span></text:span><text:span text:style-name="T12">стену!</text:span></text:p>
      <text:p text:style-name="P9">«Почему нельзя проститься? Разойтись? Сколько еще нужно крови? Очень хочется чтоб это закончилось.»</text:p>
      <text:p text:style-name="P5"><text:soft-page-break/>Почему нельзя? Можно! Просто — не нужно писать гадости... Но по-моему, тогда он все еще не мог смириться с тем, что его, такого хорошего, выгнали в шею.</text:p>
      <text:p text:style-name="P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5">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text:p>
      <text:p text:style-name="P5">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9">«Никто не хочет лишать кого-то покоя.»</text:p>
      <text:p text:style-name="P5">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5">Зачем писать мне оскорбления, а потом вот это? У меня слишком много вопросов...</text:p>
      <text:p text:style-name="P9">«Все хотят идти дальше и жить счастливо. Почему этого просто не сделать?»</text:p>
      <text:p text:style-name="P5">Ну вот да — почему? Что мешает? Точка была поставлена, так зачем напоминать о себе? Зачем эти гадости? Что, недосамоутвердился за три года-то?</text:p>
      <text:p text:style-name="P9"><text:soft-page-break/>«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 Хотя, зачем, спрашивается, оно мне надо?</text:p>
      <text:p text:style-name="P9">«Прости, что обозвал.»</text:p>
      <text:p text:style-name="P5">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5">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text:p>
      <text:p text:style-name="P5">Ему срочно нужно было оправдаться, срочно нужно было что-то сделать, чтобы смыть с себя «мою клевету»...</text:p>
      <text:p text:style-name="P5">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26"><text:soft-page-break/>* * *</text:p>
      <text:p text:style-name="P5">И вот конец. Что теперь?</text:p>
      <text:p text:style-name="Text_20_body"><text:span text:style-name="T12">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2">ВЫ НИ В ЧЕМ НЕ ВИНОВАТЫ</text:span></text:span><text:span text:style-name="T12">!</text:span></text:p>
      <text:p text:style-name="P5">Осознание факта манипуляций даст вам ответ на большинство ваших вопросов, таких, как:</text:p>
      <text:p text:style-name="P5">— Что происходит?</text:p>
      <text:p text:style-name="P5">— Почему он так поступает?</text:p>
      <text:p text:style-name="P5">Ответ очень прост — потому, что этот человек — манипулятор. Он заманил вас в зависимость обманным путем. Этот человек нарочно выдает себя за другого, не ценит вас, не дорожит вами, ни во что вас не ставит. Поэтому делает все, чтоб вы были несчастными.</text:p>
      <text:p text:style-name="P5">Ему от этого хорошо. С этим надо смириться. Это будет видно, если/когда вы озвучите свое желание разорвать с абьюзером отношения.</text:p>
      <text:p text:style-name="P5">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5"><text:soft-page-break/>Вы вещь, и он попытается вас купить. Не продавайтесь. Вы достойны большего, нежели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5">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5">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5">Он этого добивался, но это не есть правда! Это он так придумал и внушил вам.</text:p>
      <text:p text:style-name="P5">Сядьте, успокойтесь и вспомните, каким вы были человеком до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5">Это его рук дело! Это он вас таким сделал. Манипулятор, первезный нарцисс, зверь по имени абьюзер. Это <text:soft-page-break/>было его планом! Это нужно понять, признать и сделать решительный ход.</text:p>
      <text:p text:style-name="P5">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5">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5">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P5">При этом вас,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text:p>
      <text:p text:style-name="P5">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без поддержки я бы не обошлась.</text:p>
      <text:p text:style-name="P5">Но вот в чем ирония — мои друзья, кто поддержал меня и слушать не захотели эту запись — они видели <text:soft-page-break/>мою боль и были свидетелями того, что со мной происходит, им этого было достаточно!</text:p>
      <text:p text:style-name="P5">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text:p>
      <text:p text:style-name="P5">Они говорили, что он плакал, рассказывая о любви ко мне, совершенно не принимая во внимание услышанные в мой адрес оскорбления с этой записи...</text:p>
      <text:p text:style-name="P5">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5">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5">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P5"><text:soft-page-break/>Мне жаль, если вас с ним что-то связывает — дети, недвижимость,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text:p>
      <text:p text:style-name="P5">Но послушайте меня — не идите с ним на контакт! Если он не признает, что у него серьезные проблемы, то в этом случае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5">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5">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чтобы увидеть вашу реакцию, и убедиться в том, что он вам до сих пор небезразличен!</text:p>
      <text:p text:style-name="P5">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5"><text:soft-page-break/>Да, вам будет интересно «как же он там без вас?!» Отлично! Он замечательно себя чувствует! Смиритесь! Это даже лучше для вас, ведь он вас уже вряд ли когда-либо побеспокоит. Ни вам с ним, ни ему с вами больше не о чем разговаривать.</text:p>
      <text:p text:style-name="P5">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5">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5">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5">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P5">Делайте то, чего не делали в отношениях с ним, например, займитесь своим здоровьем, порадуйте себя обновками — покупайте те вещи, которые вам нравятся, <text:soft-page-break/>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5">Вспоминайте себя! Пересматривайте свои старые фотографии.</text:p>
      <text:p text:style-name="P5">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5">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5">Будьте готовы к тому, что вас не поймут окружающие близкие вам люди! Все будут говорить:</text:p>
      <text:p text:style-name="P5">— Как же ты не заметила это все?! Куда же ты смотрела?!</text:p>
      <text:p text:style-name="P5">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ходимо, но ни в коем случае не оставайтесь наедине с собой и своими мыслями — на этом этапе одиночество вам только навредит!</text:p>
      <text:p text:style-name="P5">У вас еще будет время обо всем этом подумать, но тогда, когда вы придете в себя и успокоитесь. Тогда, отрезвев — придет понимание всего. Ваша ненависть <text:soft-page-break/>сменится на жалость, ведь как бы грустно это не звучало — на больных не обижаются.</text:p>
      <text:p text:style-name="P5">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забить свои комплексы.</text:p>
      <text:p text:style-name="P5">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5">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P5"/>
      <text:h text:style-name="P40" text:outline-level="1"><text:bookmark-start text:name="Glava_24__Prichiny_manipuliatsii"/>Глава 24. Причины манипуляции<text:bookmark-end text:name="Glava_24__Prichiny_manipuliatsii"/></text:h>
      <text:p text:style-name="P5">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5">Каждый из описанных здесь методов имеет серьезное влияние и оказывает сильное воздействие на психику жертвы.</text:p>
      <text:p text:style-name="P5">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5">Осознанны эти действия, или нет, сейчас не важно. Это вопрос, на который могут ответить только специалисты данной области, коим я не являюсь.</text:p>
      <text:p text:style-name="P26"><text:soft-page-break/>* * *</text:p>
      <text:p text:style-name="P5">Существует две причины психопатии личности:</text:p>
      <text:list xml:id="list2862344216967648668" text:style-name="L1">
        <text:list-item>
          <text:p text:style-name="P49"><text:span text:style-name="T4">врожденная</text:span> патологическая особенность развития нервной системы;</text:p>
        </text:list-item>
        <text:list-item>
          <text:p text:style-name="P49"><text:span text:style-name="T4">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5">В независимости от особенностей развития, психопатия всегда обусловлена нарушением функции головного мозга при относительной сохранности интеллекта.</text:p>
      <text:p text:style-name="P5">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 </text:p>
      <text:p text:style-name="P5">Людям с психическими отклонениями свойственна:</text:p>
      <text:list xml:id="list8030735594032962109" text:style-name="L2">
        <text:list-item>
          <text:p text:style-name="P50">инфантильность (незрелость психики);</text:p>
        </text:list-item>
        <text:list-item>
          <text:p text:style-name="P50">необоснованная мстительность;</text:p>
        </text:list-item>
        <text:list-item>
          <text:p text:style-name="P50">патологическая или намеренная глупость или слабоумие.</text:p>
        </text:list-item>
      </text:list>
      <text:p text:style-name="P5">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5">К счастью, есть условия, при которых существует возможность коррекции и сглаживания симптомов психопа<text:soft-page-break/>тологии личност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5">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5">Давайте попробуем описать переживания и чувства ребенка.</text:p>
      <text:p text:style-name="P5">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5">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5">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text:soft-page-break/>представление о том, как к этому событию относиться. Грубо говоря, это ассоциация.</text:p>
      <text:p text:style-name="P5">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5">В этой главе речь пойдет именно об этом.</text:p>
      <text:p text:style-name="P5">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5">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P5">— Будешь баловаться, мы тебя этому дяде отдадим/сдадим в полицию/папу позову и он тебя накажет...</text:p>
      <text:p text:style-name="P5">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p text:style-name="P5">— Нельзя.</text:p>
      <text:p text:style-name="P5"><text:soft-page-break/>— Не плачь.</text:p>
      <text:p text:style-name="P5">— Ты должен.</text:p>
      <text:p text:style-name="P5">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5">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5">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P5">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5">Желания ребенка игнорировались, потребности и склонности не принимались во внимание.</text:p>
      <text:p text:style-name="P5">— Мама лучше знает...</text:p>
      <text:p text:style-name="P5">Да? А ребенка никто не спросил, может вместо музыкальной школы он хотел пойти на карате. Возможно, <text:soft-page-break/>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5">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5">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5">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5">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p text:style-name="P5">— У всех дети, как дети, а у нас…</text:p>
      <text:p text:style-name="P5">— Почему Петя и Маша могут, а ты нет?</text:p>
      <text:p text:style-name="P5">Подобные фразы произносились, как лично ребенку, так и при окружающих, даже при тех же самых Маше и <text:soft-page-break/>Пете. Ребенок осознавал, что он плохой в сравнении с &lt;...&gt; и пытался стать тем, с кем его сравнивают, то есть, старался не быть собой.</text:p>
      <text:p text:style-name="P5">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P5">— Ты получил пять по математике? Хорошо, НО ЕСЛИ БЫ ТЫ ЕЩЕ и по английскому пять получил... — часто слышал ребенок от своих воспитателей.</text:p>
      <text:p text:style-name="P5">Он не верил в свои силы и искал опору в окружающих, зачастую у самых близких ему людей — родителей.</text:p>
      <text:p text:style-name="P5">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5">Но неуверенность остается, что заметно по напряженности и нервозности при различных сложных обстоятельствах.</text:p>
      <text:p text:style-name="P5">— Мы думали, что ты справишься...</text:p>
      <text:p text:style-name="P5">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text:soft-page-break/>оказалось недостаточно, и родители явно давали ему это понять, не замечая заслуг, лишь неудачи.</text:p>
      <text:p text:style-name="P5">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P5">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5">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P5">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P5"><text:soft-page-break/>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8">* * *</text:p>
      <text:p text:style-name="P5">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5">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5">Он получал только ту информацию, которую ему давали, осваивал новые знания под скрытым или явным давлением, а не по собственному желанию. Его желания и <text:soft-page-break/>мечты подавлялись, что и породило потребность реализации этих желаний во взрослом возрасте.</text:p>
      <text:p text:style-name="Text_20_body"><text:span text:style-name="T12">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2">он</text:span></text:span><text:span text:style-name="T12">, но, к сожалению — не знает как. Ведь все решала заботливая мама или строгий папа.</text:span></text:p>
      <text:p text:style-name="P5">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5">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text:p>
      <text:p text:style-name="P5">Для него это норма, ведь он так вырос.</text:p>
      <text:p text:style-name="P28">* * *</text:p>
      <text:p text:style-name="P5">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P5"><text:soft-page-break/>— Мы папе не скажем...</text:p>
      <text:p text:style-name="P5">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P5">Случай, когда родители объединяются против ребенка я даже рассматривать не буду. Понятно и так, что это травмирует детскую психику.</text:p>
      <text:p text:style-name="P5">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5">Как бы то ни было, доверие для абьюзера это закрытая область взаимоотношений с окружающими людьми.</text:p>
      <text:p text:style-name="P5">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5">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text:soft-page-break/>умелыми руками кукловода пляшут послушные марионетки.</text:p>
      <text:p text:style-name="P28">* * *</text:p>
      <text:p text:style-name="P5">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5">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5">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5">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text:soft-page-break/>большинство детей не следит за порядком и/или гигиеной без надзора родителей.</text:p>
      <text:p text:style-name="P5">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5">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text:p>
      <text:p text:style-name="P5">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5">Либо так, либо наказание.</text:p>
      <text:p text:style-name="P5"/>
      <text:p text:style-name="P26">* * *</text:p>
      <text:p text:style-name="P5">В семье манипулятора никто никому ничего не должен, например — заступиться или выслушать. Такое от<text:soft-page-break/>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5">— Ты должен уметь постоять за себя...</text:p>
      <text:p text:style-name="P5">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5">— Сегодня не куплю — завтра куплю...</text:p>
      <text:p text:style-name="P5">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5">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P28"><text:soft-page-break/>* * *</text:p>
      <text:p text:style-name="P5">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5">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P5">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5">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P5">— Ты не ценишь меня.</text:p>
      <text:p text:style-name="P5">— Ты не любишь меня.</text:p>
      <text:p text:style-name="P5">— Тебе со мной не интересно...</text:p>
      <text:p text:style-name="P5">И обида. Мама надевает «Лицо», хватается за сердце, демонстративно приходит в уныние со словами:</text:p>
      <text:p text:style-name="P5"><text:soft-page-break/>— Родители не вечны...</text:p>
      <text:p text:style-name="Text_20_body"><text:span text:style-name="T12">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1">в жопу без мыла, пардон,</text:span></text:span><text:span text:style-name="T12"> в душу без стука.</text:span></text:p>
      <text:p text:style-name="P5">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5">Они интересовались жизнью ребенка не потому, что для них важно знать, чем живет их чадо. Им было просто интересно. И, в случае, когда ребенок все-таки открывался и завязывался диалог, родители придирались, демонстрируя разочарование.</text:p>
      <text:list xml:id="list37767193" text:continue-list="list37762914" text:style-name="List_20_1">
        <text:list-item>
          <text:p text:style-name="P48">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48">Получил пять по математике — нужно еще и по географии пять. Получил тройку — бестолочь, в кого ты у нас такой.</text:p>
        </text:list-item>
        <text:list-item>
          <text:p text:style-name="P48">Прибежал на физкультуре вторым из всех классов — почему не первый?</text:p>
        </text:list-item>
      </text:list>
      <text:p text:style-name="P5">И так можно перечислять до бесконечности.</text:p>
      <text:p text:style-name="P5">Это не воспитание, это не обучение. Таким образом они не объясняли причинно-следственную связь. Они <text:soft-page-break/>констатировали свое мнение, не более, не менее, причиняя ребенку душевную боль. запретами И даже не подозревали об этом.</text:p>
      <text:p text:style-name="P5">Он не прав, и родителям наплевать — вот что понимал ребенок после таких «душевных» разговоров.</text:p>
      <text:p text:style-name="P5">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5">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5">Такое воспитание привязало ребенка к родителям очень крепко. Уйти во взрослую жизнь от таких родителей бывает крайне сложно.</text:p>
      <text:p text:style-name="P5">— Мы — твои друзья, а друзей не бросают...</text:p>
      <text:p text:style-name="P5">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5">Отсюда хронические безденежье, бросание университета, алкоголь, наркотики... Разумеется, все это делает человека несамостоятельным и неприспособленным к нормальной жизни.</text:p>
      <text:p text:style-name="P5"><text:soft-page-break/>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5">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5">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P5">— Нравится мальчик? Не говори подружкам — отобъют...</text:p>
      <text:p text:style-name="P5">— Петя не пошел с тобой гулять? Стало быть тренировка/уроки ему важнее друзей...</text:p>
      <text:p text:style-name="P5">— Это тот Петя, который во втором классе тебе подножку подставил?.. А... Понятно...</text:p>
      <text:p text:style-name="P5">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8"><text:soft-page-break/>* * *</text:p>
      <text:p text:style-name="P5">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5">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5">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оправданы и тяжелы в их возобновлении.</text:p>
      <text:p text:style-name="P5">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5">Итак, я постаралась описать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text:p>
      <text:p text:style-name="P5">Под влиянием и давлением, его психика надломилась или поломалась. На подсознательном уровне он понимает, что с ним что-то не так, но либо отрицает эти мысли, <text:soft-page-break/>либо пытается от них избавиться, путем копирования поведения родителей и проявление его к окружающим, убеждая себя, что это норма.</text:p>
      <text:h text:style-name="P40" text:outline-level="1"><text:bookmark-start text:name="Glava_25__Priznaki__priiemy_i_protivosto"/>Глава 25. Признаки, приемы и противостояние манипуляции<text:bookmark-end text:name="Glava_25__Priznaki__priiemy_i_protivosto"/></text:h>
      <text:p text:style-name="P5">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5">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5">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text:p>
      <text:p text:style-name="P5">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5">Помните, я говорила о нарушенной пропорциональности черт характера? К сожалению, в душе этого челове<text:soft-page-break/>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5">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text:p>
      <text:p text:style-name="P5">Это его рок. Простить такого легко, если понять, что он всю жизнь будет несчастным.</text:p>
      <text:p text:style-name="P5">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5">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5">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36" text:outline-level="2"><text:bookmark-start text:name="Pochiemu_ia_"/>Почему я?<text:bookmark-end text:name="Pochiemu_ia_"/></text:h>
      <text:p text:style-name="P5">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text:p>
      <text:p text:style-name="P5">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5">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5">Нет смысла перечислять все уже перечисленное, чтобы понять — вы не абы кто с улицы, а самодостаточная и интересная личность.</text:p>
      <text:p text:style-name="P5">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text:p>
      <text:p text:style-name="P5">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text:soft-page-break/>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5">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5">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его образ. Все просто.</text:p>
      <text:p text:style-name="P5">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 Остальные расходятся.</text:p>
      <text:p text:style-name="P5">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5"><text:soft-page-break/>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5">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5">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5">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text:span text:style-name="T12">Абьюзер выбирает в жертвы личность, </text:span><text:span text:style-name="_30__20_Text"><text:span text:style-name="T12">которой хотел бы быть сам</text:span></text:span><text:span text:style-name="T12">.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12">делая из вас — такого же, как он</text:span></text:span><text:span text:style-name="T12">.</text:span></text:p>
      <text:p text:style-name="P5">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text:soft-page-break/>что-то не так, что он отличается от большинства, и заставит вас так думать по отношению к себе.</text:p>
      <text:p text:style-name="P5">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5">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text:p>
      <text:p text:style-name="P5">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P26">* * *</text:p>
      <text:p text:style-name="P5">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5"><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5">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5">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5">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5">Если на эти «одинаковые» вопросы он отвечает по-разному — он врет.</text:p>
      <text:p text:style-name="P5">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5"><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P5">— Ты просто его не знаешь! — ответила я.</text:p>
      <text:p text:style-name="P28">* * *</text:p>
      <text:p text:style-name="P5">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text:p>
      <text:p text:style-name="P5">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P5">Давайте вспомним ранее описанный диалог, где я задаю своему бывшему парню вопрос:</text:p>
      <text:p text:style-name="P5">— Есть ли что-то, что я должна знать?..</text:p>
      <text:p text:style-name="P5">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P5">— Ты вокруг меня плетешь какую-то западню...</text:p>
      <text:p text:style-name="P5"><text:soft-page-break/>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5">В последствии, задавая вопросы, намекая и уточняя, я получала все новые ответы:</text:p>
      <text:p text:style-name="P5">— Я ничего такого не делал...</text:p>
      <text:p text:style-name="P5">— Каждый справляется с болью по разному...</text:p>
      <text:p text:style-name="P5">— Я был на четырех свиданиях...</text:p>
      <text:p text:style-name="P5">— Да, я трахаться хотел...</text:p>
      <text:p text:style-name="P5">Чуть больше часа + одинаковые вопросы = море информации — вот такой прекрасный метод узнать правду.</text:p>
      <text:p text:style-name="P5">Вот и получается первый совет по противостоянию лжи и ложности в поведении:</text:p>
      <text:p text:style-name="P5">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8">* * *</text:p>
      <text:p text:style-name="P5">Но что же делать, если ваш партнер, все-таки, ответил вам прямо и быстро, легко и непринужденно?</text:p>
      <text:p text:style-name="P5"><text:soft-page-break/>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text:p>
      <text:p text:style-name="P5">Он от вас прячется. Он с вами не искренен. Запомните это. Зафиксируйте в памяти, ведь так будет происходить каждый раз, когда он вас обманывает.</text:p>
      <text:p text:style-name="P5">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text:p>
      <text:p text:style-name="P5">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и людям, от которых я не чувствую опасности, я могу смотреть в глаза. С остальными немного сложнее.</text:p>
      <text:p text:style-name="P5">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P5">Человеческая психика, в принципе, является сложнейшим для понимания механизмом. Этот механизм уникален для каждого. Дать точное описание его работы, подчинить каким-то глобальным законам и принципам невозможно.</text:p>
      <text:p text:style-name="P5"><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5">То есть, говоря о человеке, которого мы знаем, мы, обычно, пытаемся предугадать его поступок или же попытаемся объяснить или оправдать его. Мы уже знаем, как он себя ведет, и удивляемся, если наши ожидания не оправдываются. Другими словами, по неординарному поведению друга мы можем понять, что что-то неординарное произошло в его жизни.</text:p>
      <text:p text:style-name="P5">Но, говоря о человеке малознакомом, мы обычно не имеем ни малейшего представления, какой будет его реакция. Ну, может быть имеем, но лишь невнятное. Поэтому, говорю вам, не доверяйте посторонним. Этот человек может оказаться кем угодно с совершенно неожиданными намерениями.</text:p>
      <text:p text:style-name="P5">Ведите себя ровно и сдержанно. Не открывайтесь на все сто. Будьте искренни, но не открывайте душу, секреты и тем более — доступ к важным сведениям или денежным средствам.</text:p>
      <text:p text:style-name="P5">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28"><text:soft-page-break/>* * *</text:p>
      <text:p text:style-name="P5">Говоря на безопасные для себя темы, абьюзер, возможно, будет смотреть вам в глаза. Возможно? Да, абьюзер редко смотрит в глаза.</text:p>
      <text:p text:style-name="P5">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text:p>
      <text:p text:style-name="P5">Если вы чувствуете, что вам демонстрируют свою честность, настаивает на ней, то, скорее всего, ваш собеседник лжет.</text:p>
      <text:p text:style-name="P5">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P5">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text:p>
      <text:p text:style-name="P5">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5"><text:soft-page-break/>Понятно, что вы не будете его бить по шее, но мама в детстве так и делала, когда он нашкодит, поэтому он ее прячет.</text:p>
      <text:p text:style-name="P5">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text:p>
      <text:p text:style-name="P5">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P5">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text:p>
      <text:p text:style-name="P5">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ьезный вред психическому здоровью жертвы, имея эксплуатационный характер.</text:p>
      <text:p text:style-name="P5">Поэтому, я считаю, что всем необходимо обращать внимание на элементарные аспекты поведения окружающих нас людей, особенно тех, кого мы собираемся под<text:soft-page-break/>пустить к себе ближе, чем на «расстояние вытянутой руки».</text:p>
      <text:p text:style-name="P5">Ради нашего же психологического спокойствия.</text:p>
      <text:p text:style-name="P28">* * *</text:p>
      <text:p text:style-name="P5">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text:p>
      <text:p text:style-name="P5">Так гораздо легче понять, что вами манипулируют.</text:p>
      <text:p text:style-name="P5">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text:p>
      <text:p text:style-name="P5">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5"><text:soft-page-break/>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5">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12">Человек, </text:span><text:span text:style-name="_30__20_Text"><text:span text:style-name="T12">вспоминая</text:span></text:span><text:span text:style-name="T12">,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12">Человек, который </text:span><text:span text:style-name="_30__20_Text"><text:span text:style-name="T12">пытается придумать</text:span></text:span><text:span text:style-name="T12">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5">Он спрячет от вас взгляд, но будет стараться говорить как можно убедительнее, рассуждая и анализируя в слух.</text:p>
      <text:p text:style-name="P5">Вы наверное знаете, что есть еще пара жестов, говорящие вам о противоречиях. Например, человек отвечает вам «Да», но при этом машет головой в разные стороны. Не слушайте — смотрите, ведь он говорит «Нет».</text:p>
      <text:p text:style-name="P5"><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5">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text:p>
      <text:p text:style-name="P5">Словите этот момент. Скажите ему, что вы не хотите называть его лжецом, но его слова делают это за вас.</text:p>
      <text:p text:style-name="P5">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P5">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text:p>
      <text:p text:style-name="Text_20_body"><text:span text:style-name="T12">Ничего говорить не надо! Он сам все скажет. Он будет сбит с толку. Он начнет объяснять </text:span><text:span text:style-name="_30__20_Text"><text:span text:style-name="T12">не все свои слова, а только ложь</text:span></text:span><text:span text:style-name="T12">, недоумевая, чему именно вы не поверили, ведь он все так хорошо продумал.</text:span></text:p>
      <text:p text:style-name="P5">Так можно узнать, что именно в его словах неправда.</text:p>
      <text:p text:style-name="P28"><text:soft-page-break/>* * *</text:p>
      <text:p text:style-name="P5">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text:p>
      <text:p text:style-name="P5">Потом он спросил:</text:p>
      <text:p text:style-name="P5">— Что ты знаешь? — и его голос слегка дрожал. Очевидно, что он пытался скрыть волнение.</text:p>
      <text:p text:style-name="Text_20_body"><text:span text:style-name="T12">И звучало это, как: «Что </text:span><text:span text:style-name="_30__20_Text"><text:span text:style-name="T12">именно</text:span></text:span><text:span text:style-name="T12"> ты знаешь?» Конечно, я ничего ему не выдала тогда. Если честно, то я очень сглупила — я еще не знала всего того, о чем сейчас пишу и действовала неосознанно.</text:span></text:p>
      <text:p text:style-name="P5">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text:p>
      <text:p text:style-name="P5">Тогда я прижала его к стенке и сама же отпустила его.</text:p>
      <text:p text:style-name="P5">30 секунд гробового молчания могут воздействовать, как очень сильное психологическое давление, особенно, когда лжец понимает, что его раскусили. Он начинает паниковать.</text:p>
      <text:p text:style-name="P5">Это выражается в его резком напряженном потухании. Он уже говорит осторожнее — фильтрует каждое слово, <text:soft-page-break/>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P5">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text:p>
      <text:p text:style-name="P5">Но, я не сожалею об этом, ведь уже на следующий день я сама все узнала совершенно случайно. Но вам я рекомендую не делать таких ошибок.</text:p>
      <text:p text:style-name="P5">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P5">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P5">Надеюсь, так будет и с вами.</text:p>
      <text:p text:style-name="P28">* * *</text:p>
      <text:p text:style-name="P5">Итак, мы поняли, что первое, что нужно сделать, если вы заметили, что человек вам лжет, демонстрирует сходство между вами, обратить внимание на его поведение, разузнать, искренен ли он, либо же всячески согла<text:soft-page-break/>шается с вами, изображая эту искренность. Это своего рода игра такая.</text:p>
      <text:p text:style-name="P5">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text:p>
      <text:p text:style-name="P5">В нашей «семье» в таких случая звучало: «В смысле?» с откровенным удивлением на лице моего парня. Так он заставляет говорить вас, а сам отлынивает от этого.</text:p>
      <text:p text:style-name="P5">Затем он может и это обернуть в свою пользу и попытаться вызвать в вас чувство вины за «такие» мысли:</text:p>
      <text:p text:style-name="P5">— Как ты могла такое обо мне подумать?!</text:p>
      <text:p text:style-name="P5">В этот момент он разыграет роль жертвы вашего «беспричинного» недоверия. Он надавит на вашу совесть и попытается разузнать, с чего вы взяли, что он лжет.</text:p>
      <text:p text:style-name="P5">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P5">Это будет сопровождаться обвинениями и упреками.</text:p>
      <text:p text:style-name="P5">— Как тебе не стыдно так думать про меня?!</text:p>
      <text:p text:style-name="P5">Готовьтесь к тому, что он начнет вспоминать ваши грехи, и, вместо того, чтобы объясниться перед вами. Он может начать упрекать вас в чем-то, что, скорее всего, совершенно не относится к делу.</text:p>
      <text:p text:style-name="P5"><text:soft-page-break/>Выслушайте его молча и не вздумайте оправдываться перед ним!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text:p>
      <text:p text:style-name="P5">Поверьте мне на слово — это будет полный бред. Он вам ни к чему.</text:p>
      <text:p text:style-name="P5">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P5">Или же он попытается рассуждать, основываясь на общеизвестные манеры поведения или мнения великих людей:</text:p>
      <text:p text:style-name="P5">— ...Говорят, что женщины не способны признать мужскую полигамность...</text:p>
      <text:p text:style-name="P5">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text:p>
      <text:p text:style-name="P5">Он постарается опровергнуть любое ваше слово, прицепившись к нему, даже если вы уверены, что ко всему, <text:soft-page-break/>что вы сейчас хотите сказать — невозможно прицепиться. Поверьте, он сделает все, чтобы уйти от разговора.</text:p>
      <text:p text:style-name="P5">Ответьте ему что-то вроде:</text:p>
      <text:p text:style-name="P5">— Хороший вопрос! А попробуй сам на него ответить.</text:p>
      <text:p text:style-name="P5">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text:p>
      <text:p text:style-name="P5">Ловко.</text:p>
      <text:p text:style-name="P5">Дальше в ход может пойти «положительное подкрепление» (<text:span text:style-name="T1">см. р. «Положительное подкрепление»</text:span>):</text:p>
      <text:p text:style-name="P5">— Ты же умная и должна понимать, что &lt;...&gt;! — где &lt;продолжением&gt; будет то, что он хочет навязать вам.</text:p>
      <text:p text:style-name="P5">Лесть — это поистине отличный ход, чтобы отвлечь вас от этого разговора. Помните?</text:p>
      <text:p text:style-name="P5">— ...Ты большая умница и нужно быть слепым, чтоб не заметить это...</text:p>
      <text:p text:style-name="P5">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text:p>
      <text:p text:style-name="P5">Ответьте ему, с легкой улыбкой, что итак знаете, что вы хороший человек, поблагодарите за комплимент и продолжайте тему разговора.</text:p>
      <text:p text:style-name="P5">Ну и последний вариант развития — пассивная агрессия. Игнор.</text:p>
      <text:p text:style-name="P5"><text:soft-page-break/>— Не собираюсь ничего тебе доказывать!</text:p>
      <text:p text:style-name="P5">— Ты можешь продолжать убеждать себя в этом сколько угодно!</text:p>
      <text:p text:style-name="P5">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P5">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P5">— С тобой невозможно разговаривать!</text:p>
      <text:p text:style-name="P5">Радуйтесь. Вы не подходите на роль марионетки. Вы его уделали.</text:p>
      <text:p text:style-name="P5">Ну а если он не бросает вас, тогда сами БЕГИТЕ, КАК МОЖНО БЫСТРЕЕ И КАК МОЖНО ДАЛЬШЕ! ЛУЧШЕ НЕ БУДЕТ!!!</text:p>
      <text:h text:style-name="P36" text:outline-level="2"><text:bookmark-start text:name="Diemonstrativnoie_ighnorirovaniie_sobstv"/>Демонстративное игнорирование собственных обязательств.<text:bookmark-end text:name="Diemonstrativnoie_ighnorirovaniie_sobstv"/></text:h>
      <text:p text:style-name="P5">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5">Такой человек может не знать, как включается стиральная машина, где находится половая тряпка или где ящик с инструментами.</text:p>
      <text:p text:style-name="P5">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5">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5"><text:span text:style-name="T8">Противостояние</text:span>:</text:p>
      <text:p text:style-name="P5">Пристыдить. Здесь хорошо должна сработать техника триангуляции:</text:p>
      <text:p text:style-name="P5"><text:soft-page-break/>— Мне пришлось попросить соседа Петю починить кран. Кстати, он сказал, что может тебя научить это делать.</text:p>
      <text:p text:style-name="P5">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text:p>
      <text:p text:style-name="P5">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P5">Но, если ваше <text:span text:style-name="T9">противостояние</text:span> не срабатывает — БЕГИТЕ, КАК МОЖНО БЫСТРЕЕ И КАК МОЖНО ДАЛЬШЕ! ЛУЧШЕ НЕ БУДЕТ!!!</text:p>
      <text:h text:style-name="P36" text:outline-level="2"><text:bookmark-start text:name="Gazlaitingh_"/>Газлайтинг.<text:bookmark-end text:name="Gazlaitingh_"/></text:h>
      <text:p text:style-name="P5">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P5">— Тебе показалось.</text:p>
      <text:p text:style-name="P5">— Ты себе накручиваешь.</text:p>
      <text:p text:style-name="P5">— Ничего у тебя не болит.</text:p>
      <text:p text:style-name="P5">— Ты сама придумываешь себе проблемы.</text:p>
      <text:p text:style-name="P5">Или на примере диалога:</text:p>
      <text:p text:style-name="P5">Жертва: Помнишь, ты мне как-то сказал, что &lt;...&gt;?</text:p>
      <text:p text:style-name="P5">Абьюзер: Не было такого. Я такого не говорил.</text:p>
      <text:p text:style-name="P5">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5"><text:soft-page-break/>Такая форма общения действительно может развить серьезные психологические проблемы у жертвы.</text:p>
      <text:p text:style-name="P5">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5">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5">Такое бывает, если жертву запугивают, держат в напряжении, оказывает давление, внушают.</text:p>
      <text:p text:style-name="P5">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P5"><text:span text:style-name="T8">Противостояние</text:span>:</text:p>
      <text:p text:style-name="P5">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5">Не развивайте в себе сомнения в своей правоте. Вместо того, чтобы пытаться перепроверить эти факты у себя в голове, сразу делайте выводы:</text:p>
      <text:p text:style-name="P5">— Мне это нравится? — Нет.</text:p>
      <text:p text:style-name="P5"><text:soft-page-break/>— Он сейчас прав? — Нет.</text:p>
      <text:p text:style-name="P5">— Я это слышала/видела? — Да.</text:p>
      <text:p text:style-name="P5">Таким образом вы избавитесь от сомнений в реальности этих фактов.</text:p>
      <text:p text:style-name="P5">Отстаивайте свою точку зрения. Описывайте свои чувства:</text:p>
      <text:p text:style-name="P5">— Как это у меня не болит? Еще как болит!</text:p>
      <text:p text:style-name="P5">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P5">— Ты что, хочешь сказать, что я сумасшедшая?!</text:p>
      <text:p text:style-name="P26">* * *</text:p>
      <text:p text:style-name="P5">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5">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5">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text:soft-page-break/>заставить поверить в обратное, то вам потребуется, как можно скорее закончить разговор и удалиться.</text:p>
      <text:p text:style-name="P5">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P5">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5">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5">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5">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P5">Займитесь спортом, танцами. Ходите в клубы или музеи. Различные хобби, путешествия, изучение психологии и помощь людям, попавшим в аналогичные ситуации <text:soft-page-break/>помогут вам восстановить ваше психологическое здоровье и придадут сил.</text:p>
      <text:p text:style-name="P5">Но, если вы заметили в своих отношениях наличие этого метода — БЕГИТЕ, КАК МОЖНО БЫСТРЕЕ И КАК МОЖНО ДАЛЬШЕ! ЛУЧШЕ НЕ БУДЕТ!!!</text:p>
      <text:h text:style-name="P36" text:outline-level="2"><text:bookmark-start text:name="Viskholdingh_"/>Висхолдинг.<text:bookmark-end text:name="Viskholdingh_"/></text:h>
      <text:p text:style-name="P5">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3">.</text:span></text:p>
      <text:p text:style-name="P5">Абьюзер может игнорировать вас, делая вид, будто не слышит.</text:p>
      <text:p text:style-name="P5">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5">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5">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P5"><text:soft-page-break/>— И это, по твоему, проблема? Ты действительно считаешь, что из-за этого стоит ссориться?</text:p>
      <text:p text:style-name="P5">И вот вы уже говорите о том, что не хотите ругаться, а просто пытаетесь решить семейный вопрос — он спрыгнул с темы.</text:p>
      <text:p text:style-name="P5">— Я не буду разговаривать об этом. Это полный бред! Ты хоть слышишь себя?</text:p>
      <text:p text:style-name="P5">И вот вы пытаетесь понять, что же «такого» вы сказали не так.</text:p>
      <text:p text:style-name="P5">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5"><text:span text:style-name="T8">Противостояние</text:span>:</text:p>
      <text:p text:style-name="P5">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5">Не душите в себе ощущение ненужности:</text:p>
      <text:p text:style-name="P5">— У меня такое впечатление, что тебе просто неинтересно меня слушать.</text:p>
      <text:p text:style-name="P5">— Ты каждый раз придумываешь отговорки, чтобы избежать разговоров со мной.</text:p>
      <text:p text:style-name="P5">— Я тебя поняла. Позвоню маме/подруге/другу, раз тебе неинтересно. Они-то точно меня выслушают.</text:p>
      <text:p text:style-name="P5">Таким образом вы покажете ему, что он не незаменим, и, если у вас есть проблемы, то найдутся и люди, кото<text:soft-page-break/>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P5">Когда он попытается соскочить с темы, скажите:</text:p>
      <text:p text:style-name="P5">— Кстати, тоже интересный момент, но давай мы его обсудим после. Вернемся к сути.</text:p>
      <text:p text:style-name="P5">Он не сможет вас упрекнуть в равнодушии к его мнению и вы вернете разговор в нужное русло.</text:p>
      <text:p text:style-name="P5">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5">Отстаивайте свое право быть услышанным и понятым. Это справедливо. Оперируйте тем, что вы в паре, а значит несете друг за друга ответственность.</text:p>
      <text:p text:style-name="P5">Но, если вы заметили в своих отношениях наличие этого метода — БЕГИТЕ, КАК МОЖНО БЫСТРЕЕ И КАК МОЖНО ДАЛЬШЕ! ЛУЧШЕ НЕ БУДЕТ!!!</text:p>
      <text:h text:style-name="P36" text:outline-level="2"><text:bookmark-start text:name="__Da__no__________v_dopolnieniie_k_opisa"/>«Да, но &lt;...&gt;» (в дополнение к описанию висхолдинга).<text:bookmark-end text:name="__Da__no__________v_dopolnieniie_k_opisa"/></text:h>
      <text:p text:style-name="P5">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Text_20_body"><text:span text:style-name="T12">— </text:span><text:span text:style-name="_30__20_Text"><text:span text:style-name="T12">Да</text:span></text:span><text:span text:style-name="T12">, я виноват, </text:span><text:span text:style-name="_30__20_Text"><text:span text:style-name="T12">но</text:span></text:span><text:span text:style-name="T12"> позавчера ты была больше не права, чем я сейчас.</text:span></text:p>
      <text:p text:style-name="Text_20_body"><text:span text:style-name="T12">— Я полностью с тобой согласен, но ты абсолютно не права... (</text:span><text:span text:style-name="_30__20_Text"><text:span text:style-name="T18">см. р. «Дабл байнд»</text:span></text:span><text:span text:style-name="T12">),</text:span></text:p>
      <text:p text:style-name="P5">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5"><text:span text:style-name="T8">Противостояние</text:span>:</text:p>
      <text:p text:style-name="P5">Дайте ему понять, что вы заметили эту тактику и раскусили его:</text:p>
      <text:p text:style-name="P5">— Мама научила меня не воспринимать все, что сказано до слова «Но». Так ты со мной согласен или нет?</text:p>
      <text:p text:style-name="P5">—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P5"><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p text:style-name="P5">Но, если вы заметили в своих отношениях наличие этого метода — БЕГИТЕ, КАК МОЖНО БЫСТРЕЕ И КАК МОЖНО ДАЛЬШЕ! ЛУЧШЕ НЕ БУДЕТ!!!</text:p>
      <text:h text:style-name="P36" text:outline-level="2">Изоляция жертвы от ее окружения.</text:h>
      <text:p text:style-name="P5">Это методы первезного нарцисса. Он всячески заполняет ваше время собой и своим окружением.</text:p>
      <text:p text:style-name="P5">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P5"><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p text:style-name="P5">— Твоя Машка как-то на меня так смотрела...</text:p>
      <text:p text:style-name="P5">— Мне не нравится, что Петя на тебя постоянно смотрит. Я видел, как ты с ним кокетничала.</text:p>
      <text:p text:style-name="P5">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5">Что касается родителей, то вашим родителям он нравится. Мама без ума от его харизмы, а папа нашел себе <text:soft-page-break/>собеседника на тему «рыбалка». Ваша попытка пожаловаться на партнера будет расценена, как ваша минутная слабость.</text:p>
      <text:p text:style-name="P5">Другими словами, вам никто не поверит, что с таким прекрасным человеком могут быть проблемы.</text:p>
      <text:p text:style-name="P5"><text:span text:style-name="T8">Противостояние</text:span>:</text:p>
      <text:p text:style-name="P5">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5">— Я пригласила на выходные Машу и Петю. Будем играть в покер.</text:p>
      <text:p text:style-name="P5">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5">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text:p>
      <text:p text:style-name="P5">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ваши родите<text:soft-page-break/>ли — не вы. Так он поймет, что вы не один на один с ним.</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36" text:outline-level="2"><text:bookmark-start text:name="Passivnaia_aghriessiia__ighnorirovaniie_"/>Пассивная агрессия (игнорирование, обида, внезапный бойкот).<text:bookmark-end text:name="Passivnaia_aghriessiia__ighnorirovaniie_"/></text:h>
      <text:p text:style-name="P5">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5">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5">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лючевое слово — демонстрировать. Изображать.</text:p>
      <text:p text:style-name="P5">Цель — самоутвердиться. Это ответ на ваш вопрос: «Почему он вас, близкого ему человека, обижает?» Вы уже в его руках, и теперь он уже не считает нужным перед вами церемониться.</text:p>
      <text:p text:style-name="P5">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5"><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5">Вы можете звать его несколько раз, а он сделает вид, будто не слышит вас, хотя находиться с вами в одной комнате.</text:p>
      <text:p text:style-name="P5">Он часто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P5">— Не может же он просто так взять и обидеться?</text:p>
      <text:p text:style-name="P5">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P5">— Милый, ну скажи, что не так? Ну прости, если я тебя чем-то обидела!</text:p>
      <text:p text:style-name="P5">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5"><text:soft-page-break/>В следующую такую ситуацию вам обязательно напомнят:</text:p>
      <text:p text:style-name="P5">— Опять ты за свое. В прошлый раз было тоже самое!</text:p>
      <text:p text:style-name="P5">И вы снова не понимаете. И снова просите прощение, и обещаете, что такого больше не повторится! А вам говорят:</text:p>
      <text:p text:style-name="P5">— Ты в прошлый раз тоже говорил, что не повторится!</text:p>
      <text:p text:style-name="P5">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5">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5"><text:span text:style-name="T8">Противостояние</text:span>:</text:p>
      <text:p text:style-name="P5">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P5">— Что, опять? Ну ок...</text:p>
      <text:p text:style-name="P5"><text:soft-page-break/>Я даже пыталась его вывести на чистую воду агрессивно... Много было испробовано, так как я люблю экспериментировать, в поисках решения таких проблем...</text:p>
      <text:p text:style-name="P5">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5">Я хладнокровно резко прямо начала его ставить на место, не принимая его поведение. Он пытался молчать, но я не унималась.</text:p>
      <text:p text:style-name="P5">— Ну? Что опять? Ну, говори! Чем ты не доволен!? Давай — я недоволен тем, что... Продолжай предложение!</text:p>
      <text:p text:style-name="P5">Он даже сам дал ему название: «учитель—школьник». Невольно, конечно.</text:p>
      <text:p text:style-name="P5">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5">Знаете, чем отличалась последняя ссора от всех остальных? Я поймала его за руку. Я осознала, что он мне соврал и — начала разочаровываться!</text:p>
      <text:p text:style-name="P5">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5">Так что вот мой совет, как заставить человека прекратить вас игнорировать: осознайте, что вашей вины нет.</text:p>
      <text:p text:style-name="P5"><text:soft-page-break/>Четко дайте понять, что не принимаете его обиду:</text:p>
      <text:p text:style-name="P5">— Я ничего такого не сделала и не сказала, чтобы ты обиделся! Объясни свое поведение!</text:p>
      <text:p text:style-name="P5">Идите до конца, как бы сложно это не было, главное, делайте это спокойно, не повышайте тона, чтоб вас нельзя было упрекнуть в истерике:</text:p>
      <text:p text:style-name="P5">— Я жду ответа и не уйду, пока не получу его! Если ты утверждаешь что я неправа/виновата, то будь добр, объясни мне, в чем?</text:p>
      <text:p text:style-name="P5">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36" text:outline-level="2"><text:bookmark-start text:name="Eghoizm__Ravnodushiie_"/>Эгоизм. Равнодушие.<text:bookmark-end text:name="Eghoizm__Ravnodushiie_"/></text:h>
      <text:p text:style-name="P5">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5"><text:span text:style-name="T8">Противостояние</text:span>:</text:p>
      <text:p text:style-name="P5">Не терпите такого поведения. Он ваш партнер, а значит должен быть с вами и в горе и в радости. Говорите об этом, требуйте:</text:p>
      <text:p text:style-name="P5">— Мне нужна твоя помощь/совет/поддержка!</text:p>
      <text:p text:style-name="P5">—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P5">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Не исключено, что после таких слов он продемонстрирует свою обиду и задетое самолюбие. Озвучьте и это:</text:p>
      <text:p text:style-name="P5">— Ты что, обиделся? На что? На то, что не можешь оказать мне помощь?</text:p>
      <text:p text:style-name="P5"><text:soft-page-break/>Если вы заметили в своих отношениях наличие такого поведения — БЕГИТЕ, КАК МОЖНО БЫСТРЕЕ И КАК МОЖНО ДАЛЬШЕ! ЛУЧШЕ НЕ БУДЕТ!!!</text:p>
      <text:h text:style-name="P36" text:outline-level="2"><text:bookmark-start text:name="Ighra_na_vashikh_emotsiiakh_ili_psikholo"/>Игра на ваших эмоциях или психологические триггеры.<text:bookmark-end text:name="Ighra_na_vashikh_emotsiiakh_ili_psikholo"/></text:h>
      <text:p text:style-name="P5">Как я уже говорила, человеческая психика — это сложная штука. Невозможно да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P5">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информацию о наших внутренних переживаниях.</text:p>
      <text:p text:style-name="P5">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P5"><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P5">— Да, я помню, что ты уже однажды потеряла контроль над ситуацией... Так что не нужно мне рассказывать, что сейчас ты ни при чем...</text:p>
      <text:p text:style-name="P5">— Теперь я понимаю, почему Петя решил с тобой расстаться.</text:p>
      <text:p text:style-name="P5">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5">Или если вы, например, отравились рыбой, лежите и болеете, а вам предлагают отведать селедочки под шубой.</text:p>
      <text:p text:style-name="P5">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5">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5"><text:soft-page-break/>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text:p>
      <text:p text:style-name="P5">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5">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P5">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5">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5"><text:span text:style-name="T8">Противостояние</text:span>:</text:p>
      <text:p text:style-name="P5"><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P5">—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P5">Если вы заметили в своих отношениях наличие этого метода — БЕГИТЕ, КАК МОЖНО БЫСТРЕЕ И КАК МОЖНО ДАЛЬШЕ! ЛУЧШЕ НЕ БУДЕТ!!!</text:p>
      <text:h text:style-name="P36" text:outline-level="2"><text:bookmark-start text:name="Viktimblieimingh_"/>Виктимблейминг.<text:bookmark-end text:name="Viktimblieimingh_"/></text:h>
      <text:p text:style-name="P5">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5">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5">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5">Примерами такой манипуляции являются:</text:p>
      <text:p text:style-name="P5">— Ее бы не изнасиловали, если бы она не надела такое короткое платье.</text:p>
      <text:p text:style-name="P5">— Тебя не повысили, потому что ты мало старалась, тебе нужно было усерднее работать.</text:p>
      <text:p text:style-name="P5">— Твой кошелек украли из-за твоей невнимательности...</text:p>
      <text:p text:style-name="P5">Все эти примеры, и подобные, подводятся итоговым приговором:</text:p>
      <text:p text:style-name="P5">— Сама виновата!</text:p>
      <text:p text:style-name="P5"><text:soft-page-break/>Без вины виноватая (С). Жертва становится эдаким «козлом отпущения», и вместо поддержки, выслушивает упреки с нотками злорадства и сарказма.</text:p>
      <text:p text:style-name="P5">— А чего ты хотела?!</text:p>
      <text:p text:style-name="P5">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5">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5">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5">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5"><text:soft-page-break/>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P5">— Прости меня, я сорвался из-за того, что ты сказала/сделала.</text:p>
      <text:p text:style-name="P5">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5">Жертва прощает насильника, так как ей внушили, что она виновата в том, что произошло.</text:p>
      <text:p text:style-name="P5">Но что происходит с жертвами в момент рукоприкладства?</text:p>
      <text:p text:style-name="P5">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5">Она не понимала — что именно, что не могла поверить, что ее бьют просто так.</text:p>
      <text:p text:style-name="P5">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text:soft-page-break/>тивные искажения нередко становятся результатом оказанного на нее психологического давления.</text:p>
      <text:p text:style-name="P5">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5">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5">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5">Если же вам не пришлось вспоминать и вы узнали себя во всех этих примерах — вы стали жертвой виктимблейминга.</text:p>
      <text:p text:style-name="P5"><text:span text:style-name="T8">Противостояние</text:span>:</text:p>
      <text:p text:style-name="P5">Первое правило — вы ни в чем не виноваты!</text:p>
      <text:p text:style-name="P5">Ничто не дает человеку право причинять физический или психологический вред другому. Нет таких причин!</text:p>
      <text:p text:style-name="P5">Ни короткое платье, ни расстегнутая сумка, ни сказанное в порыве гнева плохое слово, ни разбитая кружка <text:soft-page-break/>или пересоленный суп не дает человеку право на насилие над вами!</text:p>
      <text:p text:style-name="P5">Об этом нужно говорить. Говорить громко и уверенно. Вслух!</text:p>
      <text:p text:style-name="P5">— Меня побили!</text:p>
      <text:p text:style-name="P5">— Меня изнасиловали!</text:p>
      <text:p text:style-name="P5">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5">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5">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5">Ищите помощь в инстанциях, постарайтесь найти человека, который сможет пойти с вами и оказать вам поддержку.</text:p>
      <text:p text:style-name="P5">В случае же с лайтовыми версиями виктимблейминга, когда вас упрекают за что-то, спросите обвиняющего <text:soft-page-break/>вас, действительно ли он так считает и как бы поступил на месте правонарушителя:</text:p>
      <text:p text:style-name="P5">— То есть, если ты пересолила суп, то позволишь своему мужу наказать тебя? Побить?</text:p>
      <text:p text:style-name="P5">— Я бы, например, сказала человеку, что у него карман не застегнут. Ведь я нормальный честный человек! А ты бы как поступил?</text:p>
      <text:p text:style-name="P5">— Ты хочешь сказать, что, если увидишь на улице девушку в короткой юбке, это даст тебе полное право изнасиловать ее?</text:p>
      <text:p text:style-name="P5">В любом случае, если вы заметили в своих отношениях наличие этого метода — БЕГИТЕ, КАК МОЖНО БЫСТРЕЕ И КАК МОЖНО ДАЛЬШЕ! ЛУЧШЕ НЕ БУДЕТ!!!</text:p>
      <text:h text:style-name="P36" text:outline-level="2"><text:bookmark-start text:name="Vam_riedko_ustupaiut_ili_nie_ustupaiut_v"/>Вам редко уступают или не уступают вообще.<text:bookmark-end text:name="Vam_riedko_ustupaiut_ili_nie_ustupaiut_v"/></text:h>
      <text:p text:style-name="P5">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5">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5">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5">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5">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5"><text:span text:style-name="T8">Противостояние</text:span>:</text:p>
      <text:p text:style-name="P5"><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5">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5">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5">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5">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5">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5"><text:soft-page-break/>Вы готовы пойти на уступки, но ему придется тоже вам что-то дать. Только так он сможет получить то, что желает.</text:p>
      <text:p text:style-name="P5">Если вы видите, что вашей любовью ивашей уступчивостью пользуются, смените манеру поведения в спорах — не отдавайте ничего просто так. Помните о пошаговой стратегии.</text:p>
      <text:p text:style-name="P5">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5">Требуйте, раз уж это спор, объяснений его аргументации:</text:p>
      <text:p text:style-name="P5">— 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p text:style-name="P5">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5">Не соглашайтесь с ним без его объяснений. Это вполне справедливо и обосновано.</text:p>
      <text:p text:style-name="P5">Он требует вас стать не его место — требуйте того же. Не прогибайтесь. Вы имеете полное право на свою точку <text:soft-page-break/>зрения, на свое мнение, на свой выбор. Если вас лишают этой возможности, стойте на своем, дабы ваш партнер оказался на вашем месте.</text:p>
      <text:p text:style-name="P5">— 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P5">Но вы должны быть готовы к тому, что он будет отчаянно стараться надавить на вас. Это будет больно.</text:p>
      <text:p text:style-name="P5">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5">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5">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5">Нормальный человек будет стараться сделать любимого счастливым. Если вы заметили, что таких стремлений <text:soft-page-break/>у вашего партнера нет, то вывод очевиден — плевали на вас и ваши желания с высокой горы.</text:p>
      <text:p text:style-name="P5">Один человек, которого я очень уважаю, как-то сказал мне:</text:p>
      <text:p text:style-name="P5">— В семье должно быть соперничество!</text:p>
      <text:p text:style-name="P5">Конечно, я возмутилась и уже была готова начать жуткий спор, но он тут же продолжил:</text:p>
      <text:p text:style-name="P5">— Кто кого счастливее сделает!</text:p>
      <text:p text:style-name="P5">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5">Пара — речь идет об обоих!</text:p>
      <text:p text:style-name="P5">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5">Но, если вы заметили в своих отношениях наличие такого поведения — БЕГИТЕ, КАК МОЖНО БЫСТРЕЕ И КАК МОЖНО ДАЛЬШЕ! ЛУЧШЕ НЕ БУДЕТ!!!</text:p>
      <text:h text:style-name="P36"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P5">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5">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5">У такого поведения абьюзера есть два побочных эффекта на психику жертвы.</text:p>
      <text:p text:style-name="P5">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5">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5">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5">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5">Но посмотрите внимательнее на такое поведение. Это не просто безответственность или неуважение. Это самая настоящая ложь.</text:p>
      <text:p text:style-name="P5">Ложь и патологическая ложь между собой имеют одно важное различие.</text:p>
      <text:p text:style-name="P5">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5">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5"><text:soft-page-break/>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5">Это происходит из-за того, что он очень хочет, чтобы она стала действительностью. И она становится таковой для него.</text:p>
      <text:p text:style-name="P5">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5">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5">Или, например, вы в чем-то ошиблись, и очень бы хотели вернуть время вспять, чтобы все исправить...</text:p>
      <text:p text:style-name="P5">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5">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5">Я не помню ни разу за три года, чтобы мой милый попросил у меня прощение за что-то, или признал свою <text:soft-page-break/>вину. Он всегда вел себя так, будто совершенно не понимает, чего я от него хочу.</text:p>
      <text:p text:style-name="P5">Так и было — он не понимал. В своей голове уже давно «переписал» данные мне обещания.</text:p>
      <text:p text:style-name="P5">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5"><text:span text:style-name="T8">Противостояние</text:span>:</text:p>
      <text:p text:style-name="P5">Манипулятор, будучи бессердечной личностью, подсознательно или осознанно отодвигает дела, которые для него несущественны.</text:p>
      <text:p text:style-name="P5">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5">Не пытайтесь шантажировать его! Любое ваше «Ты у меня еще поплачешь» обернется против вас.</text:p>
      <text:p text:style-name="P5">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5">Есть пара более грамотных тактик, которые могут помочь заставить его выполнить свое обязательство:</text:p>
      <text:p text:style-name="Text_20_body"><text:soft-page-break/><text:span text:style-name="_31__20_Text"><text:span text:style-name="T23">1) </text:span></text:span><text:span text:style-name="T12">Пристыдить.</text:span></text:p>
      <text:p text:style-name="P5">— Ты можешь и не обещать, если не хочешь выглядеть обманщиком.</text:p>
      <text:p text:style-name="P5">При этом сказать так, чтобы он понял, как вы относитесь к обманщикам. На эту тактику вы можете получить неожиданный ответ:</text:p>
      <text:p text:style-name="P5">— Если тебя не устраивает — давай расстанемся.</text:p>
      <text:p text:style-name="P5">И это будет вам на руку. Соглашайтесь! Это его решение, абьюзер его принял. Но чего он этим добьется?</text:p>
      <text:p text:style-name="P5">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5">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P5">— Я пока поживу у друзей/родителей, а вещи соберу на выходных, договорились?</text:p>
      <text:p text:style-name="Text_20_body"><text:span text:style-name="_31__20_Text"><text:span text:style-name="_31__20_Text"><text:span text:style-name="T23">2)</text:span></text:span></text:span><text:span text:style-name="_31__20_Text"><text:span text:style-name="T12"> </text:span></text:span><text:span text:style-name="T12">Отзеркаливание.</text:span></text:p>
      <text:p text:style-name="P5">Пообещайте ему что-то, что ему может очень понравиться, например:</text:p>
      <text:p text:style-name="P5">— Сегодня дома тебя ждет большой сюрприз!</text:p>
      <text:p text:style-name="P5"><text:soft-page-break/>Но никакого сюрприза не готовьте, а если вам начнут предъявлять претензии или демонстрировать обиду, просто ответьте:</text:p>
      <text:p text:style-name="P5">— Я собиралась, честно, но возникли дела по важнее, поэтому сюрприз переноситься на завтра.</text:p>
      <text:p text:style-name="P5">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p text:style-name="P5">—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P5">И чмокните его в щечку, мол это же ничего!..</text:p>
      <text:p text:style-name="P5">Таким образом вы поставите его на свое место и он, возможно, поймет, как это неприятно, и начнет выполнять свои обязательства.</text:p>
      <text:p text:style-name="P5">Но, если вы заметили в своих отношениях наличие такого поведения — БЕГИТЕ, КАК МОЖНО БЫСТРЕЕ И КАК МОЖНО ДАЛЬШЕ! ЛУЧШЕ НЕ БУДЕТ!!!</text:p>
      <text:h text:style-name="P36" text:outline-level="2"><text:bookmark-start text:name="Trianghuliatsiia_"/>Триангуляция.<text:bookmark-end text:name="Trianghuliatsiia_"/></text:h>
      <text:p text:style-name="P5">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P5">— Даже Маша/Петя говорит, что ты не права.</text:p>
      <text:p text:style-name="P5">Или что-то подобное. Манипулятор даже может не посчитать нужным сказать, кто именно отозвался так о вас:</text:p>
      <text:p text:style-name="P5">— Да какая разница — кто? Главное, что я не один так считаю...</text:p>
      <text:p text:style-name="P5">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5">Если же он называет вам автора:</text:p>
      <text:p text:style-name="P5">— Маша/Петя вообще не понимает, почему я с тобой до сих пор встречаюсь...</text:p>
      <text:p text:style-name="P5">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5">Так он может устранять людей, которые могут оказать вам поддержку.</text:p>
      <text:p text:style-name="P5"><text:soft-page-break/>Триангуляция заставляет вас чувствовать ревность и неуверенность, при этом вы не можете объяснить себе причину таким ощущениям.</text:p>
      <text:p text:style-name="P5">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5">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5">Также отношу сюда мнение общества, стереотипы (мужчины полигамны, ты же знаешь!) и предрассудки.</text:p>
      <text:p text:style-name="P5"><text:span text:style-name="T8">Противостояние</text:span>:</text:p>
      <text:p text:style-name="P5">Первое и, пожалуй, самое важное, что стоит сделать, это научиться себя уважать.</text:p>
      <text:p text:style-name="P5">Второе, что необходимо сделать, это узнать лично у этого третьего человека, действительно ли он говорил такое и, если да, то почему так сказал.</text:p>
      <text:p text:style-name="P5">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5">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text:soft-page-break/>веком. Попытайтесь узнать, что он думает по этому поводу:</text:p>
      <text:p text:style-name="P5">— А свое мнение у тебя есть?</text:p>
      <text:p text:style-name="P5">Если он скажет, что согласен с мнением Маши/Пети, смело уточняйте у него смысл этого, уже его, мнения:</text:p>
      <text:p text:style-name="P5">— То есть, ты хочешь сказать, что не понимаешь, почему мы с тобой встречаемся?</text:p>
      <text:p text:style-name="P5">Так же можно вывести его на чистую воду — узнать, по какой причине он рассказывает о ваших отношениях другим людям:</text:p>
      <text:p text:style-name="P5">— Ты что, жаловался Маше/Пете на меня?</text:p>
      <text:p text:style-name="P5">Ну или пристыдить в распускании слухов о вашей паре:</text:p>
      <text:p text:style-name="P5">— Можно не быть сплетником и лицемером, милый, и обсудить эти вопросы со мной, а не с посторонними людьми.</text:p>
      <text:p text:style-name="P5">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5">Так вы попытаетесь узнать, что у него в голове, и, возможно, даже узнаете.</text:p>
      <text:p text:style-name="P5">В любом случае, если вы заметили в своих отношениях наличие этого метода — БЕГИТЕ, КАК МОЖНО БЫСТРЕЕ И КАК МОЖНО ДАЛЬШЕ! ЛУЧШЕ НЕ БУДЕТ!!!</text:p>
      <text:h text:style-name="P36" text:outline-level="2"><text:bookmark-start text:name="Dabl_baind_"/>Дабл байнд.<text:bookmark-end text:name="Dabl_baind_"/></text:h>
      <text:p text:style-name="P5">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5">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5">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5">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5">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5"><text:soft-page-break/>Как же отличить здоровое (нормальное) общение от деструктивного?</text:p>
      <text:p text:style-name="P5">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5">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5">Дабл байнд — это единственный и самый верный ответ на вопрос «Почему терпела и не ушла!?»</text:p>
      <text:p text:style-name="P5">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5">Противоречия в посыле абьюзера могут быть вербальными, например:</text:p>
      <text:p text:style-name="P5">— Закрой свой рот и ответь мне!</text:p>
      <text:p text:style-name="P5">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5">Приведу пример из уже описанного мною разговора, который я записала на диктофон. Мой парень говорит мне:</text:p>
      <text:p text:style-name="P5">— Главное, что хорошо тебе! Вот это самое главное!</text:p>
      <text:p text:style-name="P5"><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5">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5">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5">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p text:style-name="P5">— Ты все придумываешь. Я такого не говорил...</text:p>
      <text:p text:style-name="P5">Потом висхолдинг:</text:p>
      <text:p text:style-name="P5">— И это, по твоему, проблема? Ты действительно считаешь, что из-за этого стоит ссориться?</text:p>
      <text:p text:style-name="P5">Потом он шлифует это все триггером:</text:p>
      <text:p text:style-name="P5">— Вчера ты тоже говорила, что не хочешь ругаться, но, тем не менее мы поругались...</text:p>
      <text:p text:style-name="P5">Конечно, без триангуляции никуда:</text:p>
      <text:p text:style-name="P5">— Да все говорят, что ты просто неуравновешенная...</text:p>
      <text:p text:style-name="P5">И в заключение, виктимблейминг:</text:p>
      <text:p text:style-name="P5"><text:soft-page-break/>— Хватит ныть! Сидела бы молча — ничего бы этого не было!..</text:p>
      <text:p text:style-name="P28">* * *</text:p>
      <text:p text:style-name="P5">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5">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5">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5">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26"><text:soft-page-break/>* * *</text:p>
      <text:p text:style-name="P5">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2">Шизофрения (</text:span><text:span text:style-name="T18">от </text:span><text:span text:style-name="_30__20_Text"><text:span text:style-name="T12">греч. schizo – расщеплять, phren – ум, рассудок</text:span></text:span><text:span text:style-name="T12">)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5">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5">Если вы можете сказать, что ваш партнер ведет себя демонстративно по-разному наедине с вами и в присутствии посторонних — это «дабл байнд».</text:p>
      <text:p text:style-name="P5">— Мне так нравится ее смех!/ Сколько можно ржать?!</text:p>
      <text:p text:style-name="P5">Если ваш партнер часто меняет собственную систему ценности, чем и оказывает влияние на ваши отношения — это «дабл байнд».</text:p>
      <text:p text:style-name="P5">— Слушай, а это хорошая идея!/Ты серьезно? Тупее ничего не придумала?</text:p>
      <text:p text:style-name="P5">Умалчивание и недоговаривание правды, сплетни — это все двойные послания, основная задача которых <text:soft-page-break/>сбить вас с толку и запутать вас в вашем выборе, как относиться к такому поведению.</text:p>
      <text:p text:style-name="P5">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5">Затем это перерастает в сложную форму давления. Е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5">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5">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P5">— Если ты пригласишь всех друзей, то это вызовет дискомфорт.</text:p>
      <text:p text:style-name="P5">Нельзя не согласиться, что подтекстом данного заявления является запрет.</text:p>
      <text:p text:style-name="P5">— Я не хочу, чтобы ты приглашала всех друзей, так как это повлечет за собой дискомфорт...</text:p>
      <text:p text:style-name="P5"><text:soft-page-break/>Этот подтекст является скрытой (или пассивной) агрессией, и ее очень сложно отследить, ведь жертва изначально видит только такие намерения:</text:p>
      <text:p text:style-name="P5">— Я хочу, чтобы всем было комфортно.</text:p>
      <text:p text:style-name="P5">Я тогда и подумать не могла, что на самом деле, как оказалось, должно быть комфортно только ему и его друзьям на моем празднике.</text:p>
      <text:p text:style-name="P5">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5">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5">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P5">— Я тебя люблю ни смотря ни на что! (Ты очень плохая. У тебя множество недостатков. По сути тебя не за что любить, но — я тебя все равно люблю!)</text:p>
      <text:p text:style-name="P5">— Мы сделаем это когда ты захочешь — завтра!</text:p>
      <text:p text:style-name="P5">— Ты можешь рассказать мне. Я пойму! / Как ты могла такое сделать?! Ты в своем уме?</text:p>
      <text:p text:style-name="P5"><text:soft-page-break/>— Тебе не нужна косметика, ты у меня и так красивая! / Ух какая девушка, не то, что моя — замухрышка!</text:p>
      <text:p text:style-name="P5">— Ты у меня самая лучшая! Я тебя недостоин! (Ты слишком умная/красивая/талантливая... Тебе надо быть хуже, чтобы я был достойным тебя!)</text:p>
      <text:p text:style-name="P5">— Не работает — нахлебница, сидит на моей шее. / Работает — а обо мне кто будет заботиться?! Эгоистка!</text:p>
      <text:p text:style-name="P5">— Все женщины корыстные сучки! Им только деньги и нужны! / Как это ты сама за себя заплатишь? Ты хочешь меня унизить?</text:p>
      <text:p text:style-name="P5">— Занимаешься спортом — хочешь, чтоб парни на твою накачанную попку смотрели? / Не занимаешься — лентяйка и жопа у тебя жирная!</text:p>
      <text:p text:style-name="P5">— Ей только обнимашки и нужны! / Она вообще не обращает на меня внимание!</text:p>
      <text:p text:style-name="P5">— Мне нравятся умные девушки! / Она что думает, что она самая умная?!</text:p>
      <text:p text:style-name="P5">— Мне так нравится твой смех! / Когда ты уже успокоишься? Веди себя нормально!</text:p>
      <text:p text:style-name="P5">— Мне для тебя ничего не жалко! / Джинсы тебе новые? А чем тебе старые не нравятся?</text:p>
      <text:p text:style-name="P7"><text:span text:style-name="T8">Противостояние</text:span>:</text:p>
      <text:p text:style-name="P5">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5"><text:soft-page-break/>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text:p>
      <text:p text:style-name="P5">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36" text:outline-level="2">Демонстрация (в дополнение к описанию дабл байнда).</text:h>
      <text:h text:style-name="P37" text:outline-level="3">Демонстрация занятости.</text:h>
      <text:p text:style-name="P5">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5">Вам нужно осознать что слова без действий и поступков ничего не значат.</text:p>
      <text:p text:style-name="P5">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5">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5"><text:soft-page-break/>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5">Очень плавно мы подошли к еще одному моменту — свободное время. От чего? От каких дел?</text:p>
      <text:p text:style-name="P5">Работа, друзья, компьютерные игры... Возможно какие-то хобби или само/образование. Заметьте, что в большинство его занятий вы не вписываетесь.</text:p>
      <text:p text:style-name="P5">Что вам с того?</text:p>
      <text:p text:style-name="P5">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5">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5">Несомненно, ему нужны инструменты для их изготовления.</text:p>
      <text:p text:style-name="P5">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5">Для того, чтобы «работа» приносила больше кирпичей, нужно еще два инструмента «обучение» и «отдых».</text:p>
      <text:p text:style-name="P5"><text:soft-page-break/>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5">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5">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5">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5">Попробуйте представить, что вас ждет с этим человеком? А ничего — шиш на палочке.</text:p>
      <text:p text:style-name="P5">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5">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5"><text:soft-page-break/>На Будущее вашей пары вы тратите исключительно свои силы, а он лишь создает видимость продуктивности на ваше общее благо.</text:p>
      <text:p text:style-name="P5">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5">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5">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5">Вы постоянно оправдываете его.</text:p>
      <text:p text:style-name="P5">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5">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5">Вот это как раз та картина, которую рисует вам ваш партнер. Картина, которая вам визуально нравится, но <text:soft-page-break/>которую он заберет с собой и уйдет, оставив вас ни с чем. Забрав ваши силы, время, кирпичи и здоровье.</text:p>
      <text:p text:style-name="P6">Противостояние<text:span text:style-name="T9">:</text:span></text:p>
      <text:p text:style-name="P16">Во-первых, как я уже неоднократно говорила — перестаньте служить. Во-вторых, поставьте, наконец, себя на первое место, полюбите себя.</text:p>
      <text:p text:style-name="P7">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7">Вылезьте наконец из «домика» под названием зависимость.</text:p>
      <text:p text:style-name="P7">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7">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P37" text:outline-level="3">Демонстрация любви.</text:h>
      <text:p text:style-name="P5">Есть еще один вид демонстрации. В прямом смысле этого слова. Он смело относится к дабл байнду, так как тоже сбивает с толку.</text:p>
      <text:p text:style-name="P5"><text:soft-page-break/>Это демонстрация хорошего отношения к вам, наличия чувств к вам, восхищения вами... Только не вам, а окружающим.</text:p>
      <text:p text:style-name="P5">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5">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5">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5">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5">О, скорее всего, именно это вас и раздражает, но вы еще даже не рассматриваете этот раздражитель, так как не знаете о нем.</text:p>
      <text:p text:style-name="P5">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5"><text:soft-page-break/>Вы ведь все еще тешите себя иллюзиями: «Не может же он просто так, без причины...!», «Показалось!» или «Он не желает мне зла!»</text:p>
      <text:p text:style-name="P5">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5">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5">Теперь, если вдруг вы, как инструмент, потеряете для него ценность — можете не сомневаться, что его поддержат. Его, а не вас, при любых раскладах.</text:p>
      <text:p text:style-name="P6">Противостояние<text:span text:style-name="T9">:</text:span></text:p>
      <text:p text:style-name="P7">Здесь, на мой взгляд, ничего не остается, кроме как <text:s/>акцентировать на этом внимание вашего окружения. Обращайте внимание вслух:</text:p>
      <text:p text:style-name="P7">— Ого, сколько нежности! Всегда бы так!</text:p>
      <text:p text:style-name="P7">— Ммм... спасибо, милый! Ты настоящий джентльмен! Если бы еще дома так себя вел, то цены бы тебе не было! На тебе цем!</text:p>
      <text:p text:style-name="P6"><text:span text:style-name="T9">— Откуда столько внимания? Или это ты перед друзьями рисуешься?</text:span>!</text:p>
      <text:p text:style-name="P7">— Ой, а я уже и забыла, как цветы пахнут!</text:p>
      <text:p text:style-name="P7"><text:soft-page-break/>Но, внимание!</text:p>
      <text:p text:style-name="P7"><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7">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36" text:outline-level="2"><text:bookmark-start text:name="Podkrieplieniie__Stimuliatsiia_na_dieist"/>Подкрепление. Стимуляция на действия.<text:bookmark-end text:name="Podkrieplieniie__Stimuliatsiia_na_dieist"/></text:h>
      <text:p text:style-name="P5">Подкрепление — это событие, которое служит для увеличения вероятности реакции. Это, своего рода, стимулятор.</text:p>
      <text:p text:style-name="P5">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5">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5">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38" text:outline-level="3"><text:bookmark-start text:name="Polozhitiel_noie_podkrieplieniie_"/>Положительное подкрепление. <text:bookmark-end text:name="Polozhitiel_noie_podkrieplieniie_"/></text:h>
      <text:p text:style-name="P5">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9">«Если мне нравится то, что ты делаешь, тебя ждет награда.»</text:p>
      <text:p text:style-name="P5">У положительного подкрепления есть несколько, так сказать, направлений.</text:p>
      <text:p text:style-name="P5">1. Стимуляция жертвы на действия путем поощрения за выполнение обязанностей манипулятора.</text:p>
      <text:p text:style-name="P5">— Ты у меня такая сильная! Такие тяжелые пакеты из магазина притащила! Люблю сильных женщин. Иди сюда, я тебя поцелую!</text:p>
      <text:p text:style-name="P5">В этом случае он благодарит за то, что должен был сделать сам, но вам ведь приятно, вас похвалили и вашу усталость, как рукой сняло!</text:p>
      <text:p text:style-name="P5">2. Стимуляция жертвы на действия путем благодарности за то, что жертва выполнила свои обязанности.</text:p>
      <text:p text:style-name="P5">— Вот тебе цветы за то, что ты вчера приготовила такой вкусный ужин!</text:p>
      <text:p text:style-name="P5">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5"><text:soft-page-break/>Он не сделал это просто так, потому что вы хорошая и заботливая, или потому что он вас любит. Он великодушно отплатил вам за ваши труды.</text:p>
      <text:p text:style-name="P5">3. Стимуляция жертвы на действия путем требований ответной реакции на его действия.</text:p>
      <text:p text:style-name="P5">— Я вчера с тобой поделился, теперь ты делись.</text:p>
      <text:p text:style-name="P5">— В прошлый раз я уступил, теперь ты уступи.</text:p>
      <text:p text:style-name="P5">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5">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p text:style-name="P5">— Летом едем на море, а зимой — в горы, договорились?</text:p>
      <text:p text:style-name="P5">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5">4. Стимуляция жертвы путем похвалы на самостоятельное выполнение общих обязанностей.</text:p>
      <text:p text:style-name="P5"><text:soft-page-break/>— Милая, но ты же знаешь, что я не уберу в квартире, как ты! Ты с этим справишься гораздо быстрее, чем я! Ты у меня такая молодец!</text:p>
      <text:p text:style-name="P5">— У тебя так здорово получается все планировать, так что я решил дать тебе возможность полностью спланировать эту поездку!</text:p>
      <text:p text:style-name="P5">— Никто не сделает это лучше тебя! Не буду мешать!..</text:p>
      <text:p text:style-name="P5">5. Сглаживание последствий деструктивного (отрицательного) поведения абьюзера.</text:p>
      <text:p text:style-name="P5">— Милая, не обижайся! Я ведь так тебя люблю!</text:p>
      <text:p text:style-name="P5">— Я вчера погорячился... Вот тебе цветы!</text:p>
      <text:p text:style-name="P5">— Я без тебя не смогу! Ты мне очень нужна! Не бросай меня! Я не знаю, что буду без тебя (такой хорошей) делать!</text:p>
      <text:p text:style-name="P5">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5">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5">То есть, постоянно нажимают на вашу зеленую кнопку!</text:p>
      <text:p text:style-name="P28"><text:soft-page-break/>* * *</text:p>
      <text:p text:style-name="P5">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5">Такие поощрения не есть плюшки.</text:p>
      <text:p text:style-name="P5">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5">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5">Чем же отличается положительное подкрепление от проявления внимания и любви к вам?</text:p>
      <text:p text:style-name="P5">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5">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5">Положительное подкрепление возникает как раз в тот момент, когда от вас ожидают каких-то действий — сделать что-то (самостоятельно решить какой-то вопрос) <text:soft-page-break/>или не делать чего-то (не злиться). Задача положительного подкрепления — повысить вероятность этих ваших действий в будущем.</text:p>
      <text:p text:style-name="P5">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5">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5"><text:span text:style-name="T8">Противостояние</text:span>:</text:p>
      <text:p text:style-name="P5">Помните, действия абьюзера рассчитаны на обеспечение собственного комфорта.</text:p>
      <text:p text:style-name="P5">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5">Если он выполнит вашу просьбу — похвалите его. Это будет вашим положительным подкреплением.</text:p>
      <text:p text:style-name="P5"><text:soft-page-break/>— Спасибо! Я очень рада! Ты приготовил действительно вкусный ужин!</text:p>
      <text:p text:style-name="P5">— Спасибо! Это действительно важно для меня! Ты мне очень помог!</text:p>
      <text:p text:style-name="P5">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p text:style-name="P5">К сожалению, такой способ может так и не сработать. Поэтому, если вы заметили в своих отношениях признаки наличия этого метода — БЕГИТЕ, КАК МОЖНО БЫСТРЕЕ И КАК МОЖНО ДАЛЬШЕ! ЛУЧШЕ НЕ БУДЕТ!!!</text:p>
      <text:h text:style-name="P38" text:outline-level="3"><text:bookmark-start text:name="Nieustoichivoie_ili_chastichnoie_podkrie"/>Неустойчивое или частичное подкрепление.<text:bookmark-end text:name="Nieustoichivoie_ili_chastichnoie_podkrie"/></text:h>
      <text:p text:style-name="P5">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9">«Я сомневаюсь в том, что ты сделаешь так, как я хочу.»</text:p>
      <text:p text:style-name="P5">Он оценивает ваши действия, значительно занижая свои оценки вам, поощряя вас стараться лучше, упорствовать, угождать.</text:p>
      <text:p text:style-name="P5">— Ты приготовила замечательный ужин! Вот если бы ты еще и десерт приготовила — цены бы тебе не было!</text:p>
      <text:p text:style-name="P5">— Сегодня ты приготовила замечательный ужин! Но вчера ужин был вкуснее.</text:p>
      <text:p text:style-name="P5">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5">Вместо того, чтобы потребовать отдачи, вы чувствуете свою вину в том, что у вас что-то получилось не так хорошо, как могло бы.</text:p>
      <text:p text:style-name="P5">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5"><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P5">— Ты прямо статусами из соц-сети заговорила!</text:p>
      <text:p text:style-name="P5">— Вау, а что это за платье у тебя такое! Может наденешь что-то другое?</text:p>
      <text:p text:style-name="P5">— Тебе бы постричься не помешало... Только вчера была у парикмахера?.. Понятно...</text:p>
      <text:p text:style-name="P5">Или, например, с вами разговаривают, употребляя сложные термины, заводя тему, в которой вы не разбираетесь. Вы чувствуете себя неловко и глупо...</text:p>
      <text:p text:style-name="P5">— Это из-за того, что по теореме эквивалентности при элементарных преобразованиях... Ну ты же понимаешь, о чем я, да?</text:p>
      <text:p text:style-name="P5">Также во многом это проявляется в быту:</text:p>
      <text:p text:style-name="P5">— Ты вчера борщ пересолила, поэтому сегодня готовишь тоже ты.</text:p>
      <text:p text:style-name="P5">— Я мыл лапы Рексу, поэтому гулять с ним идешь опять ты.</text:p>
      <text:p text:style-name="P5">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5">На самом деле это безинициативщина, ненаходчивость, лень и, как правило — инфантильность, которая <text:soft-page-break/>покрывается вуалью из замечаний и упреков (куда же без них-то?!)</text:p>
      <text:p text:style-name="P5">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5">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5">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5"><text:span text:style-name="T8">Противостояние</text:span>:</text:p>
      <text:p text:style-name="P5">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P5">— Да, эта то самое платье, в котором я была на нашем свидании неделю назад. Ты еще сказал, что я хорошо выгляжу.</text:p>
      <text:p text:style-name="P5"><text:soft-page-break/>— Ты думаешь, что если скажешь мне пару незнакомых мне слов, я тебя любить больше буду?</text:p>
      <text:p text:style-name="P5">— Если ты хочешь рыбу на ужин, то ты мог бы сам ее приготовить.</text:p>
      <text:p text:style-name="P5">— Не нравится — делай сам.</text:p>
      <text:p text:style-name="P5">— Это все потому, что ты не помог мне. Легко говорить, когда ты даже не учавствовал.</text:p>
      <text:p text:style-name="P5">Вполне справедливо.</text:p>
      <text:p text:style-name="P5">Не берите на себя слишком много! Если это вам нужно — то вперед. Только потом не плачьте, что вас наказали или недооценили.</text:p>
      <text:p text:style-name="P5">— Тебе надо, ты и делай! - услышите вы на все предложения.</text:p>
      <text:p text:style-name="P5">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5">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5">Что касается бытовых вопросов, то тут сложнее, ведь вам придется прекратить проявлять инициативу (она наказуема).</text:p>
      <text:p text:style-name="P5"><text:soft-page-break/>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P5">Поэтому, если вы заметили в своих отношениях признаки наличия этого метода — БЕГИТЕ, КАК МОЖНО БЫСТРЕЕ И КАК МОЖНО ДАЛЬШЕ! ЛУЧШЕ НЕ БУДЕТ!!!</text:p>
      <text:h text:style-name="P38" text:outline-level="3"><text:bookmark-start text:name="Otritsatiel_noie_podkrieplieniie_"/>Отрицательное подкрепление.<text:bookmark-end text:name="Otritsatiel_noie_podkrieplieniie_"/></text:h>
      <text:p text:style-name="P5">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9">«Если ты сделаешь не так, как я хочу, то тебя ждет наказание.»</text:p>
      <text:p text:style-name="P5">Используя отрицательное подкрепление, абьюзер создает угрозу и стимулирует вас на все, что поможет вам избежать этой угрозы.</text:p>
      <text:p text:style-name="P5">— Если ты сейчас пойдешь гулять, то я с тобой не буду разговаривать.</text:p>
      <text:p text:style-name="P5">— Если ты купишь это платье, то мы не поедем в отпуск.</text:p>
      <text:p text:style-name="P5">— Если ты еще раз так сделаешь — пеняй на себя!</text:p>
      <text:p text:style-name="P5">— Если ты выйдешь из квартиры — можешь не возвращаться!</text:p>
      <text:p text:style-name="P5">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5">Крики, гнев, приказы, рукоприкладство, ограничение вас денежными средствами, равнодушие, бойкот или истерики со слезами — это далеко не все действия в ка<text:soft-page-break/>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5"><text:span text:style-name="T8">Противостояние</text:span>:</text:p>
      <text:p text:style-name="P5">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5">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5">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5"><text:span text:style-name="T7">Конечно, бороться с отрицательным подкреплением лучше постепенно. Начиная с каких-то менее болезненных ситуаций. Таким образом, вы практически </text:span><text:span text:style-name="T7">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5"><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5">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5">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5">— Объясни мне, по какой причине ты запрещаешь мне это делать (пойти гулять)?</text:p>
      <text:p text:style-name="P5">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5">Оставайтесь спокойной, не повышайте интонацию. Скажите ровно и может даже с улыбкой:</text:p>
      <text:p text:style-name="P5">— Но ты не можешь мне запретить!</text:p>
      <text:p text:style-name="P5"><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5">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5">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5">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5">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P5">— Поговорим, когда я вернусь.</text:p>
      <text:p text:style-name="P5"><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5">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5">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5">Будьте готовы и к тому, что ваши попытки противостоять ему могут вызвать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P38" text:outline-level="3"><text:bookmark-start text:name="Travmiruiushchii_odnorazovyi_opyt_"/>Травмирующий одноразовый опыт.<text:bookmark-end text:name="Travmiruiushchii_odnorazovyi_opyt_"/></text:h>
      <text:p text:style-name="P5">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9">«Так будет каждый раз, когда ты сделаешь то, чего я не хочу.»</text:p>
      <text:p text:style-name="P5">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5">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5">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5">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5"><text:span text:style-name="T8">Противостояние</text:span>:</text:p>
      <text:p text:style-name="P5">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5">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36" text:outline-level="2"><text:bookmark-start text:name="Postoiannyie_zhaloby_"/>Постоянные жалобы.<text:bookmark-end text:name="Postoiannyie_zhaloby_"/></text:h>
      <text:p text:style-name="P5">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5">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5">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5">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5">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5"><text:soft-page-break/>Пожалуй, я включу сюда еще один момент — жажда внимания. Рассмотрим сразу две формулировки:</text:p>
      <text:p text:style-name="P5">— Ты уделяешь мне недостаточно внимания! — упрек.</text:p>
      <text:p text:style-name="P5">— Ты должна уделять мне больше внимания! — приказ.</text:p>
      <text:p text:style-name="P5">В приказном тоне или же в качестве обвинения — это жалоба.</text:p>
      <text:p text:style-name="P5">Вы, в коем-то веке, собрались с подругами — он вам без конца звонит. Вы чем-то заняты, но он вас зовет, а если вы не подходите — обижается...</text:p>
      <text:p text:style-name="P5">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5"><text:span text:style-name="T8">Противостояние</text:span>:</text:p>
      <text:p text:style-name="P5">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5">Этими приемами, зачастую, пользуются сами манипуляторы, люди невосприимчивые к манипуляциям и делают это они — подсознательно.</text:p>
      <text:p text:style-name="P5">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5"><text:soft-page-break/>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5">Вам понадобится чуток равнодушия и подход с юмором:</text:p>
      <text:p text:style-name="P5">— Болит голова? Выпей таблетку. Вон там лежит...</text:p>
      <text:p text:style-name="P5">— Что? Опять злодей-Володя тебе палки в колеса ставит? Вот паразит! Ужинать будешь?</text:p>
      <text:p text:style-name="P5">— А? Что? Прости, я не слушала тебя сейчас — задумалась о своем... Повтори, пожалуйста... А нет, стой, я забыла, мне тут позвонить срочно надо!..</text:p>
      <text:p text:style-name="P5">— Милый, не могу подойти! Тебе надо — ты и подходи.</text:p>
      <text:p text:style-name="P5">В любом случае, это не супер-сложные дела, чтоб вы летели к нему по первому зову.</text:p>
      <text:p text:style-name="P5">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36" text:outline-level="2"><text:bookmark-start text:name="On_zatsiklien_na_siebie_i_na_sobstvienno"/>Он зациклен на себе и на собственном комфорте.<text:bookmark-end text:name="On_zatsiklien_na_siebie_i_na_sobstvienno"/></text:h>
      <text:p text:style-name="P5">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то, как правило, это условие будет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P5">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5"><text:span text:style-name="T8">Противостояние</text:span>:</text:p>
      <text:p text:style-name="P5">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5">В этом случае техника отзеркаливания хорошо работает. Если ваш партнер лежит, пока вы вкалываете — ляг<text:soft-page-break/>те рядом с ним. Если такой метод может нанести вред, например, вашей карьере, то вам стоит прямо сказать, что вас не устраивает такое отношение.</text:p>
      <text:p text:style-name="P5">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5">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5">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5">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5">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text:soft-page-break/>этот единичный случай, и ставить его в пример, мол: «Не говори мне, что я ничего не делаю...»</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36" text:outline-level="2"><text:bookmark-start text:name="Nieriashlivost__"/>О<text:bookmark-end text:name="Nieriashlivost__"/>тношение к чистоте.</text:h>
      <text:p text:style-name="P5">Еще один из признаков абьюза — отношение к чистоте. Если речь идет о крайностях, то это, как вы понимаете, ненормально.</text:p>
      <text:h text:style-name="P37" text:outline-level="3"><text:span text:style-name="T11">Патологическая</text:span><text:span text:style-name="T26"> </text:span><text:span text:style-name="T11">н</text:span>еряшливость.</text:h>
      <text:p text:style-name="P5">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5">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5">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5"><text:span text:style-name="T8">Противостояние</text:span>:</text:p>
      <text:p text:style-name="P5"><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5">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5">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5">Попробуйте осторожно намекать, например, если он закинул одежду в которой был на пикнике в шкаф к чистым вещам:</text:p>
      <text:p text:style-name="P5">— Фу, чем это так пахнет? Дорогой, это что, от тебя? Да ты у меня вонючка!</text:p>
      <text:p text:style-name="P5">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38" text:outline-level="3">Патологическое стремление к чистоте.</text:h>
      <text:p text:style-name="P5">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5">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5">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5">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7">Когда стремление к чистоте становится фобией, идеей фикс, то это обстоятельство способно здорово трепать <text:soft-page-break/>нервы партнеру. Это уже можно расценивать, как бытовую тиранию.</text:p>
      <text:p text:style-name="P7">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7">В отношениях с маниакальным чистюлей этого недостаточно.</text:p>
      <text:p text:style-name="P7">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7">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7">Также, чрезмерная приверженность к чистоте может свидетельствовать о наличии таких качеств, как:</text:p>
      <text:list xml:id="list2225057062741311243" text:style-name="L3">
        <text:list-item>
          <text:p text:style-name="P51"><text:span text:style-name="T10">закомплексованность и неуверенность в себе</text:span><text:span text:style-name="T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51"><text:span text:style-name="T10">сексуальная неудовлетворенность</text:span><text:span text:style-name="T9">, как считал Фрейд, хотя многие современные психо</text:span><text:soft-page-break/><text:span text:style-name="T9">аналитики склонны считать, что неудовлетворенность необязательно должна быть сексуальной;</text:span></text:p>
        </text:list-item>
        <text:list-item>
          <text:p text:style-name="P52"><text:span text:style-name="T6">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52"><text:span text:style-name="T6">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52"><text:span text:style-name="T6">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7">Но что же делать вам, если именно от вас требуют идеальной чистоты в доме?</text:p>
      <text:p text:style-name="P6">Противостояние<text:span text:style-name="T9">:</text:span></text:p>
      <text:p text:style-name="P7">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5"><text:span text:style-name="T9">Вы не слуга! </text:span>Это первое и главное, что нужно усвоить!</text:p>
      <text:p text:style-name="P5"><text:soft-page-break/>Если ваш партнер хочет видеть идеальный порядок — пусть наводит его сам.</text:p>
      <text:p text:style-name="P5">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5">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5">Надо — делай сам. Точка. Конец предложения.</text:p>
      <text:p text:style-name="P5">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36" text:outline-level="2"><text:bookmark-start text:name="Nieghliekt_"/>Неглект.<text:bookmark-end text:name="Nieghliekt_"/></text:h>
      <text:p text:style-name="P5">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5">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5">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520540780455475066" text:style-name="L4">
        <text:list-item>
          <text:p text:style-name="P55">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55">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55">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text:p>
          <text:p text:style-name="P55">— Я тебя и больной любить буду.</text:p>
        </text:list-item>
        <text:list-item>
          <text:p text:style-name="P55"><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55">Абьюзер считает, что у вас лишний вес и заставляет вас голодать.</text:p>
        </text:list-item>
        <text:list-item>
          <text:p text:style-name="P55">Абьюзер нарочно мешает вам спать.</text:p>
        </text:list-item>
      </text:list>
      <text:p text:style-name="P5">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5">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5"><text:span text:style-name="T8">Противостояние</text:span>:</text:p>
      <text:p text:style-name="P5">У вас должна быть сила воли отказаться от его плюшек. Требуйте от него заботу или ищите ее в другом месте.</text:p>
      <text:p text:style-name="P5">— 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p text:style-name="P5"><text:soft-page-break/>— Алло, доктор? Подскажите, мне можно в моем состоянии заниматься сексом/есть петрушку/пить спиртное? Нет. Хорошо, спасибо за информацию.</text:p>
      <text:p text:style-name="P5">— Ты же знаешь, что я на антибиотиках. Ты не хочешь, чтобы я поправилась?</text:p>
      <text:p text:style-name="P5">— Если ты считаешь, что мне не стоит употреблять эти лекарства, тогда предложи мне альтернативу. Или ты хочешь, чтоб мне было плохо?</text:p>
      <text:p text:style-name="P5">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5">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5">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2">Это не шутка, так как </text:span><text:span text:style-name="_31__20_Text"><text:span text:style-name="T12">неглект может стать причиной смерти жертвы</text:span></text:span><text:span text:style-name="T12">. Если у вас, по каким-то причинам, нет возможности обратиться к близким или знакомым — звоните на горячие линии, обращайтесь в центры помо</text:span><text:soft-page-break/><text:span text:style-name="T12">щи, говорите, что вы подвергаетесь физическому насилию и вам нужна помощь!</text:span></text:p>
      <text:h text:style-name="P36" text:outline-level="2"><text:bookmark-start text:name="Popytka_vytorghovat____pravo_nalievo____"/>Попытка выторговать право на «лево». Принуждение к трио.<text:bookmark-end text:name="Popytka_vytorghovat____pravo_nalievo____"/></text:h>
      <text:p text:style-name="P5">Измены. Измены. Измены. Пожалуй этот раздел для меня самый тяжелый. Как лучше — описать прямо и вкратце, или расписать подробно? Как это сделать?</text:p>
      <text:p text:style-name="P5">Для многих измена — это самый настоящий удар. Удар по самолюбию. Жизнь после измены никогда не станет прежней. С этим человеком.</text:p>
      <text:p text:style-name="P5">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19">Лично я никогда об этом не задумывалась, но как-то разговорилась с девчонками на эту тему и услышала довольно интересное мнение.</text:p>
      <text:p text:style-name="P5">— Я бы простила измену. — сказала мне одна девушка, которая очень себя любит.</text:p>
      <text:p text:style-name="P5">— Как же так? — спросила я. — Это же предательство!</text:p>
      <text:p text:style-name="P5">Но ответ был очень интересным. Она ответила, что сама не представляет, как это всю жизнь — одно и тоже. </text:p>
      <text:p text:style-name="P22">Ее ответ основывался на том, что она прекра­сно понимает природу измены. Да, на практике, женская полигамия существует. Точнее — на словах. Мы ведь все пре<text:soft-page-break/>красно понимаем, что говорить легко. Но все это может обернуться очень печально.</text:p>
      <text:p text:style-name="P20">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5">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5">Говорить об изменах — все равно, что водить вилами по воде — бессмысленно. Что тут скажешь, когда дело сделано?..</text:p>
      <text:p text:style-name="P5">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5">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5">Так чем же банальная слабость отличается от деструктива?</text:p>
      <text:p text:style-name="P5">Слабость. Не смог устоять.</text:p>
      <text:p text:style-name="P5"><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5">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5">К сожалению, в парах такое встречается очень часто.</text:p>
      <text:p text:style-name="P5">В деструктивных отношениях все происходит несколько иначе.</text:p>
      <text:p text:style-name="P5">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5">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5">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5">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text:soft-page-break/>шая» - убивает в ней все силы и стремления. Ее душат постоянные упреки и сомнения в ней.</text:p>
      <text:p text:style-name="P5">Так... я обещала не повторяться.</text:p>
      <text:p text:style-name="P5">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5">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5">Он выбирает рубашку — ставит на ней пятно. Мозгов не хватает отстирать его и он эту рубашку выбрасывает: «Плохая некачественная рубашка!»</text:p>
      <text:p text:style-name="P5">Он покупает молоко. Забывает про него — оно скисает. Он выливает его: «Отвратительное молоко!»</text:p>
      <text:p text:style-name="P5">Он покупает себе ботинки. Хорошие кожаные качественные ботинки. Занашивает их до дыр и выбрасывает их: «Подделка!»</text:p>
      <text:p text:style-name="P5">Он выбирает женщину. Пользуется ей. Не заботится о ней. Обижает ее, может даже бьет, а потом бросает ее: «Разве это баба?! Вот Машка — вот это баба!»</text:p>
      <text:p text:style-name="P5">И начинается процесс замены.</text:p>
      <text:p text:style-name="P5">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text:soft-page-break/>Я склоняюсь к тому, что изменял. Слишком он низок в своих поступках, и туп во вранье. Но — за руку пойманным не был.</text:p>
      <text:p text:style-name="P5">Если вы не понимаете, к чему я веду, то совсем скоро поймете.</text:p>
      <text:p text:style-name="P5">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26">* * *</text:p>
      <text:p text:style-name="P5">Начнем с измены.</text:p>
      <text:p text:style-name="P5">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5">Беда печаль.</text:p>
      <text:p text:style-name="P5">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5">Так вот. Вы такие уже родненькие, что он вдруг считает, что имеет право пойти налево. И начинает давить.</text:p>
      <text:h text:style-name="P37" text:outline-level="3"><text:soft-page-break/>Вариант 1. <text:s/>Ничто не предвещало беды.</text:h>
      <text:p text:style-name="P10">Вы узнаёте об измене либо случайно, либо «типа» случайно. Обязательно в тот момент, когда у вас все хорошо!</text:p>
      <text:p text:style-name="P10">Для вас это удар. Полное опустошение. Вы не можете в это поверить. Слезы-сопли. Крики и отчаянные попытки заставить его объясниться. Вы в шоке.</text:p>
      <text:p text:style-name="P10">А в шоке от того, что он не видит в этом проблемы.</text:p>
      <text:p text:style-name="P10">— Что здесь такого? Я же тебя люблю! А она для меня ничего не значит!</text:p>
      <text:p text:style-name="P10">— Ну перепихнулся, ну и что здесь такого?!...</text:p>
      <text:p text:style-name="P10">Или, как было в моем случае — бросил самым жестоким образом, погулял и вернулся, мол — жить без тебя не могу.</text:p>
      <text:p text:style-name="P10">Все было хорошо, а потом, как вы помните:</text:p>
      <text:p text:style-name="P10">— Не имеет значения, что произошло в тот момент, когда люди были, как бы, не вместе...</text:p>
      <text:p text:style-name="P10">— Да, я трахаться хотел! Мне было плохо!..</text:p>
      <text:p text:style-name="P10">Не можешь простить — дура. Из-за херни, пардон, отношения рушишь. Уходишь? - Не уходи! Я тебя люблю! И так далее...</text:p>
      <text:p text:style-name="P10">А знаете, что самое интересное? Он будет повторять подобные вещи с совершенно спокойным выражением лица. Типа:</text:p>
      <text:p text:style-name="P10">— Подумаешь, кружку разбил. На счастье...</text:p>
      <text:p text:style-name="P10"><text:soft-page-break/>Он продемонстрирует вам, что ничего такого не произошло. Ни-че-го! А вы поверите. После долгой, подобного рода, обработке.</text:p>
      <text:p text:style-name="P10">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10">—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P37" text:outline-level="3">Вариант 2. Мам, ну купи!</text:h>
      <text:p text:style-name="P5">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5">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5">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5"><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5">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5">Здорово придумал, да?</text:p>
      <text:p text:style-name="P5">Неа, не прокатит. То, о чем вы сейчас подумали — не прокатит. Он не разрешит вам сделать что-либо подобное. Даже не пытайтесь!</text:p>
      <text:p text:style-name="P5">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5">Есть конечно и еще один вариант — он вам разрешит. И вот это для вас будет очень плохо.</text:p>
      <text:p text:style-name="P5">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5">В последнем случае его ответ будет означать самый настоящий конец вашим отношениям. Его согласие на <text:soft-page-break/>вашу «измену» будет свидетельствовать о том, что ему на вас наплевать. И поверьте мне, вас это расстроит больше, чем его измена.</text:p>
      <text:p text:style-name="P5">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5">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5">А ведь вы не сможете.</text:p>
      <text:p text:style-name="P5">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5">Хм, кажется я повторяюсь...</text:p>
      <text:p text:style-name="P5">Так вот — это конец.</text:p>
      <text:p text:style-name="P5">— У женщины мужик должен быть один. Только шлюхи трахаются со всеми подряд! — можете услышать вы в ответ.</text:p>
      <text:p text:style-name="P5">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5"><text:soft-page-break/>Он ясно даст понять, либо же поставит перед фактом — ему это надо, мол, не нравится — на коридор. Дверь там.</text:p>
      <text:p text:style-name="P5">Он считает свое поведение абсолютно нормальным:</text:p>
      <text:p text:style-name="P5">— А чё?!</text:p>
      <text:p text:style-name="P5">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5">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P37" text:outline-level="3">Вариант 3. Я уже взрослый.</text:h>
      <text:p text:style-name="P5">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5">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5">Он созванивается и переписывается с новыми пассиями не шифруясь.</text:p>
      <text:p text:style-name="P10">— Это мои подружки!</text:p>
      <text:p text:style-name="P5"><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5">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5">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5">Тут мне, к сожалению, добавить больше нечего. Или к счастью...</text:p>
      <text:p text:style-name="P26">* * *</text:p>
      <text:p text:style-name="P5">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P37" text:outline-level="3">Секс втроем.</text:h>
      <text:p text:style-name="P5"><text:soft-page-break/>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5">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5">Да, дальше речь пойдет о трио в постели.</text:p>
      <text:p text:style-name="P5">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5">Он преподнесет такие идеи, как что-то очень любопытное и интересное.</text:p>
      <text:p text:style-name="P5">— Слууушай, а давай...!</text:p>
      <text:p text:style-name="P5">Он даже может это преподнести, как предложение сделать еще один серьезный шаг, перейти на новый уровень.</text:p>
      <text:p text:style-name="P5">— Я думаю, что мы готовы к этому...</text:p>
      <text:p text:style-name="P5">Вы встречались. Потом начали жить вместе. Теперь «это». Ваши отношения, хотите вы этого или нет — набирают новые обороты.</text:p>
      <text:p text:style-name="P5">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p text:style-name="P5"><text:soft-page-break/>— Я, — говорит. — просто посижу и посмотрю на вас!</text:p>
      <text:p text:style-name="P5">Весело, да?</text:p>
      <text:p text:style-name="P5">Я, конечно, отшучивалась, говорила, мол, что, мне тоже интересно попробовать... только с мальчиком. У него такие глаза были! Столько возмущений!..</text:p>
      <text:p text:style-name="P5">Конечно, ведь девочка в постели — это ничего. Подумаешь, ведь она такая же как и вы. Чем же это должно возмущать?! Этого он никогда не поймет.</text:p>
      <text:p text:style-name="P5">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5">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26">* * *</text:p>
      <text:p text:style-name="P5">Да, виноваты в любом случае будете вы. При совершенно исключительно любом исходе. Но что же этим своим поведением хочет сказать ваш партнер?</text:p>
      <text:p text:style-name="P5">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5">Этот нарциссизм во всей своей красе будет проявляться в его отношении... к себе, конечно!</text:p>
      <text:p text:style-name="P5"><text:soft-page-break/>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5">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5">Но цель одна — выбить вас из колеи.</text:p>
      <text:p text:style-name="P5">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5">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5">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5">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text:soft-page-break/>уже стали. Нравиться вам ваше место, которое вам так заботливо указали?</text:p>
      <text:p text:style-name="P5">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5">Вас активно ломают, прогибают под свои аморальные идеи, садятся вам на голову. И все это прячут за маской нормальности. «Нормальности».</text:p>
      <text:p text:style-name="P5">— Что здесь такого? — слышите вы в ответ на все ваши возмущения.</text:p>
      <text:p text:style-name="P5">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5">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5">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5">Я призываю вас мне поверить. Если он заговорил, намекнул или даже пошутил на это тему — он вам изменит. Можете даже не сомневаться в этом.</text:p>
      <text:p text:style-name="P5">Знаете, я до последнего надеялась, что со мной не произойдет подобное. Это может быть в фильмах, с со<text:soft-page-break/>седкой Машей, с подругой Светой... Со мной — нет! Никогда!</text:p>
      <text:p text:style-name="P5">Это была Иллюзия с большой буквы! Это было очевидным фактом с самого первого раза, как я стала свидетелем разговора с его его друзьями:</text:p>
      <text:p text:style-name="P5">— Измена — это искусство сделать так, чтоб о ней никто не узнал!</text:p>
      <text:p text:style-name="P5">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5">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5">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5">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5"><text:soft-page-break/>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5"/>
      <text:p text:style-name="P5"/>
      <text:p text:style-name="P5"/>
      <text:h text:style-name="P36" text:outline-level="2"><text:bookmark-start text:name="Pierspiektitsid_"/>Перспектицид.<text:bookmark-end text:name="Pierspiektitsid_"/></text:h>
      <text:p text:style-name="P5">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5">Исследователь Массачусетского университета Лиза Аронсон Фонтес описала перспектицид, как «неспособность знать то, что знаешь».</text:p>
      <text:p text:style-name="P21">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5">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5">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5">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5"><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5"><text:span text:style-name="T8">Противостояние</text:span>:</text:p>
      <text:p text:style-name="P5">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5">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36" text:outline-level="2">Сахарное шоу.</text:h>
      <text:p text:style-name="P5">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5"><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p text:style-name="P5">— Меня никто, кроме тебя не понимает!</text:p>
      <text:p text:style-name="P5">— Ты лучшее, что со мной случилось в жизни!</text:p>
      <text:p text:style-name="P5">— Как я мог так поступать с тобой?! Теперь я все понял!</text:p>
      <text:p text:style-name="P58">Если ты поймешь, что история заканчивается здесь — да будет так.</text:p>
      <text:p text:style-name="P5">Задумайтесь, почему он сначала делает все, чтоб вы ушли, а потом делает все, чтоб вы вернулись?</text:p>
      <text:p text:style-name="P5">Он налаживает связь. Он прощупывает, насколько велик ваш порог унижений и рушит его. Ведь с каждым разом вам все тяжелее уходить, все больнее думать о <text:soft-page-break/>расставании, а он продолжает калечить вашу психику до того момента, пока вы не попросите добавки.</text:p>
      <text:p text:style-name="P5">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5">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5">Оно вам надо?</text:p>
      <text:p text:style-name="P6">Противостояние<text:span text:style-name="T9">:</text:span></text:p>
      <text:p text:style-name="P7">Не возвращайтесь!</text:p>
      <text:h text:style-name="P36" text:outline-level="2">Манипуляция разрывом<text:bookmark-start text:name="Zaiavlieniie_o_razryvie_otnoshienii_"/>.<text:bookmark-end text:name="Zaiavlieniie_o_razryvie_otnoshienii_"/></text:h>
      <text:p text:style-name="P5">У вас все хорошо, или, наконец, наладилось после последней ссоры, но вдруг вам объявляют, что вас бросают:</text:p>
      <text:p text:style-name="P5">— Так будет лучше для нас.</text:p>
      <text:p text:style-name="P5">Или:</text:p>
      <text:p text:style-name="P5">— Так больше не может продолжаться, ведь ты...</text:p>
      <text:p text:style-name="P5">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5">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5">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5">Второй тип, как я, и, стало быть — вы, кто поддается влиянию и становится марионеткой. Есть третий тип людей — манипуляторы.</text:p>
      <text:p text:style-name="P5">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5">Со вторым типом все понятно.</text:p>
      <text:p text:style-name="P5">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5">Они тоже становятся настоящими, такими, как мы с вами, жертвами. Психическое влияние — это очень сильное оружие.</text:p>
      <text:p text:style-name="P5">Но такой случай — очень редкое явление.</text:p>
      <text:p text:style-name="P26">* * *</text:p>
      <text:p text:style-name="P5">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5">Вы тешите себя иллюзией, что от осознания этого вам станет гораздо легче, но это не так.</text:p>
      <text:p text:style-name="P5">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5"><text:soft-page-break/>Вам внушали, что нужно быть лучше. И вы снова и снова разрушали себя с его подачи, но — самостоятельно.</text:p>
      <text:p text:style-name="P5">Вот так будет и в его следующих отношениях, к сожалению для его новой жертвы.</text:p>
      <text:p text:style-name="P5">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5">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5">Ключевое слово — демонстрирует.</text:p>
      <text:p text:style-name="P5">Легче вам не стало, не станет и не стало бы. Все, чего вы добьетесь — это изведете себя еще больше.</text:p>
      <text:p text:style-name="P5"><text:span text:style-name="T8">Противостояние</text:span>:</text:p>
      <text:p text:style-name="P5">Хотите, чтоб вам стало лучше?</text:p>
      <text:p text:style-name="P5">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5">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5"><text:soft-page-break/>Вы хороший человек, такой же, как и новая жертва. Он таких и выбирает — хороших.</text:p>
      <text:p text:style-name="P5">Разрыв с абьюзером — освобождение для вас. А его новая жертва... Скажите ей спасибо и пожалейте ее, ведь ее ждет то же самое, что и вас.</text:p>
      <text:p text:style-name="P5">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5">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5">Не проявляйте эмоции. Не показывайте ему их. Они — его главный инструмент.</text:p>
      <text:p text:style-name="P5">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5">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5">Это его тактика. И вы должны понимать, что именно так и следует вести себя с манипуляторами впредь. Никаких эмоций.</text:p>
      <text:p text:style-name="P5"><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41" text:outline-level="1">Эпилог</text:h>
      <text:p text:style-name="P7">Ну вот и все. Дело сделано. Ответы найдены.</text:p>
      <text:p text:style-name="P7">Да, 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7">Изначально, именно это стало целью для меня - найти и объяснить себе:</text:p>
      <text:list xml:id="list5242771946297385568" text:style-name="L5">
        <text:list-item>
          <text:p text:style-name="P53">Что это было?</text:p>
        </text:list-item>
      </text:list>
      <text:list xml:id="list8236819113407577132" text:style-name="L6">
        <text:list-item>
          <text:p text:style-name="P54">Почему это произошло со мной?</text:p>
        </text:list-item>
        <text:list-item>
          <text:p text:style-name="P54">За какие такие мои проступки мне причинили столько боли?</text:p>
        </text:list-item>
      </text:list>
      <text:p text:style-name="P7">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5"><text:span text:style-name="T9">Я поставила его на первое место.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7"><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 К сожалению, не все люди, которых мы считаем близкими, способны на это.</text:p>
      <text:p text:style-name="P7">Да,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text:p>
      <text:p text:style-name="P7">Но все это уже в прошлом. Я нашла для себя ответы и, наконец, успокоилась. Теперь я хочу помочь вам — людям, которые оказались в том же положении, что и я — в отчаянии, в полном безумии и безвыходности.</text:p>
      <text:p text:style-name="P7">Возможно, я стала для вас тем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Если есть желание, то все у вас получится.</text:p>
      <text:p text:style-name="P5"><text:span text:style-name="T9">Однако, проблемы в отношениях могут быть разными. Отсюда точно могу сказать, что если вы, прочитав эту книгу, считаете, что потратили время зря, если не узна</text:span><text:soft-page-break/><text:span text:style-name="T9">ли в описанных событиях свою личную жизнь — я безумно за вас рада! Нет никаких оснований полагать, что вы связались с психически-нездоровым человеком. Вами не манипулируют.</text:span></text:p>
      <text:p text:style-name="P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27">* * *</text:p>
      <text:p text:style-name="P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7">Для них это может стать новым стимулом для оскорблений и высмеивания, а также вызвать множество возмущений и обвинении меня в клевете.</text:p>
      <text:p text:style-name="P7">— Это притянуто за уши;</text:p>
      <text:p text:style-name="P7">— Это абсолютная клевета;</text:p>
      <text:p text:style-name="P7">— Она все это придумала;</text:p>
      <text:p text:style-name="P7">— Это полный бред/абсурд;</text:p>
      <text:p text:style-name="P7">— Это не стоит моего внимания;</text:p>
      <text:p text:style-name="P7">— Это просто смешно;</text:p>
      <text:p text:style-name="P7">— Это еще раз доказывает ее неадекватность;</text:p>
      <text:p text:style-name="P7"><text:soft-page-break/>Я к этому готова, так как это очевидно. Но в свою очередь хочу сказать — это абсолютная правда без преувеличений и неточностей. К большому моему сожалению.</text:p>
      <text:p text:style-name="P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27">* * *</text:p>
      <text:p text:style-name="P7">Напоследок не удержусь и нажелаю!</text:p>
      <text:p text:style-name="P7">Я желаю вам быть сильными и любить себя.</text:p>
      <text:p text:style-name="P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7">Я желаю вам понимать, что для вас лучше и точно знать, что же приведет вас к счастью!</text:p>
      <text:p text:style-name="P7">Я желаю вам то, чего вы заслуживаете, без поблажек и привилегий!</text:p>
      <text:p text:style-name="P7">Искренне ваша Я. Каминская.</text:p>
      <text:h text:style-name="P42"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4">Пролог<text:tab/>3</text:p>
          <text:p text:style-name="P34">Глава 1. Это еще не конец<text:tab/>22</text:p>
          <text:p text:style-name="P34">Глава 2. Таблетка<text:tab/>25</text:p>
          <text:p text:style-name="P34">Глава 3. Останешься?<text:tab/>37</text:p>
          <text:p text:style-name="P34">Глава 4. Зачем платить больше?<text:tab/>41</text:p>
          <text:p text:style-name="P34">Глава 5. Интроверт<text:tab/>46</text:p>
          <text:p text:style-name="P34">Глава 6. Стразики<text:tab/>73</text:p>
          <text:p text:style-name="P34">Глава 7. З — Забота<text:tab/>85</text:p>
          <text:p text:style-name="P34">Глава 8. Сама, котик<text:tab/>103</text:p>
          <text:p text:style-name="P34">Глава 9. Мы так общаемся<text:tab/>119</text:p>
          <text:p text:style-name="P34">Глава 10. Это не я<text:tab/>137</text:p>
          <text:p text:style-name="P34">Глава 11. Трио<text:tab/>159</text:p>
          <text:p text:style-name="P34">Глава 12. Не ной<text:tab/>168</text:p>
          <text:p text:style-name="P34">Глава 13. Неадекватная<text:tab/>178</text:p>
          <text:p text:style-name="P34">Глава 14. Вожак<text:tab/>202</text:p>
          <text:p text:style-name="P34">Глава 15. Ад<text:tab/>221</text:p>
          <text:p text:style-name="P34">Глава 16. Nosce te ipsum<text:tab/>233</text:p>
          <text:p text:style-name="P34">Глава 17. Я все понял<text:tab/>242</text:p>
          <text:p text:style-name="P34">Глава 18. А зачем вам Она?<text:tab/>247</text:p>
          <text:p text:style-name="P34">Глава 19. Я подумаю<text:tab/>255</text:p>
          <text:p text:style-name="P34">Глава 20. Меньше нюансов<text:tab/>260</text:p>
          <text:p text:style-name="P34">Глава 21. Быть честным очень легко!<text:tab/>269</text:p>
          <text:p text:style-name="P34">Глава 22. Гори в аду<text:tab/>313</text:p>
          <text:p text:style-name="P34">Глава 23. Апофеоз отношений с манипулятором<text:tab/>332</text:p>
          <text:p text:style-name="P34"><text:soft-page-break/>Глава 24. Причины манипуляции<text:tab/>350</text:p>
          <text:p text:style-name="P34">Глава 25. Признаки, приемы и противостояние манипуляции<text:tab/>370</text:p>
          <text:p text:style-name="P33">Почему я?<text:tab/>372</text:p>
          <text:p text:style-name="P33">Демонстративное игнорирование собственных обязательств.<text:tab/>392</text:p>
          <text:p text:style-name="P33">Газлайтинг.<text:tab/>394</text:p>
          <text:p text:style-name="P33">Висхолдинг.<text:tab/>399</text:p>
          <text:p text:style-name="P33">«Да, но &lt;...&gt;» (в дополнение к описанию висхолдинга).<text:tab/>402</text:p>
          <text:p text:style-name="P33">Изоляция жертвы от ее окружения.<text:tab/>404</text:p>
          <text:p text:style-name="P33">Пассивная агрессия (игнорирование, обида, внезапный бойкот).<text:tab/>407</text:p>
          <text:p text:style-name="P33">Эгоизм. Равнодушие.<text:tab/>412</text:p>
          <text:p text:style-name="P33">Игра на ваших эмоциях или психологические триггеры.<text:tab/>414</text:p>
          <text:p text:style-name="P33">Виктимблейминг.<text:tab/>418</text:p>
          <text:p text:style-name="P33">Вам редко уступают или не уступают вообще.<text:tab/>424</text:p>
          <text:p text:style-name="P33">Патологическая ложь. Введение в болезненное состояние ожидания.<text:tab/>429</text:p>
          <text:p text:style-name="P33">Триангуляция.<text:tab/>435</text:p>
          <text:p text:style-name="P33">Дабл байнд.<text:tab/>438</text:p>
          <text:p text:style-name="P33">Демонстрация (в дополнение к описанию дабл байнда).<text:tab/>447</text:p>
          <text:p text:style-name="P35">Демонстрация занятости.<text:tab/>447</text:p>
          <text:p text:style-name="P35">Демонстрация любви.<text:tab/>451</text:p>
          <text:p text:style-name="P33">Подкрепление. Стимуляция на действия.<text:tab/>455</text:p>
          <text:p text:style-name="P35">Положительное подкрепление. <text:tab/>456</text:p>
          <text:p text:style-name="P35">Неустойчивое или частичное подкрепление.<text:tab/>462</text:p>
          <text:p text:style-name="P35">Отрицательное подкрепление.<text:tab/>467</text:p>
          <text:p text:style-name="P35">Травмирующий одноразовый опыт.<text:tab/>472</text:p>
          <text:p text:style-name="P33">Постоянные жалобы.<text:tab/>474</text:p>
          <text:p text:style-name="P33">Он зациклен на себе и на собственном комфорте.<text:tab/>477</text:p>
          <text:p text:style-name="P33">Отношение к чистоте.<text:tab/>480</text:p>
          <text:p text:style-name="P35">Патологическая неряшливость.<text:tab/>480</text:p>
          <text:p text:style-name="P35">Патологическое стремление к чистоте.<text:tab/>482</text:p>
          <text:p text:style-name="P33"><text:soft-page-break/>Неглект.<text:tab/>486</text:p>
          <text:p text:style-name="P33">Попытка выторговать право на «лево». Принуждение к трио.<text:tab/>490</text:p>
          <text:p text:style-name="P35">Вариант 1. <text:s/>Ничто не предвещало беды.<text:tab/>495</text:p>
          <text:p text:style-name="P35">Вариант 2. Мам, ну купи!<text:tab/>496</text:p>
          <text:p text:style-name="P35">Вариант 3. Я уже взрослый.<text:tab/>499</text:p>
          <text:p text:style-name="P35">Секс втроем.<text:tab/>500</text:p>
          <text:p text:style-name="P33">Перспектицид.<text:tab/>507</text:p>
          <text:p text:style-name="P33">Сахарное шоу.<text:tab/>509</text:p>
          <text:p text:style-name="P33">Манипуляция разрывом.<text:tab/>511</text:p>
          <text:p text:style-name="P34">Эпилог<text:tab/>516</text:p>
          <text:p text:style-name="P34">Содержание<text:tab/>520</text:p>
        </text:index-body>
      </text:table-of-content>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 svg:font-family="arial, sans-serif"/>
    <style:font-face style:name="palatino linotype" svg:font-family="'palatino linotype', 'new athena unicode', athena, gentium, code2000, serif"/>
    <style:font-face style:name="sans-serif" svg:font-family="sans-serif"/>
    <style:font-face style:name="Segoe UI" svg:font-family="'Segoe UI'"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1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0.499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0.199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1"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Calibri" fo:font-size="9pt"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1"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background-image/>
      </style:paragraph-properties>
      <style:text-properties fo:font-size="8pt" fo:background-color="transparent" style:font-size-asian="10pt" style:font-size-complex="10pt"/>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header>
        <text:p text:style-name="Header_20_left"><text:chapter text:display="number-and-name" text:outline-level="1">Глава 13. Неадекватная</text:chapter></text:p>
      </style:header>
      <style:footer>
        <text:p text:style-name="Footer_20_right"><text:page-number text:select-page="current">192</text:page-number></text:p>
      </style:footer>
    </style:master-page>
    <style:master-page style:name="Right_20_Page" style:display-name="Right Page" style:page-layout-name="Mpm5" style:next-style-name="Left_20_Page">
      <style:header>
        <text:p text:style-name="Header_20_right"><text:chapter text:display="number-and-name" text:outline-level="1">Пролог</text:chapter></text:p>
      </style:header>
      <style:footer>
        <text:p text:style-name="Footer_20_right"><text:page-number text:select-page="current">3</text:page-number></text:p>
      </style:footer>
    </style:master-page>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Jaine Kaminsky</dc:creator>
    <meta:creation-date>2018-01-14T15:31:00Z</meta:creation-date>
    <dc:date>2018-02-07T17:57:40.23</dc:date>
    <meta:editing-cycles>123</meta:editing-cycles>
    <meta:editing-duration>P10DT11H47M57S</meta:editing-duration>
    <meta:document-statistic meta:table-count="0" meta:image-count="0" meta:object-count="0" meta:page-count="526" meta:paragraph-count="3607" meta:word-count="96018" meta:character-count="59140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